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61.39pt" svg:y="2.83pt">
            <loext:p draw:notify-on-update-of-ranges="EnergyVals.A1:EnergyVals.A251 EnergyVals.B1:EnergyVals.B251 EnergyVals.C1:EnergyVals.C251 EnergyVals.D1:EnergyVals.D251 EnergyVals.E1:EnergyVals.E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-3.06648038066E-017" calcext:value-type="float">
            <text:p>-3.06648038066E-17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9.04634248602" calcext:value-type="float">
            <text:p>9.04634248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-2.85168031591E-017" calcext:value-type="float">
            <text:p>-2.85168031591E-17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9.26835549398" calcext:value-type="float">
            <text:p>9.26835549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-4.17794350162E-017" calcext:value-type="float">
            <text:p>-4.17794350162E-17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9.49581708801" calcext:value-type="float">
            <text:p>9.49581708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-4.34945156286E-017" calcext:value-type="float">
            <text:p>-4.34945156286E-17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9.72886098591" calcext:value-type="float">
            <text:p>9.728860985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-3.76927235189E-017" calcext:value-type="float">
            <text:p>-3.76927235189E-17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9.96762418715" calcext:value-type="float">
            <text:p>9.967624187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-3.81716461458E-017" calcext:value-type="float">
            <text:p>-3.81716461458E-17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10.2122470534" calcext:value-type="float">
            <text:p>10.212247053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-3.57149436208E-017" calcext:value-type="float">
            <text:p>-3.57149436208E-17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10.462873391" calcext:value-type="float">
            <text:p>10.462873391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-3.57170164526E-017" calcext:value-type="float">
            <text:p>-3.57170164526E-1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10.7196505357" calcext:value-type="float">
            <text:p>10.7196505357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-2.07978973893E-017" calcext:value-type="float">
            <text:p>-2.07978973893E-17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10.982729439" calcext:value-type="float">
            <text:p>10.982729439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8555984" calcext:value-type="float">
            <text:p>11.7028555984</text:p>
          </table:table-cell>
          <table:table-cell office:value-type="float" office:value="-2.66085533616E-017" calcext:value-type="float">
            <text:p>-2.66085533616E-17</text:p>
          </table:table-cell>
          <table:table-cell office:value-type="float" office:value="11.7028555984" calcext:value-type="float">
            <text:p>11.7028555984</text:p>
          </table:table-cell>
          <table:table-cell office:value-type="float" office:value="11.2522647569" calcext:value-type="float">
            <text:p>11.252264756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8556033" calcext:value-type="float">
            <text:p>11.7028556033</text:p>
          </table:table-cell>
          <table:table-cell office:value-type="float" office:value="-1.95812904611E-017" calcext:value-type="float">
            <text:p>-1.95812904611E-17</text:p>
          </table:table-cell>
          <table:table-cell office:value-type="float" office:value="11.7028556033" calcext:value-type="float">
            <text:p>11.7028556033</text:p>
          </table:table-cell>
          <table:table-cell office:value-type="float" office:value="11.5284149413" calcext:value-type="float">
            <text:p>11.5284149413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8556083" calcext:value-type="float">
            <text:p>11.7028556083</text:p>
          </table:table-cell>
          <table:table-cell office:value-type="float" office:value="-2.87560901901E-017" calcext:value-type="float">
            <text:p>-2.87560901901E-17</text:p>
          </table:table-cell>
          <table:table-cell office:value-type="float" office:value="11.7028556083" calcext:value-type="float">
            <text:p>11.7028556083</text:p>
          </table:table-cell>
          <table:table-cell office:value-type="float" office:value="11.8113423323" calcext:value-type="float">
            <text:p>11.8113423323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8556128" calcext:value-type="float">
            <text:p>11.7028556128</text:p>
          </table:table-cell>
          <table:table-cell office:value-type="float" office:value="-3.97964869958E-017" calcext:value-type="float">
            <text:p>-3.97964869958E-17</text:p>
          </table:table-cell>
          <table:table-cell office:value-type="float" office:value="11.7028556128" calcext:value-type="float">
            <text:p>11.7028556128</text:p>
          </table:table-cell>
          <table:table-cell office:value-type="float" office:value="12.1012132545" calcext:value-type="float">
            <text:p>12.1012132545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855617" calcext:value-type="float">
            <text:p>11.702855617</text:p>
          </table:table-cell>
          <table:table-cell office:value-type="float" office:value="-4.20846801701E-017" calcext:value-type="float">
            <text:p>-4.20846801701E-17</text:p>
          </table:table-cell>
          <table:table-cell office:value-type="float" office:value="11.702855617" calcext:value-type="float">
            <text:p>11.702855617</text:p>
          </table:table-cell>
          <table:table-cell office:value-type="float" office:value="12.3981981143" calcext:value-type="float">
            <text:p>12.3981981143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8556212" calcext:value-type="float">
            <text:p>11.7028556212</text:p>
          </table:table-cell>
          <table:table-cell office:value-type="float" office:value="-2.41072429424E-017" calcext:value-type="float">
            <text:p>-2.41072429424E-17</text:p>
          </table:table-cell>
          <table:table-cell office:value-type="float" office:value="11.7028556212" calcext:value-type="float">
            <text:p>11.7028556212</text:p>
          </table:table-cell>
          <table:table-cell office:value-type="float" office:value="12.7024715" calcext:value-type="float">
            <text:p>12.702471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8556252" calcext:value-type="float">
            <text:p>11.7028556252</text:p>
          </table:table-cell>
          <table:table-cell office:value-type="float" office:value="-2.51883081404E-017" calcext:value-type="float">
            <text:p>-2.51883081404E-17</text:p>
          </table:table-cell>
          <table:table-cell office:value-type="float" office:value="11.7028556252" calcext:value-type="float">
            <text:p>11.7028556252</text:p>
          </table:table-cell>
          <table:table-cell office:value-type="float" office:value="13.0142122848" calcext:value-type="float">
            <text:p>13.014212284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855629" calcext:value-type="float">
            <text:p>11.702855629</text:p>
          </table:table-cell>
          <table:table-cell office:value-type="float" office:value="-3.63530880643E-017" calcext:value-type="float">
            <text:p>-3.63530880643E-17</text:p>
          </table:table-cell>
          <table:table-cell office:value-type="float" office:value="11.702855629" calcext:value-type="float">
            <text:p>11.702855629</text:p>
          </table:table-cell>
          <table:table-cell office:value-type="float" office:value="13.3336037317" calcext:value-type="float">
            <text:p>13.3336037317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852034" calcext:value-type="float">
            <text:p>11.702852034</text:p>
          </table:table-cell>
          <table:table-cell office:value-type="float" office:value="-2.80380839394E-017" calcext:value-type="float">
            <text:p>-2.80380839394E-17</text:p>
          </table:table-cell>
          <table:table-cell office:value-type="float" office:value="11.702852034" calcext:value-type="float">
            <text:p>11.702852034</text:p>
          </table:table-cell>
          <table:table-cell office:value-type="float" office:value="13.6608336012" calcext:value-type="float">
            <text:p>13.660833601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8065333" calcext:value-type="float">
            <text:p>11.7028065333</text:p>
          </table:table-cell>
          <table:table-cell office:value-type="float" office:value="-1.68039187576E-017" calcext:value-type="float">
            <text:p>-1.68039187576E-17</text:p>
          </table:table-cell>
          <table:table-cell office:value-type="float" office:value="11.7028065333" calcext:value-type="float">
            <text:p>11.7028065333</text:p>
          </table:table-cell>
          <table:table-cell office:value-type="float" office:value="13.9960942619" calcext:value-type="float">
            <text:p>13.9960942619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7271525" calcext:value-type="float">
            <text:p>11.7027271525</text:p>
          </table:table-cell>
          <table:table-cell office:value-type="float" office:value="-2.45972619832E-017" calcext:value-type="float">
            <text:p>-2.45972619832E-17</text:p>
          </table:table-cell>
          <table:table-cell office:value-type="float" office:value="11.7027271525" calcext:value-type="float">
            <text:p>11.7027271525</text:p>
          </table:table-cell>
          <table:table-cell office:value-type="float" office:value="14.3395828035" calcext:value-type="float">
            <text:p>14.339582803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6330438" calcext:value-type="float">
            <text:p>11.7026330438</text:p>
          </table:table-cell>
          <table:table-cell office:value-type="float" office:value="-1.49356773499E-017" calcext:value-type="float">
            <text:p>-1.49356773499E-17</text:p>
          </table:table-cell>
          <table:table-cell office:value-type="float" office:value="11.7026330438" calcext:value-type="float">
            <text:p>11.7026330438</text:p>
          </table:table-cell>
          <table:table-cell office:value-type="float" office:value="14.6915011523" calcext:value-type="float">
            <text:p>14.6915011523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5387316" calcext:value-type="float">
            <text:p>11.7025387316</text:p>
          </table:table-cell>
          <table:table-cell office:value-type="float" office:value="-1.11230961843E-017" calcext:value-type="float">
            <text:p>-1.11230961843E-17</text:p>
          </table:table-cell>
          <table:table-cell office:value-type="float" office:value="11.7025387316" calcext:value-type="float">
            <text:p>11.7025387316</text:p>
          </table:table-cell>
          <table:table-cell office:value-type="float" office:value="15.0520561907" calcext:value-type="float">
            <text:p>15.0520561907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4547297" calcext:value-type="float">
            <text:p>11.7024547297</text:p>
          </table:table-cell>
          <table:table-cell office:value-type="float" office:value="-9.04560386503E-018" calcext:value-type="float">
            <text:p>-9.04560386503E-18</text:p>
          </table:table-cell>
          <table:table-cell office:value-type="float" office:value="11.7024547297" calcext:value-type="float">
            <text:p>11.7024547297</text:p>
          </table:table-cell>
          <table:table-cell office:value-type="float" office:value="15.421459878" calcext:value-type="float">
            <text:p>15.42145987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3880847" calcext:value-type="float">
            <text:p>11.7023880847</text:p>
          </table:table-cell>
          <table:table-cell office:value-type="float" office:value="1.82437323715E-018" calcext:value-type="float">
            <text:p>1.82437323715E-18</text:p>
          </table:table-cell>
          <table:table-cell office:value-type="float" office:value="11.7023880847" calcext:value-type="float">
            <text:p>11.7023880847</text:p>
          </table:table-cell>
          <table:table-cell office:value-type="float" office:value="15.7999293755" calcext:value-type="float">
            <text:p>15.799929375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3429454" calcext:value-type="float">
            <text:p>11.7023429454</text:p>
          </table:table-cell>
          <table:table-cell office:value-type="float" office:value="1.51607213196E-017" calcext:value-type="float">
            <text:p>1.51607213196E-17</text:p>
          </table:table-cell>
          <table:table-cell office:value-type="float" office:value="11.7023429454" calcext:value-type="float">
            <text:p>11.7023429454</text:p>
          </table:table-cell>
          <table:table-cell office:value-type="float" office:value="16.1876871739" calcext:value-type="float">
            <text:p>16.187687173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23209894" calcext:value-type="float">
            <text:p>11.7023209894</text:p>
          </table:table-cell>
          <table:table-cell office:value-type="float" office:value="1.79635905786E-017" calcext:value-type="float">
            <text:p>1.79635905786E-17</text:p>
          </table:table-cell>
          <table:table-cell office:value-type="float" office:value="11.7023209894" calcext:value-type="float">
            <text:p>11.7023209894</text:p>
          </table:table-cell>
          <table:table-cell office:value-type="float" office:value="16.5849612244" calcext:value-type="float">
            <text:p>16.584961224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8.3588280493" calcext:value-type="float">
            <text:p>18.3588280493</text:p>
          </table:table-cell>
          <table:table-cell office:value-type="float" office:value="1.83794599474E-016" calcext:value-type="float">
            <text:p>1.83794599474E-16</text:p>
          </table:table-cell>
          <table:table-cell office:value-type="float" office:value="18.3588280493" calcext:value-type="float">
            <text:p>18.3588280493</text:p>
          </table:table-cell>
          <table:table-cell office:value-type="float" office:value="16.9919850723" calcext:value-type="float">
            <text:p>16.991985072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8.356601052" calcext:value-type="float">
            <text:p>18.356601052</text:p>
          </table:table-cell>
          <table:table-cell office:value-type="float" office:value="1.35882890336E-016" calcext:value-type="float">
            <text:p>1.35882890336E-16</text:p>
          </table:table-cell>
          <table:table-cell office:value-type="float" office:value="18.356601052" calcext:value-type="float">
            <text:p>18.356601052</text:p>
          </table:table-cell>
          <table:table-cell office:value-type="float" office:value="17.4089979947" calcext:value-type="float">
            <text:p>17.408997994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8.3541343933" calcext:value-type="float">
            <text:p>18.3541343933</text:p>
          </table:table-cell>
          <table:table-cell office:value-type="float" office:value="1.15355384578E-016" calcext:value-type="float">
            <text:p>1.15355384578E-16</text:p>
          </table:table-cell>
          <table:table-cell office:value-type="float" office:value="18.3541343933" calcext:value-type="float">
            <text:p>18.3541343933</text:p>
          </table:table-cell>
          <table:table-cell office:value-type="float" office:value="17.8362451408" calcext:value-type="float">
            <text:p>17.8362451408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8.3516779559" calcext:value-type="float">
            <text:p>18.3516779559</text:p>
          </table:table-cell>
          <table:table-cell office:value-type="float" office:value="1.43582726572E-016" calcext:value-type="float">
            <text:p>1.43582726572E-16</text:p>
          </table:table-cell>
          <table:table-cell office:value-type="float" office:value="18.3516779559" calcext:value-type="float">
            <text:p>18.3516779559</text:p>
          </table:table-cell>
          <table:table-cell office:value-type="float" office:value="18.2739776764" calcext:value-type="float">
            <text:p>18.273977676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.3495786977" calcext:value-type="float">
            <text:p>18.3495786977</text:p>
          </table:table-cell>
          <table:table-cell office:value-type="float" office:value="1.01169347096E-016" calcext:value-type="float">
            <text:p>1.01169347096E-16</text:p>
          </table:table-cell>
          <table:table-cell office:value-type="float" office:value="18.3495786977" calcext:value-type="float">
            <text:p>18.3495786977</text:p>
          </table:table-cell>
          <table:table-cell office:value-type="float" office:value="18.7224529312" calcext:value-type="float">
            <text:p>18.722452931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8.3481337528" calcext:value-type="float">
            <text:p>18.3481337528</text:p>
          </table:table-cell>
          <table:table-cell office:value-type="float" office:value="9.48744848424E-017" calcext:value-type="float">
            <text:p>9.48744848424E-17</text:p>
          </table:table-cell>
          <table:table-cell office:value-type="float" office:value="18.3481337528" calcext:value-type="float">
            <text:p>18.3481337528</text:p>
          </table:table-cell>
          <table:table-cell office:value-type="float" office:value="19.1819345502" calcext:value-type="float">
            <text:p>19.181934550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8.3475273938" calcext:value-type="float">
            <text:p>18.3475273938</text:p>
          </table:table-cell>
          <table:table-cell office:value-type="float" office:value="9.92348937067E-017" calcext:value-type="float">
            <text:p>9.92348937067E-17</text:p>
          </table:table-cell>
          <table:table-cell office:value-type="float" office:value="18.3475273938" calcext:value-type="float">
            <text:p>18.3475273938</text:p>
          </table:table-cell>
          <table:table-cell office:value-type="float" office:value="19.6526926488" calcext:value-type="float">
            <text:p>19.652692648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8.3477999294" calcext:value-type="float">
            <text:p>18.3477999294</text:p>
          </table:table-cell>
          <table:table-cell office:value-type="float" office:value="1.08683374071E-016" calcext:value-type="float">
            <text:p>1.08683374071E-16</text:p>
          </table:table-cell>
          <table:table-cell office:value-type="float" office:value="18.3477999294" calcext:value-type="float">
            <text:p>18.3477999294</text:p>
          </table:table-cell>
          <table:table-cell office:value-type="float" office:value="20.1350039715" calcext:value-type="float">
            <text:p>20.135003971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8.3488382716" calcext:value-type="float">
            <text:p>18.3488382716</text:p>
          </table:table-cell>
          <table:table-cell office:value-type="float" office:value="8.81041560175E-017" calcext:value-type="float">
            <text:p>8.81041560175E-17</text:p>
          </table:table-cell>
          <table:table-cell office:value-type="float" office:value="18.3488382716" calcext:value-type="float">
            <text:p>18.3488382716</text:p>
          </table:table-cell>
          <table:table-cell office:value-type="float" office:value="20.6291520544" calcext:value-type="float">
            <text:p>20.629152054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8.350387346" calcext:value-type="float">
            <text:p>18.350387346</text:p>
          </table:table-cell>
          <table:table-cell office:value-type="float" office:value="6.40828355012E-017" calcext:value-type="float">
            <text:p>6.40828355012E-17</text:p>
          </table:table-cell>
          <table:table-cell office:value-type="float" office:value="18.350387346" calcext:value-type="float">
            <text:p>18.350387346</text:p>
          </table:table-cell>
          <table:table-cell office:value-type="float" office:value="21.1354273923" calcext:value-type="float">
            <text:p>21.135427392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8.3520771303" calcext:value-type="float">
            <text:p>18.3520771303</text:p>
          </table:table-cell>
          <table:table-cell office:value-type="float" office:value="8.4044600067E-017" calcext:value-type="float">
            <text:p>8.4044600067E-17</text:p>
          </table:table-cell>
          <table:table-cell office:value-type="float" office:value="18.3520771303" calcext:value-type="float">
            <text:p>18.3520771303</text:p>
          </table:table-cell>
          <table:table-cell office:value-type="float" office:value="21.6541276092" calcext:value-type="float">
            <text:p>21.6541276092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8.353478797" calcext:value-type="float">
            <text:p>18.353478797</text:p>
          </table:table-cell>
          <table:table-cell office:value-type="float" office:value="5.04330370525E-017" calcext:value-type="float">
            <text:p>5.04330370525E-17</text:p>
          </table:table-cell>
          <table:table-cell office:value-type="float" office:value="18.353478797" calcext:value-type="float">
            <text:p>18.353478797</text:p>
          </table:table-cell>
          <table:table-cell office:value-type="float" office:value="22.1855576333" calcext:value-type="float">
            <text:p>22.1855576333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8.3541708775" calcext:value-type="float">
            <text:p>18.3541708775</text:p>
          </table:table-cell>
          <table:table-cell office:value-type="float" office:value="4.3920832834E-017" calcext:value-type="float">
            <text:p>4.3920832834E-17</text:p>
          </table:table-cell>
          <table:table-cell office:value-type="float" office:value="18.3541708775" calcext:value-type="float">
            <text:p>18.3541708775</text:p>
          </table:table-cell>
          <table:table-cell office:value-type="float" office:value="22.7300298762" calcext:value-type="float">
            <text:p>22.7300298762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8.3538243062" calcext:value-type="float">
            <text:p>18.3538243062</text:p>
          </table:table-cell>
          <table:table-cell office:value-type="float" office:value="-3.39628983658E-017" calcext:value-type="float">
            <text:p>-3.39628983658E-17</text:p>
          </table:table-cell>
          <table:table-cell office:value-type="float" office:value="18.3538243062" calcext:value-type="float">
            <text:p>18.3538243062</text:p>
          </table:table-cell>
          <table:table-cell office:value-type="float" office:value="23.2878644167" calcext:value-type="float">
            <text:p>23.287864416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8.3523081999" calcext:value-type="float">
            <text:p>18.3523081999</text:p>
          </table:table-cell>
          <table:table-cell office:value-type="float" office:value="-1.9024540823E-017" calcext:value-type="float">
            <text:p>-1.9024540823E-17</text:p>
          </table:table-cell>
          <table:table-cell office:value-type="float" office:value="18.3523081999" calcext:value-type="float">
            <text:p>18.3523081999</text:p>
          </table:table-cell>
          <table:table-cell office:value-type="float" office:value="23.8593891888" calcext:value-type="float">
            <text:p>23.8593891888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8.3498129926" calcext:value-type="float">
            <text:p>18.3498129926</text:p>
          </table:table-cell>
          <table:table-cell office:value-type="float" office:value="-4.78293845344E-017" calcext:value-type="float">
            <text:p>-4.78293845344E-17</text:p>
          </table:table-cell>
          <table:table-cell office:value-type="float" office:value="18.3498129926" calcext:value-type="float">
            <text:p>18.3498129926</text:p>
          </table:table-cell>
          <table:table-cell office:value-type="float" office:value="24.4449401748" calcext:value-type="float">
            <text:p>24.444940174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8.3469941518" calcext:value-type="float">
            <text:p>18.3469941518</text:p>
          </table:table-cell>
          <table:table-cell office:value-type="float" office:value="-6.61213159768E-017" calcext:value-type="float">
            <text:p>-6.61213159768E-17</text:p>
          </table:table-cell>
          <table:table-cell office:value-type="float" office:value="18.3469941518" calcext:value-type="float">
            <text:p>18.3469941518</text:p>
          </table:table-cell>
          <table:table-cell office:value-type="float" office:value="25.0448616022" calcext:value-type="float">
            <text:p>25.0448616022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8.3451324973" calcext:value-type="float">
            <text:p>18.3451324973</text:p>
          </table:table-cell>
          <table:table-cell office:value-type="float" office:value="-6.59000543227E-017" calcext:value-type="float">
            <text:p>-6.59000543227E-17</text:p>
          </table:table-cell>
          <table:table-cell office:value-type="float" office:value="18.3451324973" calcext:value-type="float">
            <text:p>18.3451324973</text:p>
          </table:table-cell>
          <table:table-cell office:value-type="float" office:value="25.6595061469" calcext:value-type="float">
            <text:p>25.6595061469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8.3449102871" calcext:value-type="float">
            <text:p>18.3449102871</text:p>
          </table:table-cell>
          <table:table-cell office:value-type="float" office:value="-4.40783552424E-017" calcext:value-type="float">
            <text:p>-4.40783552424E-17</text:p>
          </table:table-cell>
          <table:table-cell office:value-type="float" office:value="18.3449102871" calcext:value-type="float">
            <text:p>18.3449102871</text:p>
          </table:table-cell>
          <table:table-cell office:value-type="float" office:value="26.2892351397" calcext:value-type="float">
            <text:p>26.289235139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8.3447525842" calcext:value-type="float">
            <text:p>18.3447525842</text:p>
          </table:table-cell>
          <table:table-cell office:value-type="float" office:value="-8.32179895539E-017" calcext:value-type="float">
            <text:p>-8.32179895539E-17</text:p>
          </table:table-cell>
          <table:table-cell office:value-type="float" office:value="18.3447525842" calcext:value-type="float">
            <text:p>18.3447525842</text:p>
          </table:table-cell>
          <table:table-cell office:value-type="float" office:value="26.9344187793" calcext:value-type="float">
            <text:p>26.9344187793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8.3446019337" calcext:value-type="float">
            <text:p>18.3446019337</text:p>
          </table:table-cell>
          <table:table-cell office:value-type="float" office:value="-3.71887623008E-017" calcext:value-type="float">
            <text:p>-3.71887623008E-17</text:p>
          </table:table-cell>
          <table:table-cell office:value-type="float" office:value="18.3446019337" calcext:value-type="float">
            <text:p>18.3446019337</text:p>
          </table:table-cell>
          <table:table-cell office:value-type="float" office:value="27.5954363497" calcext:value-type="float">
            <text:p>27.5954363497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8.3444580736" calcext:value-type="float">
            <text:p>18.3444580736</text:p>
          </table:table-cell>
          <table:table-cell office:value-type="float" office:value="-2.32847859656E-017" calcext:value-type="float">
            <text:p>-2.32847859656E-17</text:p>
          </table:table-cell>
          <table:table-cell office:value-type="float" office:value="18.3444580736" calcext:value-type="float">
            <text:p>18.3444580736</text:p>
          </table:table-cell>
          <table:table-cell office:value-type="float" office:value="28.272676443" calcext:value-type="float">
            <text:p>28.272676443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8.3443207737" calcext:value-type="float">
            <text:p>18.3443207737</text:p>
          </table:table-cell>
          <table:table-cell office:value-type="float" office:value="-3.3971329581E-017" calcext:value-type="float">
            <text:p>-3.3971329581E-17</text:p>
          </table:table-cell>
          <table:table-cell office:value-type="float" office:value="18.3443207737" calcext:value-type="float">
            <text:p>18.3443207737</text:p>
          </table:table-cell>
          <table:table-cell office:value-type="float" office:value="28.9665371884" calcext:value-type="float">
            <text:p>28.9665371884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8.3441896254" calcext:value-type="float">
            <text:p>18.3441896254</text:p>
          </table:table-cell>
          <table:table-cell office:value-type="float" office:value="-6.15401684497E-017" calcext:value-type="float">
            <text:p>-6.15401684497E-17</text:p>
          </table:table-cell>
          <table:table-cell office:value-type="float" office:value="18.3441896254" calcext:value-type="float">
            <text:p>18.3441896254</text:p>
          </table:table-cell>
          <table:table-cell office:value-type="float" office:value="29.6774264855" calcext:value-type="float">
            <text:p>29.677426485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1.9301528463" calcext:value-type="float">
            <text:p>31.9301528463</text:p>
          </table:table-cell>
          <table:table-cell office:value-type="float" office:value="3.87929273032E-016" calcext:value-type="float">
            <text:p>3.87929273032E-16</text:p>
          </table:table-cell>
          <table:table-cell office:value-type="float" office:value="31.9301528463" calcext:value-type="float">
            <text:p>31.9301528463</text:p>
          </table:table-cell>
          <table:table-cell office:value-type="float" office:value="30.4057622447" calcext:value-type="float">
            <text:p>30.4057622447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31.9411614868" calcext:value-type="float">
            <text:p>31.9411614868</text:p>
          </table:table-cell>
          <table:table-cell office:value-type="float" office:value="3.2268483684E-016" calcext:value-type="float">
            <text:p>3.2268483684E-16</text:p>
          </table:table-cell>
          <table:table-cell office:value-type="float" office:value="31.9411614868" calcext:value-type="float">
            <text:p>31.9411614868</text:p>
          </table:table-cell>
          <table:table-cell office:value-type="float" office:value="31.1519726325" calcext:value-type="float">
            <text:p>31.151972632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1.9264157054" calcext:value-type="float">
            <text:p>31.9264157054</text:p>
          </table:table-cell>
          <table:table-cell office:value-type="float" office:value="3.08178715486E-016" calcext:value-type="float">
            <text:p>3.08178715486E-16</text:p>
          </table:table-cell>
          <table:table-cell office:value-type="float" office:value="31.9264157054" calcext:value-type="float">
            <text:p>31.9264157054</text:p>
          </table:table-cell>
          <table:table-cell office:value-type="float" office:value="31.9164963236" calcext:value-type="float">
            <text:p>31.9164963236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31.9139862609" calcext:value-type="float">
            <text:p>31.9139862609</text:p>
          </table:table-cell>
          <table:table-cell office:value-type="float" office:value="2.92367825315E-016" calcext:value-type="float">
            <text:p>2.92367825315E-16</text:p>
          </table:table-cell>
          <table:table-cell office:value-type="float" office:value="31.9139862609" calcext:value-type="float">
            <text:p>31.9139862609</text:p>
          </table:table-cell>
          <table:table-cell office:value-type="float" office:value="32.6997827582" calcext:value-type="float">
            <text:p>32.6997827582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1.9097682036" calcext:value-type="float">
            <text:p>31.9097682036</text:p>
          </table:table-cell>
          <table:table-cell office:value-type="float" office:value="2.1710682863E-016" calcext:value-type="float">
            <text:p>2.1710682863E-16</text:p>
          </table:table-cell>
          <table:table-cell office:value-type="float" office:value="31.9097682036" calcext:value-type="float">
            <text:p>31.9097682036</text:p>
          </table:table-cell>
          <table:table-cell office:value-type="float" office:value="33.5022924068" calcext:value-type="float">
            <text:p>33.502292406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1.9148653232" calcext:value-type="float">
            <text:p>31.9148653232</text:p>
          </table:table-cell>
          <table:table-cell office:value-type="float" office:value="2.25394848718E-016" calcext:value-type="float">
            <text:p>2.25394848718E-16</text:p>
          </table:table-cell>
          <table:table-cell office:value-type="float" office:value="31.9148653232" calcext:value-type="float">
            <text:p>31.9148653232</text:p>
          </table:table-cell>
          <table:table-cell office:value-type="float" office:value="34.3244970406" calcext:value-type="float">
            <text:p>34.3244970406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31.9248758873" calcext:value-type="float">
            <text:p>31.9248758873</text:p>
          </table:table-cell>
          <table:table-cell office:value-type="float" office:value="1.54438888809E-016" calcext:value-type="float">
            <text:p>1.54438888809E-16</text:p>
          </table:table-cell>
          <table:table-cell office:value-type="float" office:value="31.9248758873" calcext:value-type="float">
            <text:p>31.9248758873</text:p>
          </table:table-cell>
          <table:table-cell office:value-type="float" office:value="35.1668800088" calcext:value-type="float">
            <text:p>35.1668800088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31.9317015125" calcext:value-type="float">
            <text:p>31.9317015125</text:p>
          </table:table-cell>
          <table:table-cell office:value-type="float" office:value="1.14618667212E-016" calcext:value-type="float">
            <text:p>1.14618667212E-16</text:p>
          </table:table-cell>
          <table:table-cell office:value-type="float" office:value="31.9317015125" calcext:value-type="float">
            <text:p>31.9317015125</text:p>
          </table:table-cell>
          <table:table-cell office:value-type="float" office:value="36.0299365228" calcext:value-type="float">
            <text:p>36.0299365228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31.9277177082" calcext:value-type="float">
            <text:p>31.9277177082</text:p>
          </table:table-cell>
          <table:table-cell office:value-type="float" office:value="4.36170452137E-017" calcext:value-type="float">
            <text:p>4.36170452137E-17</text:p>
          </table:table-cell>
          <table:table-cell office:value-type="float" office:value="31.9277177082" calcext:value-type="float">
            <text:p>31.9277177082</text:p>
          </table:table-cell>
          <table:table-cell office:value-type="float" office:value="36.9141739477" calcext:value-type="float">
            <text:p>36.914173947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31.9123772432" calcext:value-type="float">
            <text:p>31.9123772432</text:p>
          </table:table-cell>
          <table:table-cell office:value-type="float" office:value="9.50625015545E-017" calcext:value-type="float">
            <text:p>9.50625015545E-17</text:p>
          </table:table-cell>
          <table:table-cell office:value-type="float" office:value="31.9123772432" calcext:value-type="float">
            <text:p>31.9123772432</text:p>
          </table:table-cell>
          <table:table-cell office:value-type="float" office:value="37.8201120997" calcext:value-type="float">
            <text:p>37.820112099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1.9010230618" calcext:value-type="float">
            <text:p>31.9010230618</text:p>
          </table:table-cell>
          <table:table-cell office:value-type="float" office:value="-3.05459100942E-017" calcext:value-type="float">
            <text:p>-3.05459100942E-17</text:p>
          </table:table-cell>
          <table:table-cell office:value-type="float" office:value="31.9010230618" calcext:value-type="float">
            <text:p>31.9010230618</text:p>
          </table:table-cell>
          <table:table-cell office:value-type="float" office:value="38.7482835526" calcext:value-type="float">
            <text:p>38.7482835526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31.8999984985" calcext:value-type="float">
            <text:p>31.8999984985</text:p>
          </table:table-cell>
          <table:table-cell office:value-type="float" office:value="-2.58981032538E-017" calcext:value-type="float">
            <text:p>-2.58981032538E-17</text:p>
          </table:table-cell>
          <table:table-cell office:value-type="float" office:value="31.8999984985" calcext:value-type="float">
            <text:p>31.8999984985</text:p>
          </table:table-cell>
          <table:table-cell office:value-type="float" office:value="39.6992339503" calcext:value-type="float">
            <text:p>39.6992339503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31.8990365366" calcext:value-type="float">
            <text:p>31.8990365366</text:p>
          </table:table-cell>
          <table:table-cell office:value-type="float" office:value="3.71477842405E-017" calcext:value-type="float">
            <text:p>3.71477842405E-17</text:p>
          </table:table-cell>
          <table:table-cell office:value-type="float" office:value="31.8990365366" calcext:value-type="float">
            <text:p>31.8990365366</text:p>
          </table:table-cell>
          <table:table-cell office:value-type="float" office:value="40.6735223277" calcext:value-type="float">
            <text:p>40.6735223277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1.8981279185" calcext:value-type="float">
            <text:p>31.8981279185</text:p>
          </table:table-cell>
          <table:table-cell office:value-type="float" office:value="4.78917236113E-017" calcext:value-type="float">
            <text:p>4.78917236113E-17</text:p>
          </table:table-cell>
          <table:table-cell office:value-type="float" office:value="31.8981279185" calcext:value-type="float">
            <text:p>31.8981279185</text:p>
          </table:table-cell>
          <table:table-cell office:value-type="float" office:value="41.6717214397" calcext:value-type="float">
            <text:p>41.6717214397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1.897265953" calcext:value-type="float">
            <text:p>31.897265953</text:p>
          </table:table-cell>
          <table:table-cell office:value-type="float" office:value="-2.33958730681E-017" calcext:value-type="float">
            <text:p>-2.33958730681E-17</text:p>
          </table:table-cell>
          <table:table-cell office:value-type="float" office:value="31.897265953" calcext:value-type="float">
            <text:p>31.897265953</text:p>
          </table:table-cell>
          <table:table-cell office:value-type="float" office:value="42.6944180973" calcext:value-type="float">
            <text:p>42.694418097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1.8964451848" calcext:value-type="float">
            <text:p>31.8964451848</text:p>
          </table:table-cell>
          <table:table-cell office:value-type="float" office:value="2.6162157263E-017" calcext:value-type="float">
            <text:p>2.6162157263E-17</text:p>
          </table:table-cell>
          <table:table-cell office:value-type="float" office:value="31.8964451848" calcext:value-type="float">
            <text:p>31.8964451848</text:p>
          </table:table-cell>
          <table:table-cell office:value-type="float" office:value="43.7422135129" calcext:value-type="float">
            <text:p>43.7422135129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1.8956611366" calcext:value-type="float">
            <text:p>31.8956611366</text:p>
          </table:table-cell>
          <table:table-cell office:value-type="float" office:value="-8.18671823638E-018" calcext:value-type="float">
            <text:p>-8.18671823638E-18</text:p>
          </table:table-cell>
          <table:table-cell office:value-type="float" office:value="31.8956611366" calcext:value-type="float">
            <text:p>31.8956611366</text:p>
          </table:table-cell>
          <table:table-cell office:value-type="float" office:value="44.8157236537" calcext:value-type="float">
            <text:p>44.8157236537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31.8949100472" calcext:value-type="float">
            <text:p>31.8949100472</text:p>
          </table:table-cell>
          <table:table-cell office:value-type="float" office:value="2.95264442766E-017" calcext:value-type="float">
            <text:p>2.95264442766E-17</text:p>
          </table:table-cell>
          <table:table-cell office:value-type="float" office:value="31.8949100472" calcext:value-type="float">
            <text:p>31.8949100472</text:p>
          </table:table-cell>
          <table:table-cell office:value-type="float" office:value="45.9155796041" calcext:value-type="float">
            <text:p>45.9155796041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31.8941887232" calcext:value-type="float">
            <text:p>31.8941887232</text:p>
          </table:table-cell>
          <table:table-cell office:value-type="float" office:value="-1.04208552386E-016" calcext:value-type="float">
            <text:p>-1.04208552386E-16</text:p>
          </table:table-cell>
          <table:table-cell office:value-type="float" office:value="31.8941887232" calcext:value-type="float">
            <text:p>31.8941887232</text:p>
          </table:table-cell>
          <table:table-cell office:value-type="float" office:value="47.042427936" calcext:value-type="float">
            <text:p>47.042427936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1.8934944449" calcext:value-type="float">
            <text:p>31.8934944449</text:p>
          </table:table-cell>
          <table:table-cell office:value-type="float" office:value="-4.24459628981E-017" calcext:value-type="float">
            <text:p>-4.24459628981E-17</text:p>
          </table:table-cell>
          <table:table-cell office:value-type="float" office:value="31.8934944449" calcext:value-type="float">
            <text:p>31.8934944449</text:p>
          </table:table-cell>
          <table:table-cell office:value-type="float" office:value="48.1969310894" calcext:value-type="float">
            <text:p>48.196931089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1.8928248608" calcext:value-type="float">
            <text:p>31.8928248608</text:p>
          </table:table-cell>
          <table:table-cell office:value-type="float" office:value="1.22120162507E-017" calcext:value-type="float">
            <text:p>1.22120162507E-17</text:p>
          </table:table-cell>
          <table:table-cell office:value-type="float" office:value="31.8928248608" calcext:value-type="float">
            <text:p>31.8928248608</text:p>
          </table:table-cell>
          <table:table-cell office:value-type="float" office:value="49.3797677621" calcext:value-type="float">
            <text:p>49.3797677621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31.8921779326" calcext:value-type="float">
            <text:p>31.8921779326</text:p>
          </table:table-cell>
          <table:table-cell office:value-type="float" office:value="-7.30722211163E-018" calcext:value-type="float">
            <text:p>-7.30722211163E-18</text:p>
          </table:table-cell>
          <table:table-cell office:value-type="float" office:value="31.8921779326" calcext:value-type="float">
            <text:p>31.8921779326</text:p>
          </table:table-cell>
          <table:table-cell office:value-type="float" office:value="50.5916333077" calcext:value-type="float">
            <text:p>50.591633307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1.8915518624" calcext:value-type="float">
            <text:p>31.8915518624</text:p>
          </table:table-cell>
          <table:table-cell office:value-type="float" office:value="7.96619218847E-017" calcext:value-type="float">
            <text:p>7.96619218847E-17</text:p>
          </table:table-cell>
          <table:table-cell office:value-type="float" office:value="31.8915518624" calcext:value-type="float">
            <text:p>31.8915518624</text:p>
          </table:table-cell>
          <table:table-cell office:value-type="float" office:value="51.8332401455" calcext:value-type="float">
            <text:p>51.8332401455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31.8909450944" calcext:value-type="float">
            <text:p>31.8909450944</text:p>
          </table:table-cell>
          <table:table-cell office:value-type="float" office:value="-5.2859143365E-017" calcext:value-type="float">
            <text:p>-5.2859143365E-17</text:p>
          </table:table-cell>
          <table:table-cell office:value-type="float" office:value="31.8909450944" calcext:value-type="float">
            <text:p>31.8909450944</text:p>
          </table:table-cell>
          <table:table-cell office:value-type="float" office:value="53.1053181787" calcext:value-type="float">
            <text:p>53.105318178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1.8903562288" calcext:value-type="float">
            <text:p>31.8903562288</text:p>
          </table:table-cell>
          <table:table-cell office:value-type="float" office:value="2.54505771556E-017" calcext:value-type="float">
            <text:p>2.54505771556E-17</text:p>
          </table:table-cell>
          <table:table-cell office:value-type="float" office:value="31.8903562288" calcext:value-type="float">
            <text:p>31.8903562288</text:p>
          </table:table-cell>
          <table:table-cell office:value-type="float" office:value="54.4086152234" calcext:value-type="float">
            <text:p>54.408615223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1.889784008" calcext:value-type="float">
            <text:p>31.889784008</text:p>
          </table:table-cell>
          <table:table-cell office:value-type="float" office:value="-1.69051527432E-017" calcext:value-type="float">
            <text:p>-1.69051527432E-17</text:p>
          </table:table-cell>
          <table:table-cell office:value-type="float" office:value="31.889784008" calcext:value-type="float">
            <text:p>31.889784008</text:p>
          </table:table-cell>
          <table:table-cell office:value-type="float" office:value="55.7438974486" calcext:value-type="float">
            <text:p>55.7438974486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58.464159144" calcext:value-type="float">
            <text:p>58.464159144</text:p>
          </table:table-cell>
          <table:table-cell office:value-type="float" office:value="7.28277095958E-016" calcext:value-type="float">
            <text:p>7.28277095958E-16</text:p>
          </table:table-cell>
          <table:table-cell office:value-type="float" office:value="58.464159144" calcext:value-type="float">
            <text:p>58.464159144</text:p>
          </table:table-cell>
          <table:table-cell office:value-type="float" office:value="57.1119498263" calcext:value-type="float">
            <text:p>57.111949826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58.463725065" calcext:value-type="float">
            <text:p>58.463725065</text:p>
          </table:table-cell>
          <table:table-cell office:value-type="float" office:value="4.89429562512E-016" calcext:value-type="float">
            <text:p>4.89429562512E-16</text:p>
          </table:table-cell>
          <table:table-cell office:value-type="float" office:value="58.463725065" calcext:value-type="float">
            <text:p>58.463725065</text:p>
          </table:table-cell>
          <table:table-cell office:value-type="float" office:value="58.5135765932" calcext:value-type="float">
            <text:p>58.5135765932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58.4632970445" calcext:value-type="float">
            <text:p>58.4632970445</text:p>
          </table:table-cell>
          <table:table-cell office:value-type="float" office:value="4.44366219845E-016" calcext:value-type="float">
            <text:p>4.44366219845E-16</text:p>
          </table:table-cell>
          <table:table-cell office:value-type="float" office:value="58.4632970445" calcext:value-type="float">
            <text:p>58.4632970445</text:p>
          </table:table-cell>
          <table:table-cell office:value-type="float" office:value="59.9496017234" calcext:value-type="float">
            <text:p>59.9496017234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58.4628889765" calcext:value-type="float">
            <text:p>58.4628889765</text:p>
          </table:table-cell>
          <table:table-cell office:value-type="float" office:value="5.4735752388E-016" calcext:value-type="float">
            <text:p>5.4735752388E-16</text:p>
          </table:table-cell>
          <table:table-cell office:value-type="float" office:value="58.4628889765" calcext:value-type="float">
            <text:p>58.4628889765</text:p>
          </table:table-cell>
          <table:table-cell office:value-type="float" office:value="61.4208694125" calcext:value-type="float">
            <text:p>61.420869412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8.4625064816" calcext:value-type="float">
            <text:p>58.4625064816</text:p>
          </table:table-cell>
          <table:table-cell office:value-type="float" office:value="7.0181244488E-016" calcext:value-type="float">
            <text:p>7.0181244488E-16</text:p>
          </table:table-cell>
          <table:table-cell office:value-type="float" office:value="58.4625064816" calcext:value-type="float">
            <text:p>58.4625064816</text:p>
          </table:table-cell>
          <table:table-cell office:value-type="float" office:value="62.9282445744" calcext:value-type="float">
            <text:p>62.928244574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58.4621440422" calcext:value-type="float">
            <text:p>58.4621440422</text:p>
          </table:table-cell>
          <table:table-cell office:value-type="float" office:value="5.14996986622E-016" calcext:value-type="float">
            <text:p>5.14996986622E-16</text:p>
          </table:table-cell>
          <table:table-cell office:value-type="float" office:value="58.4621440422" calcext:value-type="float">
            <text:p>58.4621440422</text:p>
          </table:table-cell>
          <table:table-cell office:value-type="float" office:value="64.4726133494" calcext:value-type="float">
            <text:p>64.4726133494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58.4617971101" calcext:value-type="float">
            <text:p>58.4617971101</text:p>
          </table:table-cell>
          <table:table-cell office:value-type="float" office:value="4.55921733285E-016" calcext:value-type="float">
            <text:p>4.55921733285E-16</text:p>
          </table:table-cell>
          <table:table-cell office:value-type="float" office:value="58.4617971101" calcext:value-type="float">
            <text:p>58.4617971101</text:p>
          </table:table-cell>
          <table:table-cell office:value-type="float" office:value="66.0548836252" calcext:value-type="float">
            <text:p>66.0548836252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58.4614614068" calcext:value-type="float">
            <text:p>58.4614614068</text:p>
          </table:table-cell>
          <table:table-cell office:value-type="float" office:value="3.48072338838E-016" calcext:value-type="float">
            <text:p>3.48072338838E-16</text:p>
          </table:table-cell>
          <table:table-cell office:value-type="float" office:value="58.4614614068" calcext:value-type="float">
            <text:p>58.4614614068</text:p>
          </table:table-cell>
          <table:table-cell office:value-type="float" office:value="67.6759855707" calcext:value-type="float">
            <text:p>67.6759855707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58.4611339572" calcext:value-type="float">
            <text:p>58.4611339572</text:p>
          </table:table-cell>
          <table:table-cell office:value-type="float" office:value="4.90258607697E-016" calcext:value-type="float">
            <text:p>4.90258607697E-16</text:p>
          </table:table-cell>
          <table:table-cell office:value-type="float" office:value="58.4611339572" calcext:value-type="float">
            <text:p>58.4611339572</text:p>
          </table:table-cell>
          <table:table-cell office:value-type="float" office:value="69.3368721828" calcext:value-type="float">
            <text:p>69.336872182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58.460809412" calcext:value-type="float">
            <text:p>58.460809412</text:p>
          </table:table-cell>
          <table:table-cell office:value-type="float" office:value="7.50065917755E-016" calcext:value-type="float">
            <text:p>7.50065917755E-16</text:p>
          </table:table-cell>
          <table:table-cell office:value-type="float" office:value="58.460809412" calcext:value-type="float">
            <text:p>58.460809412</text:p>
          </table:table-cell>
          <table:table-cell office:value-type="float" office:value="71.0385198464" calcext:value-type="float">
            <text:p>71.038519846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58.4604874131" calcext:value-type="float">
            <text:p>58.4604874131</text:p>
          </table:table-cell>
          <table:table-cell office:value-type="float" office:value="5.48445137916E-016" calcext:value-type="float">
            <text:p>5.48445137916E-16</text:p>
          </table:table-cell>
          <table:table-cell office:value-type="float" office:value="58.4604874131" calcext:value-type="float">
            <text:p>58.4604874131</text:p>
          </table:table-cell>
          <table:table-cell office:value-type="float" office:value="72.7819289088" calcext:value-type="float">
            <text:p>72.7819289088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58.4601648484" calcext:value-type="float">
            <text:p>58.4601648484</text:p>
          </table:table-cell>
          <table:table-cell office:value-type="float" office:value="7.88388102874E-016" calcext:value-type="float">
            <text:p>7.88388102874E-16</text:p>
          </table:table-cell>
          <table:table-cell office:value-type="float" office:value="58.4601648484" calcext:value-type="float">
            <text:p>58.4601648484</text:p>
          </table:table-cell>
          <table:table-cell office:value-type="float" office:value="74.5681242675" calcext:value-type="float">
            <text:p>74.5681242675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58.4598401904" calcext:value-type="float">
            <text:p>58.4598401904</text:p>
          </table:table-cell>
          <table:table-cell office:value-type="float" office:value="5.61669452417E-016" calcext:value-type="float">
            <text:p>5.61669452417E-16</text:p>
          </table:table-cell>
          <table:table-cell office:value-type="float" office:value="58.4598401904" calcext:value-type="float">
            <text:p>58.4598401904</text:p>
          </table:table-cell>
          <table:table-cell office:value-type="float" office:value="76.3981559728" calcext:value-type="float">
            <text:p>76.3981559728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58.4595119729" calcext:value-type="float">
            <text:p>58.4595119729</text:p>
          </table:table-cell>
          <table:table-cell office:value-type="float" office:value="5.74806984507E-016" calcext:value-type="float">
            <text:p>5.74806984507E-16</text:p>
          </table:table-cell>
          <table:table-cell office:value-type="float" office:value="58.4595119729" calcext:value-type="float">
            <text:p>58.4595119729</text:p>
          </table:table-cell>
          <table:table-cell office:value-type="float" office:value="78.273099845" calcext:value-type="float">
            <text:p>78.27309984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8.4591791992" calcext:value-type="float">
            <text:p>58.4591791992</text:p>
          </table:table-cell>
          <table:table-cell office:value-type="float" office:value="5.74452119854E-016" calcext:value-type="float">
            <text:p>5.74452119854E-16</text:p>
          </table:table-cell>
          <table:table-cell office:value-type="float" office:value="58.4591791992" calcext:value-type="float">
            <text:p>58.4591791992</text:p>
          </table:table-cell>
          <table:table-cell office:value-type="float" office:value="80.1940581069" calcext:value-type="float">
            <text:p>80.1940581069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58.4588410693" calcext:value-type="float">
            <text:p>58.4588410693</text:p>
          </table:table-cell>
          <table:table-cell office:value-type="float" office:value="6.25107281108E-016" calcext:value-type="float">
            <text:p>6.25107281108E-16</text:p>
          </table:table-cell>
          <table:table-cell office:value-type="float" office:value="58.4588410693" calcext:value-type="float">
            <text:p>58.4588410693</text:p>
          </table:table-cell>
          <table:table-cell office:value-type="float" office:value="82.1621600318" calcext:value-type="float">
            <text:p>82.1621600318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58.4584972357" calcext:value-type="float">
            <text:p>58.4584972357</text:p>
          </table:table-cell>
          <table:table-cell office:value-type="float" office:value="7.89986948386E-016" calcext:value-type="float">
            <text:p>7.89986948386E-16</text:p>
          </table:table-cell>
          <table:table-cell office:value-type="float" office:value="58.4584972357" calcext:value-type="float">
            <text:p>58.4584972357</text:p>
          </table:table-cell>
          <table:table-cell office:value-type="float" office:value="84.1785626075" calcext:value-type="float">
            <text:p>84.178562607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58.4581646776" calcext:value-type="float">
            <text:p>58.4581646776</text:p>
          </table:table-cell>
          <table:table-cell office:value-type="float" office:value="7.082767103E-016" calcext:value-type="float">
            <text:p>7.082767103E-16</text:p>
          </table:table-cell>
          <table:table-cell office:value-type="float" office:value="58.4581646776" calcext:value-type="float">
            <text:p>58.4581646776</text:p>
          </table:table-cell>
          <table:table-cell office:value-type="float" office:value="86.2444512159" calcext:value-type="float">
            <text:p>86.2444512159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58.5106083368" calcext:value-type="float">
            <text:p>58.5106083368</text:p>
          </table:table-cell>
          <table:table-cell office:value-type="float" office:value="5.28489244878E-016" calcext:value-type="float">
            <text:p>5.28489244878E-16</text:p>
          </table:table-cell>
          <table:table-cell office:value-type="float" office:value="58.5106083368" calcext:value-type="float">
            <text:p>58.5106083368</text:p>
          </table:table-cell>
          <table:table-cell office:value-type="float" office:value="88.3610403306" calcext:value-type="float">
            <text:p>88.361040330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58.4441455141" calcext:value-type="float">
            <text:p>58.4441455141</text:p>
          </table:table-cell>
          <table:table-cell office:value-type="float" office:value="2.67327206936E-016" calcext:value-type="float">
            <text:p>2.67327206936E-16</text:p>
          </table:table-cell>
          <table:table-cell office:value-type="float" office:value="58.4441455141" calcext:value-type="float">
            <text:p>58.4441455141</text:p>
          </table:table-cell>
          <table:table-cell office:value-type="float" office:value="90.5295742304" calcext:value-type="float">
            <text:p>90.529574230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58.4653773728" calcext:value-type="float">
            <text:p>58.4653773728</text:p>
          </table:table-cell>
          <table:table-cell office:value-type="float" office:value="4.0804041723E-016" calcext:value-type="float">
            <text:p>4.0804041723E-16</text:p>
          </table:table-cell>
          <table:table-cell office:value-type="float" office:value="58.4653773728" calcext:value-type="float">
            <text:p>58.4653773728</text:p>
          </table:table-cell>
          <table:table-cell office:value-type="float" office:value="92.7513277308" calcext:value-type="float">
            <text:p>92.7513277308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58.5204240017" calcext:value-type="float">
            <text:p>58.5204240017</text:p>
          </table:table-cell>
          <table:table-cell office:value-type="float" office:value="1.42431263395E-016" calcext:value-type="float">
            <text:p>1.42431263395E-16</text:p>
          </table:table-cell>
          <table:table-cell office:value-type="float" office:value="58.5204240017" calcext:value-type="float">
            <text:p>58.5204240017</text:p>
          </table:table-cell>
          <table:table-cell office:value-type="float" office:value="95.0276069335" calcext:value-type="float">
            <text:p>95.0276069335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58.4683458776" calcext:value-type="float">
            <text:p>58.4683458776</text:p>
          </table:table-cell>
          <table:table-cell office:value-type="float" office:value="1.23598203681E-017" calcext:value-type="float">
            <text:p>1.23598203681E-17</text:p>
          </table:table-cell>
          <table:table-cell office:value-type="float" office:value="58.4683458776" calcext:value-type="float">
            <text:p>58.4683458776</text:p>
          </table:table-cell>
          <table:table-cell office:value-type="float" office:value="97.3597499943" calcext:value-type="float">
            <text:p>97.3597499943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58.4194291316" calcext:value-type="float">
            <text:p>58.4194291316</text:p>
          </table:table-cell>
          <table:table-cell office:value-type="float" office:value="9.52099447079E-017" calcext:value-type="float">
            <text:p>9.52099447079E-17</text:p>
          </table:table-cell>
          <table:table-cell office:value-type="float" office:value="58.4194291316" calcext:value-type="float">
            <text:p>58.4194291316</text:p>
          </table:table-cell>
          <table:table-cell office:value-type="float" office:value="99.7491279096" calcext:value-type="float">
            <text:p>99.7491279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.094277659" calcext:value-type="float">
            <text:p>107.094277659</text:p>
          </table:table-cell>
          <table:table-cell office:value-type="float" office:value="2.03812537222E-015" calcext:value-type="float">
            <text:p>2.03812537222E-15</text:p>
          </table:table-cell>
          <table:table-cell office:value-type="float" office:value="107.094277659" calcext:value-type="float">
            <text:p>107.094277659</text:p>
          </table:table-cell>
          <table:table-cell office:value-type="float" office:value="102.197145322" calcext:value-type="float">
            <text:p>102.197145322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07.091100764" calcext:value-type="float">
            <text:p>107.091100764</text:p>
          </table:table-cell>
          <table:table-cell office:value-type="float" office:value="8.20661432956E-016" calcext:value-type="float">
            <text:p>8.20661432956E-16</text:p>
          </table:table-cell>
          <table:table-cell office:value-type="float" office:value="107.091100764" calcext:value-type="float">
            <text:p>107.091100764</text:p>
          </table:table-cell>
          <table:table-cell office:value-type="float" office:value="104.705241348" calcext:value-type="float">
            <text:p>104.705241348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07.088065152" calcext:value-type="float">
            <text:p>107.088065152</text:p>
          </table:table-cell>
          <table:table-cell office:value-type="float" office:value="1.12590250421E-015" calcext:value-type="float">
            <text:p>1.12590250421E-15</text:p>
          </table:table-cell>
          <table:table-cell office:value-type="float" office:value="107.088065152" calcext:value-type="float">
            <text:p>107.088065152</text:p>
          </table:table-cell>
          <table:table-cell office:value-type="float" office:value="107.274890421" calcext:value-type="float">
            <text:p>107.274890421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07.08531233" calcext:value-type="float">
            <text:p>107.08531233</text:p>
          </table:table-cell>
          <table:table-cell office:value-type="float" office:value="7.73768248647E-016" calcext:value-type="float">
            <text:p>7.73768248647E-16</text:p>
          </table:table-cell>
          <table:table-cell office:value-type="float" office:value="107.08531233" calcext:value-type="float">
            <text:p>107.08531233</text:p>
          </table:table-cell>
          <table:table-cell office:value-type="float" office:value="109.90760316" calcext:value-type="float">
            <text:p>109.90760316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07.082784756" calcext:value-type="float">
            <text:p>107.082784756</text:p>
          </table:table-cell>
          <table:table-cell office:value-type="float" office:value="1.4892605925E-015" calcext:value-type="float">
            <text:p>1.4892605925E-15</text:p>
          </table:table-cell>
          <table:table-cell office:value-type="float" office:value="107.082784756" calcext:value-type="float">
            <text:p>107.082784756</text:p>
          </table:table-cell>
          <table:table-cell office:value-type="float" office:value="112.604927256" calcext:value-type="float">
            <text:p>112.604927256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07.080394636" calcext:value-type="float">
            <text:p>107.080394636</text:p>
          </table:table-cell>
          <table:table-cell office:value-type="float" office:value="1.12446323451E-015" calcext:value-type="float">
            <text:p>1.12446323451E-15</text:p>
          </table:table-cell>
          <table:table-cell office:value-type="float" office:value="107.080394636" calcext:value-type="float">
            <text:p>107.080394636</text:p>
          </table:table-cell>
          <table:table-cell office:value-type="float" office:value="115.368448386" calcext:value-type="float">
            <text:p>115.368448386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07.078071008" calcext:value-type="float">
            <text:p>107.078071008</text:p>
          </table:table-cell>
          <table:table-cell office:value-type="float" office:value="1.38051308427E-015" calcext:value-type="float">
            <text:p>1.38051308427E-15</text:p>
          </table:table-cell>
          <table:table-cell office:value-type="float" office:value="107.078071008" calcext:value-type="float">
            <text:p>107.078071008</text:p>
          </table:table-cell>
          <table:table-cell office:value-type="float" office:value="118.199791141" calcext:value-type="float">
            <text:p>118.199791141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07.075767939" calcext:value-type="float">
            <text:p>107.075767939</text:p>
          </table:table-cell>
          <table:table-cell office:value-type="float" office:value="1.52589626893E-015" calcext:value-type="float">
            <text:p>1.52589626893E-15</text:p>
          </table:table-cell>
          <table:table-cell office:value-type="float" office:value="107.075767939" calcext:value-type="float">
            <text:p>107.075767939</text:p>
          </table:table-cell>
          <table:table-cell office:value-type="float" office:value="121.10061998" calcext:value-type="float">
            <text:p>121.10061998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07.073449093" calcext:value-type="float">
            <text:p>107.073449093</text:p>
          </table:table-cell>
          <table:table-cell office:value-type="float" office:value="1.05217593077E-015" calcext:value-type="float">
            <text:p>1.05217593077E-15</text:p>
          </table:table-cell>
          <table:table-cell office:value-type="float" office:value="107.073449093" calcext:value-type="float">
            <text:p>107.073449093</text:p>
          </table:table-cell>
          <table:table-cell office:value-type="float" office:value="124.072640213" calcext:value-type="float">
            <text:p>124.072640213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07.071092268" calcext:value-type="float">
            <text:p>107.071092268</text:p>
          </table:table-cell>
          <table:table-cell office:value-type="float" office:value="1.57539386844E-015" calcext:value-type="float">
            <text:p>1.57539386844E-15</text:p>
          </table:table-cell>
          <table:table-cell office:value-type="float" office:value="107.071092268" calcext:value-type="float">
            <text:p>107.071092268</text:p>
          </table:table-cell>
          <table:table-cell office:value-type="float" office:value="127.117599002" calcext:value-type="float">
            <text:p>127.11759900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7.371915683" calcext:value-type="float">
            <text:p>107.371915683</text:p>
          </table:table-cell>
          <table:table-cell office:value-type="float" office:value="1.05288532249E-015" calcext:value-type="float">
            <text:p>1.05288532249E-15</text:p>
          </table:table-cell>
          <table:table-cell office:value-type="float" office:value="107.371915683" calcext:value-type="float">
            <text:p>107.371915683</text:p>
          </table:table-cell>
          <table:table-cell office:value-type="float" office:value="130.237286385" calcext:value-type="float">
            <text:p>130.237286385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07.004805178" calcext:value-type="float">
            <text:p>107.004805178</text:p>
          </table:table-cell>
          <table:table-cell office:value-type="float" office:value="4.15261720593E-016" calcext:value-type="float">
            <text:p>4.15261720593E-16</text:p>
          </table:table-cell>
          <table:table-cell office:value-type="float" office:value="107.004805178" calcext:value-type="float">
            <text:p>107.004805178</text:p>
          </table:table-cell>
          <table:table-cell office:value-type="float" office:value="133.433536333" calcext:value-type="float">
            <text:p>133.433536333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07.271622645" calcext:value-type="float">
            <text:p>107.271622645</text:p>
          </table:table-cell>
          <table:table-cell office:value-type="float" office:value="4.28474312413E-016" calcext:value-type="float">
            <text:p>4.28474312413E-16</text:p>
          </table:table-cell>
          <table:table-cell office:value-type="float" office:value="107.271622645" calcext:value-type="float">
            <text:p>107.271622645</text:p>
          </table:table-cell>
          <table:table-cell office:value-type="float" office:value="136.708227824" calcext:value-type="float">
            <text:p>136.708227824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06.93488686" calcext:value-type="float">
            <text:p>106.93488686</text:p>
          </table:table-cell>
          <table:table-cell office:value-type="float" office:value="-3.10100144155E-016" calcext:value-type="float">
            <text:p>-3.10100144155E-16</text:p>
          </table:table-cell>
          <table:table-cell office:value-type="float" office:value="106.93488686" calcext:value-type="float">
            <text:p>106.93488686</text:p>
          </table:table-cell>
          <table:table-cell office:value-type="float" office:value="140.06328595" calcext:value-type="float">
            <text:p>140.06328595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06.908917854" calcext:value-type="float">
            <text:p>106.908917854</text:p>
          </table:table-cell>
          <table:table-cell office:value-type="float" office:value="-1.45521988003E-016" calcext:value-type="float">
            <text:p>-1.45521988003E-16</text:p>
          </table:table-cell>
          <table:table-cell office:value-type="float" office:value="106.908917854" calcext:value-type="float">
            <text:p>106.908917854</text:p>
          </table:table-cell>
          <table:table-cell office:value-type="float" office:value="143.500683049" calcext:value-type="float">
            <text:p>143.500683049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06.886386118" calcext:value-type="float">
            <text:p>106.886386118</text:p>
          </table:table-cell>
          <table:table-cell office:value-type="float" office:value="-6.54440600452E-016" calcext:value-type="float">
            <text:p>-6.54440600452E-16</text:p>
          </table:table-cell>
          <table:table-cell office:value-type="float" office:value="106.886386118" calcext:value-type="float">
            <text:p>106.886386118</text:p>
          </table:table-cell>
          <table:table-cell office:value-type="float" office:value="147.022439863" calcext:value-type="float">
            <text:p>147.022439863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06.866302081" calcext:value-type="float">
            <text:p>106.866302081</text:p>
          </table:table-cell>
          <table:table-cell office:value-type="float" office:value="-1.7531520769E-016" calcext:value-type="float">
            <text:p>-1.7531520769E-16</text:p>
          </table:table-cell>
          <table:table-cell office:value-type="float" office:value="106.866302081" calcext:value-type="float">
            <text:p>106.866302081</text:p>
          </table:table-cell>
          <table:table-cell office:value-type="float" office:value="150.630626725" calcext:value-type="float">
            <text:p>150.630626725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06.848111205" calcext:value-type="float">
            <text:p>106.848111205</text:p>
          </table:table-cell>
          <table:table-cell office:value-type="float" office:value="3.72130443893E-017" calcext:value-type="float">
            <text:p>3.72130443893E-17</text:p>
          </table:table-cell>
          <table:table-cell office:value-type="float" office:value="106.848111205" calcext:value-type="float">
            <text:p>106.848111205</text:p>
          </table:table-cell>
          <table:table-cell office:value-type="float" office:value="154.32736478" calcext:value-type="float">
            <text:p>154.32736478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06.831438119" calcext:value-type="float">
            <text:p>106.831438119</text:p>
          </table:table-cell>
          <table:table-cell office:value-type="float" office:value="-7.13083561958E-016" calcext:value-type="float">
            <text:p>-7.13083561958E-16</text:p>
          </table:table-cell>
          <table:table-cell office:value-type="float" office:value="106.831438119" calcext:value-type="float">
            <text:p>106.831438119</text:p>
          </table:table-cell>
          <table:table-cell office:value-type="float" office:value="158.114827229" calcext:value-type="float">
            <text:p>158.114827229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06.816013552" calcext:value-type="float">
            <text:p>106.816013552</text:p>
          </table:table-cell>
          <table:table-cell office:value-type="float" office:value="-4.5662298795E-016" calcext:value-type="float">
            <text:p>-4.5662298795E-16</text:p>
          </table:table-cell>
          <table:table-cell office:value-type="float" office:value="106.816013552" calcext:value-type="float">
            <text:p>106.816013552</text:p>
          </table:table-cell>
          <table:table-cell office:value-type="float" office:value="161.995240606" calcext:value-type="float">
            <text:p>161.99524060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06.801635994" calcext:value-type="float">
            <text:p>106.801635994</text:p>
          </table:table-cell>
          <table:table-cell office:value-type="float" office:value="-2.94195963416E-016" calcext:value-type="float">
            <text:p>-2.94195963416E-16</text:p>
          </table:table-cell>
          <table:table-cell office:value-type="float" office:value="106.801635994" calcext:value-type="float">
            <text:p>106.801635994</text:p>
          </table:table-cell>
          <table:table-cell office:value-type="float" office:value="165.970886089" calcext:value-type="float">
            <text:p>165.970886089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06.788151159" calcext:value-type="float">
            <text:p>106.788151159</text:p>
          </table:table-cell>
          <table:table-cell office:value-type="float" office:value="-6.30440275555E-016" calcext:value-type="float">
            <text:p>-6.30440275555E-16</text:p>
          </table:table-cell>
          <table:table-cell office:value-type="float" office:value="106.788151159" calcext:value-type="float">
            <text:p>106.788151159</text:p>
          </table:table-cell>
          <table:table-cell office:value-type="float" office:value="170.04410084" calcext:value-type="float">
            <text:p>170.04410084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06.775437914" calcext:value-type="float">
            <text:p>106.775437914</text:p>
          </table:table-cell>
          <table:table-cell office:value-type="float" office:value="-3.74754495864E-016" calcext:value-type="float">
            <text:p>-3.74754495864E-16</text:p>
          </table:table-cell>
          <table:table-cell office:value-type="float" office:value="106.775437914" calcext:value-type="float">
            <text:p>106.775437914</text:p>
          </table:table-cell>
          <table:table-cell office:value-type="float" office:value="174.217279378" calcext:value-type="float">
            <text:p>174.217279378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06.763399173" calcext:value-type="float">
            <text:p>106.763399173</text:p>
          </table:table-cell>
          <table:table-cell office:value-type="float" office:value="9.95267249093E-018" calcext:value-type="float">
            <text:p>9.95267249093E-18</text:p>
          </table:table-cell>
          <table:table-cell office:value-type="float" office:value="106.763399173" calcext:value-type="float">
            <text:p>106.763399173</text:p>
          </table:table-cell>
          <table:table-cell office:value-type="float" office:value="178.49287499" calcext:value-type="float">
            <text:p>178.49287499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06.751955909" calcext:value-type="float">
            <text:p>106.751955909</text:p>
          </table:table-cell>
          <table:table-cell office:value-type="float" office:value="-3.56239361494E-016" calcext:value-type="float">
            <text:p>-3.56239361494E-16</text:p>
          </table:table-cell>
          <table:table-cell office:value-type="float" office:value="106.751955909" calcext:value-type="float">
            <text:p>106.751955909</text:p>
          </table:table-cell>
          <table:table-cell office:value-type="float" office:value="182.873401168" calcext:value-type="float">
            <text:p>182.87340116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06.741042617" calcext:value-type="float">
            <text:p>106.741042617</text:p>
          </table:table-cell>
          <table:table-cell office:value-type="float" office:value="5.09954003816E-017" calcext:value-type="float">
            <text:p>5.09954003816E-17</text:p>
          </table:table-cell>
          <table:table-cell office:value-type="float" office:value="106.741042617" calcext:value-type="float">
            <text:p>106.741042617</text:p>
          </table:table-cell>
          <table:table-cell office:value-type="float" office:value="187.361433091" calcext:value-type="float">
            <text:p>187.361433091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95.684440133" calcext:value-type="float">
            <text:p>195.684440133</text:p>
          </table:table-cell>
          <table:table-cell office:value-type="float" office:value="3.30427379827E-015" calcext:value-type="float">
            <text:p>3.30427379827E-15</text:p>
          </table:table-cell>
          <table:table-cell office:value-type="float" office:value="195.684440133" calcext:value-type="float">
            <text:p>195.684440133</text:p>
          </table:table-cell>
          <table:table-cell office:value-type="float" office:value="191.959609138" calcext:value-type="float">
            <text:p>191.959609138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95.67751968" calcext:value-type="float">
            <text:p>195.67751968</text:p>
          </table:table-cell>
          <table:table-cell office:value-type="float" office:value="1.33498951377E-015" calcext:value-type="float">
            <text:p>1.33498951377E-15</text:p>
          </table:table-cell>
          <table:table-cell office:value-type="float" office:value="195.67751968" calcext:value-type="float">
            <text:p>195.67751968</text:p>
          </table:table-cell>
          <table:table-cell office:value-type="float" office:value="196.670632438" calcext:value-type="float">
            <text:p>196.670632438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95.670844815" calcext:value-type="float">
            <text:p>195.670844815</text:p>
          </table:table-cell>
          <table:table-cell office:value-type="float" office:value="3.36342933463E-015" calcext:value-type="float">
            <text:p>3.36342933463E-15</text:p>
          </table:table-cell>
          <table:table-cell office:value-type="float" office:value="195.670844815" calcext:value-type="float">
            <text:p>195.670844815</text:p>
          </table:table-cell>
          <table:table-cell office:value-type="float" office:value="201.497272459" calcext:value-type="float">
            <text:p>201.497272459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95.664344589" calcext:value-type="float">
            <text:p>195.664344589</text:p>
          </table:table-cell>
          <table:table-cell office:value-type="float" office:value="2.30661271979E-015" calcext:value-type="float">
            <text:p>2.30661271979E-15</text:p>
          </table:table-cell>
          <table:table-cell office:value-type="float" office:value="195.664344589" calcext:value-type="float">
            <text:p>195.664344589</text:p>
          </table:table-cell>
          <table:table-cell office:value-type="float" office:value="206.442366636" calcext:value-type="float">
            <text:p>206.44236663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95.658004379" calcext:value-type="float">
            <text:p>195.658004379</text:p>
          </table:table-cell>
          <table:table-cell office:value-type="float" office:value="2.76593416329E-015" calcext:value-type="float">
            <text:p>2.76593416329E-15</text:p>
          </table:table-cell>
          <table:table-cell office:value-type="float" office:value="195.658004379" calcext:value-type="float">
            <text:p>195.658004379</text:p>
          </table:table-cell>
          <table:table-cell office:value-type="float" office:value="211.508822042" calcext:value-type="float">
            <text:p>211.508822042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95.651810128" calcext:value-type="float">
            <text:p>195.651810128</text:p>
          </table:table-cell>
          <table:table-cell office:value-type="float" office:value="3.74010188257E-015" calcext:value-type="float">
            <text:p>3.74010188257E-15</text:p>
          </table:table-cell>
          <table:table-cell office:value-type="float" office:value="195.651810128" calcext:value-type="float">
            <text:p>195.651810128</text:p>
          </table:table-cell>
          <table:table-cell office:value-type="float" office:value="216.699617091" calcext:value-type="float">
            <text:p>216.699617091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95.645741221" calcext:value-type="float">
            <text:p>195.645741221</text:p>
          </table:table-cell>
          <table:table-cell office:value-type="float" office:value="3.27192419644E-015" calcext:value-type="float">
            <text:p>3.27192419644E-15</text:p>
          </table:table-cell>
          <table:table-cell office:value-type="float" office:value="195.645741221" calcext:value-type="float">
            <text:p>195.645741221</text:p>
          </table:table-cell>
          <table:table-cell office:value-type="float" office:value="222.017803296" calcext:value-type="float">
            <text:p>222.017803296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95.639801297" calcext:value-type="float">
            <text:p>195.639801297</text:p>
          </table:table-cell>
          <table:table-cell office:value-type="float" office:value="1.66540323029E-015" calcext:value-type="float">
            <text:p>1.66540323029E-15</text:p>
          </table:table-cell>
          <table:table-cell office:value-type="float" office:value="195.639801297" calcext:value-type="float">
            <text:p>195.639801297</text:p>
          </table:table-cell>
          <table:table-cell office:value-type="float" office:value="227.466507057" calcext:value-type="float">
            <text:p>227.466507057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95.633989344" calcext:value-type="float">
            <text:p>195.633989344</text:p>
          </table:table-cell>
          <table:table-cell office:value-type="float" office:value="3.13894930048E-015" calcext:value-type="float">
            <text:p>3.13894930048E-15</text:p>
          </table:table-cell>
          <table:table-cell office:value-type="float" office:value="195.633989344" calcext:value-type="float">
            <text:p>195.633989344</text:p>
          </table:table-cell>
          <table:table-cell office:value-type="float" office:value="233.048931503" calcext:value-type="float">
            <text:p>233.048931503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95.628293575" calcext:value-type="float">
            <text:p>195.628293575</text:p>
          </table:table-cell>
          <table:table-cell office:value-type="float" office:value="2.15749649106E-015" calcext:value-type="float">
            <text:p>2.15749649106E-15</text:p>
          </table:table-cell>
          <table:table-cell office:value-type="float" office:value="195.628293575" calcext:value-type="float">
            <text:p>195.628293575</text:p>
          </table:table-cell>
          <table:table-cell office:value-type="float" office:value="238.768358373" calcext:value-type="float">
            <text:p>238.768358373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95.622706057" calcext:value-type="float">
            <text:p>195.622706057</text:p>
          </table:table-cell>
          <table:table-cell office:value-type="float" office:value="2.5390610854E-015" calcext:value-type="float">
            <text:p>2.5390610854E-15</text:p>
          </table:table-cell>
          <table:table-cell office:value-type="float" office:value="195.622706057" calcext:value-type="float">
            <text:p>195.622706057</text:p>
          </table:table-cell>
          <table:table-cell office:value-type="float" office:value="244.628149943" calcext:value-type="float">
            <text:p>244.628149943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95.617221166" calcext:value-type="float">
            <text:p>195.617221166</text:p>
          </table:table-cell>
          <table:table-cell office:value-type="float" office:value="2.41200290132E-015" calcext:value-type="float">
            <text:p>2.41200290132E-15</text:p>
          </table:table-cell>
          <table:table-cell office:value-type="float" office:value="195.617221166" calcext:value-type="float">
            <text:p>195.617221166</text:p>
          </table:table-cell>
          <table:table-cell office:value-type="float" office:value="250.63175101" calcext:value-type="float">
            <text:p>250.63175101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95.611832477" calcext:value-type="float">
            <text:p>195.611832477</text:p>
          </table:table-cell>
          <table:table-cell office:value-type="float" office:value="6.41179254247E-016" calcext:value-type="float">
            <text:p>6.41179254247E-16</text:p>
          </table:table-cell>
          <table:table-cell office:value-type="float" office:value="195.611832477" calcext:value-type="float">
            <text:p>195.611832477</text:p>
          </table:table-cell>
          <table:table-cell office:value-type="float" office:value="256.782690909" calcext:value-type="float">
            <text:p>256.782690909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95.606528935" calcext:value-type="float">
            <text:p>195.606528935</text:p>
          </table:table-cell>
          <table:table-cell office:value-type="float" office:value="2.43375408122E-015" calcext:value-type="float">
            <text:p>2.43375408122E-15</text:p>
          </table:table-cell>
          <table:table-cell office:value-type="float" office:value="195.606528935" calcext:value-type="float">
            <text:p>195.606528935</text:p>
          </table:table-cell>
          <table:table-cell office:value-type="float" office:value="263.08458559" calcext:value-type="float">
            <text:p>263.0845855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95.601323659" calcext:value-type="float">
            <text:p>195.601323659</text:p>
          </table:table-cell>
          <table:table-cell office:value-type="float" office:value="2.1820657686E-015" calcext:value-type="float">
            <text:p>2.1820657686E-15</text:p>
          </table:table-cell>
          <table:table-cell office:value-type="float" office:value="195.601323659" calcext:value-type="float">
            <text:p>195.601323659</text:p>
          </table:table-cell>
          <table:table-cell office:value-type="float" office:value="269.541139748" calcext:value-type="float">
            <text:p>269.541139748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95.596211054" calcext:value-type="float">
            <text:p>195.596211054</text:p>
          </table:table-cell>
          <table:table-cell office:value-type="float" office:value="1.91454000861E-015" calcext:value-type="float">
            <text:p>1.91454000861E-15</text:p>
          </table:table-cell>
          <table:table-cell office:value-type="float" office:value="195.596211054" calcext:value-type="float">
            <text:p>195.596211054</text:p>
          </table:table-cell>
          <table:table-cell office:value-type="float" office:value="276.156148996" calcext:value-type="float">
            <text:p>276.156148996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95.591183398" calcext:value-type="float">
            <text:p>195.591183398</text:p>
          </table:table-cell>
          <table:table-cell office:value-type="float" office:value="7.53024701748E-016" calcext:value-type="float">
            <text:p>7.53024701748E-16</text:p>
          </table:table-cell>
          <table:table-cell office:value-type="float" office:value="195.591183398" calcext:value-type="float">
            <text:p>195.591183398</text:p>
          </table:table-cell>
          <table:table-cell office:value-type="float" office:value="282.933502097" calcext:value-type="float">
            <text:p>282.933502097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95.586245803" calcext:value-type="float">
            <text:p>195.586245803</text:p>
          </table:table-cell>
          <table:table-cell office:value-type="float" office:value="2.96799616405E-015" calcext:value-type="float">
            <text:p>2.96799616405E-15</text:p>
          </table:table-cell>
          <table:table-cell office:value-type="float" office:value="195.586245803" calcext:value-type="float">
            <text:p>195.586245803</text:p>
          </table:table-cell>
          <table:table-cell office:value-type="float" office:value="289.877183254" calcext:value-type="float">
            <text:p>289.877183254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95.581388423" calcext:value-type="float">
            <text:p>195.581388423</text:p>
          </table:table-cell>
          <table:table-cell office:value-type="float" office:value="3.03748008426E-015" calcext:value-type="float">
            <text:p>3.03748008426E-15</text:p>
          </table:table-cell>
          <table:table-cell office:value-type="float" office:value="195.581388423" calcext:value-type="float">
            <text:p>195.581388423</text:p>
          </table:table-cell>
          <table:table-cell office:value-type="float" office:value="296.991274445" calcext:value-type="float">
            <text:p>296.991274445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95.577793281" calcext:value-type="float">
            <text:p>195.577793281</text:p>
          </table:table-cell>
          <table:table-cell office:value-type="float" office:value="3.23185485585E-015" calcext:value-type="float">
            <text:p>3.23185485585E-15</text:p>
          </table:table-cell>
          <table:table-cell office:value-type="float" office:value="195.577793281" calcext:value-type="float">
            <text:p>195.577793281</text:p>
          </table:table-cell>
          <table:table-cell office:value-type="float" office:value="304.27995783" calcext:value-type="float">
            <text:p>304.27995783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95.575643878" calcext:value-type="float">
            <text:p>195.575643878</text:p>
          </table:table-cell>
          <table:table-cell office:value-type="float" office:value="2.33970541076E-015" calcext:value-type="float">
            <text:p>2.33970541076E-15</text:p>
          </table:table-cell>
          <table:table-cell office:value-type="float" office:value="195.575643878" calcext:value-type="float">
            <text:p>195.575643878</text:p>
          </table:table-cell>
          <table:table-cell office:value-type="float" office:value="311.747518206" calcext:value-type="float">
            <text:p>311.747518206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95.573473519" calcext:value-type="float">
            <text:p>195.573473519</text:p>
          </table:table-cell>
          <table:table-cell office:value-type="float" office:value="1.52662158163E-015" calcext:value-type="float">
            <text:p>1.52662158163E-15</text:p>
          </table:table-cell>
          <table:table-cell office:value-type="float" office:value="195.573473519" calcext:value-type="float">
            <text:p>195.573473519</text:p>
          </table:table-cell>
          <table:table-cell office:value-type="float" office:value="319.398345526" calcext:value-type="float">
            <text:p>319.398345526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95.570520128" calcext:value-type="float">
            <text:p>195.570520128</text:p>
          </table:table-cell>
          <table:table-cell office:value-type="float" office:value="2.95158545538E-015" calcext:value-type="float">
            <text:p>2.95158545538E-15</text:p>
          </table:table-cell>
          <table:table-cell office:value-type="float" office:value="195.570520128" calcext:value-type="float">
            <text:p>195.570520128</text:p>
          </table:table-cell>
          <table:table-cell office:value-type="float" office:value="327.236937481" calcext:value-type="float">
            <text:p>327.236937481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95.747173634" calcext:value-type="float">
            <text:p>195.747173634</text:p>
          </table:table-cell>
          <table:table-cell office:value-type="float" office:value="-4.38315095645E-016" calcext:value-type="float">
            <text:p>-4.38315095645E-16</text:p>
          </table:table-cell>
          <table:table-cell office:value-type="float" office:value="195.747173634" calcext:value-type="float">
            <text:p>195.747173634</text:p>
          </table:table-cell>
          <table:table-cell office:value-type="float" office:value="335.26790214" calcext:value-type="float">
            <text:p>335.2679021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43.495960667" calcext:value-type="float">
            <text:p>343.495960667</text:p>
          </table:table-cell>
          <table:table-cell office:value-type="float" office:value="2.15630473305E-015" calcext:value-type="float">
            <text:p>2.15630473305E-15</text:p>
          </table:table-cell>
          <table:table-cell table:number-columns-repeated="2" office:value-type="float" office:value="343.495960667" calcext:value-type="float">
            <text:p>343.495960667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343.529793288" calcext:value-type="float">
            <text:p>343.529793288</text:p>
          </table:table-cell>
          <table:table-cell office:value-type="float" office:value="3.88026208957E-015" calcext:value-type="float">
            <text:p>3.88026208957E-15</text:p>
          </table:table-cell>
          <table:table-cell office:value-type="float" office:value="343.529793288" calcext:value-type="float">
            <text:p>343.529793288</text:p>
          </table:table-cell>
          <table:table-cell office:value-type="float" office:value="351.925950087" calcext:value-type="float">
            <text:p>351.925950087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343.329686551" calcext:value-type="float">
            <text:p>343.329686551</text:p>
          </table:table-cell>
          <table:table-cell office:value-type="float" office:value="1.3224954365E-015" calcext:value-type="float">
            <text:p>1.3224954365E-15</text:p>
          </table:table-cell>
          <table:table-cell office:value-type="float" office:value="343.329686551" calcext:value-type="float">
            <text:p>343.329686551</text:p>
          </table:table-cell>
          <table:table-cell office:value-type="float" office:value="360.562826137" calcext:value-type="float">
            <text:p>360.562826137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343.177029731" calcext:value-type="float">
            <text:p>343.177029731</text:p>
          </table:table-cell>
          <table:table-cell office:value-type="float" office:value="4.90308731151E-015" calcext:value-type="float">
            <text:p>4.90308731151E-15</text:p>
          </table:table-cell>
          <table:table-cell office:value-type="float" office:value="343.177029731" calcext:value-type="float">
            <text:p>343.177029731</text:p>
          </table:table-cell>
          <table:table-cell office:value-type="float" office:value="369.411666175" calcext:value-type="float">
            <text:p>369.411666175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343.047890576" calcext:value-type="float">
            <text:p>343.047890576</text:p>
          </table:table-cell>
          <table:table-cell office:value-type="float" office:value="1.62235667889E-015" calcext:value-type="float">
            <text:p>1.62235667889E-15</text:p>
          </table:table-cell>
          <table:table-cell office:value-type="float" office:value="343.047890576" calcext:value-type="float">
            <text:p>343.047890576</text:p>
          </table:table-cell>
          <table:table-cell office:value-type="float" office:value="378.477672167" calcext:value-type="float">
            <text:p>378.477672167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342.933737917" calcext:value-type="float">
            <text:p>342.933737917</text:p>
          </table:table-cell>
          <table:table-cell office:value-type="float" office:value="2.45214890077E-015" calcext:value-type="float">
            <text:p>2.45214890077E-15</text:p>
          </table:table-cell>
          <table:table-cell office:value-type="float" office:value="342.933737917" calcext:value-type="float">
            <text:p>342.933737917</text:p>
          </table:table-cell>
          <table:table-cell office:value-type="float" office:value="387.766173743" calcext:value-type="float">
            <text:p>387.766173743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342.830354513" calcext:value-type="float">
            <text:p>342.830354513</text:p>
          </table:table-cell>
          <table:table-cell office:value-type="float" office:value="1.89216871355E-015" calcext:value-type="float">
            <text:p>1.89216871355E-15</text:p>
          </table:table-cell>
          <table:table-cell office:value-type="float" office:value="342.830354513" calcext:value-type="float">
            <text:p>342.830354513</text:p>
          </table:table-cell>
          <table:table-cell office:value-type="float" office:value="397.282631334" calcext:value-type="float">
            <text:p>397.282631334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342.735278954" calcext:value-type="float">
            <text:p>342.735278954</text:p>
          </table:table-cell>
          <table:table-cell office:value-type="float" office:value="4.59308133532E-015" calcext:value-type="float">
            <text:p>4.59308133532E-15</text:p>
          </table:table-cell>
          <table:table-cell office:value-type="float" office:value="342.735278954" calcext:value-type="float">
            <text:p>342.735278954</text:p>
          </table:table-cell>
          <table:table-cell office:value-type="float" office:value="407.032639376" calcext:value-type="float">
            <text:p>407.032639376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342.646909075" calcext:value-type="float">
            <text:p>342.646909075</text:p>
          </table:table-cell>
          <table:table-cell office:value-type="float" office:value="8.41399237894E-016" calcext:value-type="float">
            <text:p>8.41399237894E-16</text:p>
          </table:table-cell>
          <table:table-cell office:value-type="float" office:value="342.646909075" calcext:value-type="float">
            <text:p>342.646909075</text:p>
          </table:table-cell>
          <table:table-cell office:value-type="float" office:value="417.021929605" calcext:value-type="float">
            <text:p>417.021929605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342.564114054" calcext:value-type="float">
            <text:p>342.564114054</text:p>
          </table:table-cell>
          <table:table-cell office:value-type="float" office:value="1.31837034568E-015" calcext:value-type="float">
            <text:p>1.31837034568E-15</text:p>
          </table:table-cell>
          <table:table-cell office:value-type="float" office:value="342.564114054" calcext:value-type="float">
            <text:p>342.564114054</text:p>
          </table:table-cell>
          <table:table-cell office:value-type="float" office:value="427.256374422" calcext:value-type="float">
            <text:p>427.25637442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42.486004314" calcext:value-type="float">
            <text:p>342.486004314</text:p>
          </table:table-cell>
          <table:table-cell office:value-type="float" office:value="3.85670307022E-015" calcext:value-type="float">
            <text:p>3.85670307022E-15</text:p>
          </table:table-cell>
          <table:table-cell office:value-type="float" office:value="342.486004314" calcext:value-type="float">
            <text:p>342.486004314</text:p>
          </table:table-cell>
          <table:table-cell office:value-type="float" office:value="437.74199035" calcext:value-type="float">
            <text:p>437.74199035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342.417350684" calcext:value-type="float">
            <text:p>342.417350684</text:p>
          </table:table-cell>
          <table:table-cell office:value-type="float" office:value="5.73741524152E-015" calcext:value-type="float">
            <text:p>5.73741524152E-15</text:p>
          </table:table-cell>
          <table:table-cell office:value-type="float" office:value="342.417350684" calcext:value-type="float">
            <text:p>342.417350684</text:p>
          </table:table-cell>
          <table:table-cell office:value-type="float" office:value="448.484941563" calcext:value-type="float">
            <text:p>448.484941563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342.36265283" calcext:value-type="float">
            <text:p>342.36265283</text:p>
          </table:table-cell>
          <table:table-cell office:value-type="float" office:value="4.74959208406E-015" calcext:value-type="float">
            <text:p>4.74959208406E-15</text:p>
          </table:table-cell>
          <table:table-cell office:value-type="float" office:value="342.36265283" calcext:value-type="float">
            <text:p>342.36265283</text:p>
          </table:table-cell>
          <table:table-cell office:value-type="float" office:value="459.491543519" calcext:value-type="float">
            <text:p>459.491543519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344.534637631" calcext:value-type="float">
            <text:p>344.534637631</text:p>
          </table:table-cell>
          <table:table-cell office:value-type="float" office:value="7.0923718642E-015" calcext:value-type="float">
            <text:p>7.0923718642E-15</text:p>
          </table:table-cell>
          <table:table-cell office:value-type="float" office:value="344.534637631" calcext:value-type="float">
            <text:p>344.534637631</text:p>
          </table:table-cell>
          <table:table-cell office:value-type="float" office:value="470.768266666" calcext:value-type="float">
            <text:p>470.768266666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341.04763035" calcext:value-type="float">
            <text:p>341.04763035</text:p>
          </table:table-cell>
          <table:table-cell office:value-type="float" office:value="2.31318579728E-015" calcext:value-type="float">
            <text:p>2.31318579728E-15</text:p>
          </table:table-cell>
          <table:table-cell office:value-type="float" office:value="341.04763035" calcext:value-type="float">
            <text:p>341.04763035</text:p>
          </table:table-cell>
          <table:table-cell office:value-type="float" office:value="482.321740248" calcext:value-type="float">
            <text:p>482.321740248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340.218340619" calcext:value-type="float">
            <text:p>340.218340619</text:p>
          </table:table-cell>
          <table:table-cell office:value-type="float" office:value="2.718210989E-015" calcext:value-type="float">
            <text:p>2.718210989E-15</text:p>
          </table:table-cell>
          <table:table-cell office:value-type="float" office:value="340.218340619" calcext:value-type="float">
            <text:p>340.218340619</text:p>
          </table:table-cell>
          <table:table-cell office:value-type="float" office:value="494.158756205" calcext:value-type="float">
            <text:p>494.158756205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339.604376972" calcext:value-type="float">
            <text:p>339.604376972</text:p>
          </table:table-cell>
          <table:table-cell office:value-type="float" office:value="-1.70765068616E-015" calcext:value-type="float">
            <text:p>-1.70765068616E-15</text:p>
          </table:table-cell>
          <table:table-cell office:value-type="float" office:value="339.604376972" calcext:value-type="float">
            <text:p>339.604376972</text:p>
          </table:table-cell>
          <table:table-cell office:value-type="float" office:value="506.286273159" calcext:value-type="float">
            <text:p>506.286273159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339.101415255" calcext:value-type="float">
            <text:p>339.101415255</text:p>
          </table:table-cell>
          <table:table-cell office:value-type="float" office:value="1.17078150577E-015" calcext:value-type="float">
            <text:p>1.17078150577E-15</text:p>
          </table:table-cell>
          <table:table-cell office:value-type="float" office:value="339.101415255" calcext:value-type="float">
            <text:p>339.101415255</text:p>
          </table:table-cell>
          <table:table-cell office:value-type="float" office:value="518.711420512" calcext:value-type="float">
            <text:p>518.711420512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338.669426424" calcext:value-type="float">
            <text:p>338.669426424</text:p>
          </table:table-cell>
          <table:table-cell office:value-type="float" office:value="-1.2391303043E-015" calcext:value-type="float">
            <text:p>-1.2391303043E-15</text:p>
          </table:table-cell>
          <table:table-cell office:value-type="float" office:value="338.669426424" calcext:value-type="float">
            <text:p>338.669426424</text:p>
          </table:table-cell>
          <table:table-cell office:value-type="float" office:value="531.441502631" calcext:value-type="float">
            <text:p>531.441502631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338.287505128" calcext:value-type="float">
            <text:p>338.287505128</text:p>
          </table:table-cell>
          <table:table-cell office:value-type="float" office:value="-7.59573283815E-016" calcext:value-type="float">
            <text:p>-7.59573283815E-16</text:p>
          </table:table-cell>
          <table:table-cell office:value-type="float" office:value="338.287505128" calcext:value-type="float">
            <text:p>338.287505128</text:p>
          </table:table-cell>
          <table:table-cell office:value-type="float" office:value="544.484003149" calcext:value-type="float">
            <text:p>544.48400314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37.943038719" calcext:value-type="float">
            <text:p>337.943038719</text:p>
          </table:table-cell>
          <table:table-cell office:value-type="float" office:value="-6.0846466676E-016" calcext:value-type="float">
            <text:p>-6.0846466676E-16</text:p>
          </table:table-cell>
          <table:table-cell office:value-type="float" office:value="337.943038719" calcext:value-type="float">
            <text:p>337.943038719</text:p>
          </table:table-cell>
          <table:table-cell office:value-type="float" office:value="557.846589355" calcext:value-type="float">
            <text:p>557.846589355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337.627703126" calcext:value-type="float">
            <text:p>337.627703126</text:p>
          </table:table-cell>
          <table:table-cell office:value-type="float" office:value="-2.85876944861E-015" calcext:value-type="float">
            <text:p>-2.85876944861E-15</text:p>
          </table:table-cell>
          <table:table-cell office:value-type="float" office:value="337.627703126" calcext:value-type="float">
            <text:p>337.627703126</text:p>
          </table:table-cell>
          <table:table-cell office:value-type="float" office:value="571.537116712" calcext:value-type="float">
            <text:p>571.537116712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337.335690612" calcext:value-type="float">
            <text:p>337.335690612</text:p>
          </table:table-cell>
          <table:table-cell office:value-type="float" office:value="3.99668907025E-015" calcext:value-type="float">
            <text:p>3.99668907025E-15</text:p>
          </table:table-cell>
          <table:table-cell office:value-type="float" office:value="337.335690612" calcext:value-type="float">
            <text:p>337.335690612</text:p>
          </table:table-cell>
          <table:table-cell office:value-type="float" office:value="585.563633465" calcext:value-type="float">
            <text:p>585.563633465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337.062796089" calcext:value-type="float">
            <text:p>337.062796089</text:p>
          </table:table-cell>
          <table:table-cell office:value-type="float" office:value="1.79312099537E-016" calcext:value-type="float">
            <text:p>1.79312099537E-16</text:p>
          </table:table-cell>
          <table:table-cell office:value-type="float" office:value="337.062796089" calcext:value-type="float">
            <text:p>337.062796089</text:p>
          </table:table-cell>
          <table:table-cell office:value-type="float" office:value="599.934385381" calcext:value-type="float">
            <text:p>599.934385381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336.805886646" calcext:value-type="float">
            <text:p>336.805886646</text:p>
          </table:table-cell>
          <table:table-cell office:value-type="float" office:value="-5.66044043495E-016" calcext:value-type="float">
            <text:p>-5.66044043495E-16</text:p>
          </table:table-cell>
          <table:table-cell office:value-type="float" office:value="336.805886646" calcext:value-type="float">
            <text:p>336.805886646</text:p>
          </table:table-cell>
          <table:table-cell office:value-type="float" office:value="614.657820591" calcext:value-type="float">
            <text:p>614.657820591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336.56262351" calcext:value-type="float">
            <text:p>336.56262351</text:p>
          </table:table-cell>
          <table:table-cell office:value-type="float" office:value="2.72669907464E-015" calcext:value-type="float">
            <text:p>2.72669907464E-15</text:p>
          </table:table-cell>
          <table:table-cell office:value-type="float" office:value="336.56262351" calcext:value-type="float">
            <text:p>336.56262351</text:p>
          </table:table-cell>
          <table:table-cell office:value-type="float" office:value="629.742594556" calcext:value-type="float">
            <text:p>629.742594556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616.867576403" calcext:value-type="float">
            <text:p>616.867576403</text:p>
          </table:table-cell>
          <table:table-cell office:value-type="float" office:value="0.0000000000000178408070032" calcext:value-type="float">
            <text:p>1.78408070032E-14</text:p>
          </table:table-cell>
          <table:table-cell office:value-type="float" office:value="616.867576403" calcext:value-type="float">
            <text:p>616.867576403</text:p>
          </table:table-cell>
          <table:table-cell office:value-type="float" office:value="645.19757516" calcext:value-type="float">
            <text:p>645.19757516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616.720910603" calcext:value-type="float">
            <text:p>616.720910603</text:p>
          </table:table-cell>
          <table:table-cell office:value-type="float" office:value="8.55975186561E-015" calcext:value-type="float">
            <text:p>8.55975186561E-15</text:p>
          </table:table-cell>
          <table:table-cell office:value-type="float" office:value="616.720910603" calcext:value-type="float">
            <text:p>616.720910603</text:p>
          </table:table-cell>
          <table:table-cell office:value-type="float" office:value="661.031847918" calcext:value-type="float">
            <text:p>661.031847918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616.579846435" calcext:value-type="float">
            <text:p>616.579846435</text:p>
          </table:table-cell>
          <table:table-cell office:value-type="float" office:value="0.000000000000010828114379" calcext:value-type="float">
            <text:p>1.0828114379E-14</text:p>
          </table:table-cell>
          <table:table-cell office:value-type="float" office:value="616.579846435" calcext:value-type="float">
            <text:p>616.579846435</text:p>
          </table:table-cell>
          <table:table-cell office:value-type="float" office:value="677.254721321" calcext:value-type="float">
            <text:p>677.254721321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616.443935558" calcext:value-type="float">
            <text:p>616.443935558</text:p>
          </table:table-cell>
          <table:table-cell office:value-type="float" office:value="0.0000000000000109880796576" calcext:value-type="float">
            <text:p>1.09880796576E-14</text:p>
          </table:table-cell>
          <table:table-cell office:value-type="float" office:value="616.443935558" calcext:value-type="float">
            <text:p>616.443935558</text:p>
          </table:table-cell>
          <table:table-cell office:value-type="float" office:value="693.875732306" calcext:value-type="float">
            <text:p>693.87573230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616.312108786" calcext:value-type="float">
            <text:p>616.312108786</text:p>
          </table:table-cell>
          <table:table-cell office:value-type="float" office:value="8.50160733942E-015" calcext:value-type="float">
            <text:p>8.50160733942E-15</text:p>
          </table:table-cell>
          <table:table-cell office:value-type="float" office:value="616.312108786" calcext:value-type="float">
            <text:p>616.312108786</text:p>
          </table:table-cell>
          <table:table-cell office:value-type="float" office:value="710.904651862" calcext:value-type="float">
            <text:p>710.904651862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616.18342736" calcext:value-type="float">
            <text:p>616.18342736</text:p>
          </table:table-cell>
          <table:table-cell office:value-type="float" office:value="0.0000000000000102351664447" calcext:value-type="float">
            <text:p>1.02351664447E-14</text:p>
          </table:table-cell>
          <table:table-cell office:value-type="float" office:value="616.18342736" calcext:value-type="float">
            <text:p>616.18342736</text:p>
          </table:table-cell>
          <table:table-cell office:value-type="float" office:value="728.351490778" calcext:value-type="float">
            <text:p>728.351490778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616.057258444" calcext:value-type="float">
            <text:p>616.057258444</text:p>
          </table:table-cell>
          <table:table-cell office:value-type="float" office:value="0.0000000000000150007303473" calcext:value-type="float">
            <text:p>1.50007303473E-14</text:p>
          </table:table-cell>
          <table:table-cell office:value-type="float" office:value="616.057258444" calcext:value-type="float">
            <text:p>616.057258444</text:p>
          </table:table-cell>
          <table:table-cell office:value-type="float" office:value="746.226505522" calcext:value-type="float">
            <text:p>746.226505522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615.933229442" calcext:value-type="float">
            <text:p>615.933229442</text:p>
          </table:table-cell>
          <table:table-cell office:value-type="float" office:value="-5.99473174667E-016" calcext:value-type="float">
            <text:p>-5.99473174667E-16</text:p>
          </table:table-cell>
          <table:table-cell office:value-type="float" office:value="615.933229442" calcext:value-type="float">
            <text:p>615.933229442</text:p>
          </table:table-cell>
          <table:table-cell office:value-type="float" office:value="764.540204275" calcext:value-type="float">
            <text:p>764.540204275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615.811109749" calcext:value-type="float">
            <text:p>615.811109749</text:p>
          </table:table-cell>
          <table:table-cell office:value-type="float" office:value="7.46027370701E-015" calcext:value-type="float">
            <text:p>7.46027370701E-15</text:p>
          </table:table-cell>
          <table:table-cell office:value-type="float" office:value="615.811109749" calcext:value-type="float">
            <text:p>615.811109749</text:p>
          </table:table-cell>
          <table:table-cell office:value-type="float" office:value="783.303353108" calcext:value-type="float">
            <text:p>783.303353108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615.690756352" calcext:value-type="float">
            <text:p>615.690756352</text:p>
          </table:table-cell>
          <table:table-cell office:value-type="float" office:value="2.88484058677E-015" calcext:value-type="float">
            <text:p>2.88484058677E-15</text:p>
          </table:table-cell>
          <table:table-cell office:value-type="float" office:value="615.690756352" calcext:value-type="float">
            <text:p>615.690756352</text:p>
          </table:table-cell>
          <table:table-cell office:value-type="float" office:value="802.526982308" calcext:value-type="float">
            <text:p>802.526982308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615.572094336" calcext:value-type="float">
            <text:p>615.572094336</text:p>
          </table:table-cell>
          <table:table-cell office:value-type="float" office:value="0.0000000000000104939222278" calcext:value-type="float">
            <text:p>1.04939222278E-14</text:p>
          </table:table-cell>
          <table:table-cell office:value-type="float" office:value="615.572094336" calcext:value-type="float">
            <text:p>615.572094336</text:p>
          </table:table-cell>
          <table:table-cell office:value-type="float" office:value="822.222392865" calcext:value-type="float">
            <text:p>822.222392865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615.454681807" calcext:value-type="float">
            <text:p>615.454681807</text:p>
          </table:table-cell>
          <table:table-cell office:value-type="float" office:value="6.73890153788E-015" calcext:value-type="float">
            <text:p>6.73890153788E-15</text:p>
          </table:table-cell>
          <table:table-cell office:value-type="float" office:value="615.454681807" calcext:value-type="float">
            <text:p>615.454681807</text:p>
          </table:table-cell>
          <table:table-cell office:value-type="float" office:value="842.401163118" calcext:value-type="float">
            <text:p>842.401163118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615.337954288" calcext:value-type="float">
            <text:p>615.337954288</text:p>
          </table:table-cell>
          <table:table-cell office:value-type="float" office:value="7.77762663339E-015" calcext:value-type="float">
            <text:p>7.77762663339E-15</text:p>
          </table:table-cell>
          <table:table-cell office:value-type="float" office:value="615.337954288" calcext:value-type="float">
            <text:p>615.337954288</text:p>
          </table:table-cell>
          <table:table-cell office:value-type="float" office:value="863.075155554" calcext:value-type="float">
            <text:p>863.075155554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615.222965992" calcext:value-type="float">
            <text:p>615.222965992</text:p>
          </table:table-cell>
          <table:table-cell office:value-type="float" office:value="6.08224642554E-015" calcext:value-type="float">
            <text:p>6.08224642554E-15</text:p>
          </table:table-cell>
          <table:table-cell office:value-type="float" office:value="615.222965992" calcext:value-type="float">
            <text:p>615.222965992</text:p>
          </table:table-cell>
          <table:table-cell office:value-type="float" office:value="884.256523789" calcext:value-type="float">
            <text:p>884.25652378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615.109471987" calcext:value-type="float">
            <text:p>615.109471987</text:p>
          </table:table-cell>
          <table:table-cell office:value-type="float" office:value="0.0000000000000165169980233" calcext:value-type="float">
            <text:p>1.65169980233E-14</text:p>
          </table:table-cell>
          <table:table-cell office:value-type="float" office:value="615.109471987" calcext:value-type="float">
            <text:p>615.109471987</text:p>
          </table:table-cell>
          <table:table-cell office:value-type="float" office:value="905.957719709" calcext:value-type="float">
            <text:p>905.957719709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614.996821194" calcext:value-type="float">
            <text:p>614.996821194</text:p>
          </table:table-cell>
          <table:table-cell office:value-type="float" office:value="0.0000000000000103006124554" calcext:value-type="float">
            <text:p>1.03006124554E-14</text:p>
          </table:table-cell>
          <table:table-cell office:value-type="float" office:value="614.996821194" calcext:value-type="float">
            <text:p>614.996821194</text:p>
          </table:table-cell>
          <table:table-cell office:value-type="float" office:value="928.191500792" calcext:value-type="float">
            <text:p>928.191500792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614.8852479" calcext:value-type="float">
            <text:p>614.8852479</text:p>
          </table:table-cell>
          <table:table-cell office:value-type="float" office:value="0.000000000000010642773127" calcext:value-type="float">
            <text:p>1.0642773127E-14</text:p>
          </table:table-cell>
          <table:table-cell office:value-type="float" office:value="614.8852479" calcext:value-type="float">
            <text:p>614.8852479</text:p>
          </table:table-cell>
          <table:table-cell office:value-type="float" office:value="950.970937605" calcext:value-type="float">
            <text:p>950.970937605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614.774129307" calcext:value-type="float">
            <text:p>614.774129307</text:p>
          </table:table-cell>
          <table:table-cell office:value-type="float" office:value="0.0000000000000105388579591" calcext:value-type="float">
            <text:p>1.05388579591E-14</text:p>
          </table:table-cell>
          <table:table-cell office:value-type="float" office:value="614.774129307" calcext:value-type="float">
            <text:p>614.774129307</text:p>
          </table:table-cell>
          <table:table-cell office:value-type="float" office:value="974.309421491" calcext:value-type="float">
            <text:p>974.309421491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614.663697984" calcext:value-type="float">
            <text:p>614.663697984</text:p>
          </table:table-cell>
          <table:table-cell office:value-type="float" office:value="2.39189192158E-015" calcext:value-type="float">
            <text:p>2.39189192158E-15</text:p>
          </table:table-cell>
          <table:table-cell office:value-type="float" office:value="614.663697984" calcext:value-type="float">
            <text:p>614.663697984</text:p>
          </table:table-cell>
          <table:table-cell office:value-type="float" office:value="998.220672439" calcext:value-type="float">
            <text:p>998.220672439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614.553536756" calcext:value-type="float">
            <text:p>614.553536756</text:p>
          </table:table-cell>
          <table:table-cell office:value-type="float" office:value="9.56555679585E-015" calcext:value-type="float">
            <text:p>9.56555679585E-15</text:p>
          </table:table-cell>
          <table:table-cell office:value-type="float" office:value="614.553536756" calcext:value-type="float">
            <text:p>614.553536756</text:p>
          </table:table-cell>
          <table:table-cell office:value-type="float" office:value="1022.71874715" calcext:value-type="float">
            <text:p>1022.71874715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614.443929735" calcext:value-type="float">
            <text:p>614.443929735</text:p>
          </table:table-cell>
          <table:table-cell office:value-type="float" office:value="0.0000000000000106735744838" calcext:value-type="float">
            <text:p>1.06735744838E-14</text:p>
          </table:table-cell>
          <table:table-cell office:value-type="float" office:value="614.443929735" calcext:value-type="float">
            <text:p>614.443929735</text:p>
          </table:table-cell>
          <table:table-cell office:value-type="float" office:value="1047.8180473" calcext:value-type="float">
            <text:p>1047.8180473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614.33441743" calcext:value-type="float">
            <text:p>614.33441743</text:p>
          </table:table-cell>
          <table:table-cell office:value-type="float" office:value="0.0000000000000107943886118" calcext:value-type="float">
            <text:p>1.07943886118E-14</text:p>
          </table:table-cell>
          <table:table-cell office:value-type="float" office:value="614.33441743" calcext:value-type="float">
            <text:p>614.33441743</text:p>
          </table:table-cell>
          <table:table-cell office:value-type="float" office:value="1073.53332802" calcext:value-type="float">
            <text:p>1073.53332802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614.22553982" calcext:value-type="float">
            <text:p>614.22553982</text:p>
          </table:table-cell>
          <table:table-cell office:value-type="float" office:value="-1.04274057844E-015" calcext:value-type="float">
            <text:p>-1.04274057844E-15</text:p>
          </table:table-cell>
          <table:table-cell office:value-type="float" office:value="614.22553982" calcext:value-type="float">
            <text:p>614.22553982</text:p>
          </table:table-cell>
          <table:table-cell office:value-type="float" office:value="1099.87970653" calcext:value-type="float">
            <text:p>1099.87970653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614.120733953" calcext:value-type="float">
            <text:p>614.120733953</text:p>
          </table:table-cell>
          <table:table-cell office:value-type="float" office:value="9.63349256616E-015" calcext:value-type="float">
            <text:p>9.63349256616E-15</text:p>
          </table:table-cell>
          <table:table-cell office:value-type="float" office:value="614.120733953" calcext:value-type="float">
            <text:p>614.120733953</text:p>
          </table:table-cell>
          <table:table-cell office:value-type="float" office:value="1126.87267108" calcext:value-type="float">
            <text:p>1126.87267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8.628856262" calcext:value-type="float">
            <text:p>348.628856262</text:p>
          </table:table-cell>
          <table:table-cell office:value-type="float" office:value="3.47176633336E-016" calcext:value-type="float">
            <text:p>3.47176633336E-16</text:p>
          </table:table-cell>
          <table:table-cell office:value-type="float" office:value="348.628856262" calcext:value-type="float">
            <text:p>348.628856262</text:p>
          </table:table-cell>
          <table:table-cell office:value-type="float" office:value="1154.52809002" calcext:value-type="float">
            <text:p>1154.52809002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347.465370485" calcext:value-type="float">
            <text:p>347.465370485</text:p>
          </table:table-cell>
          <table:table-cell office:value-type="float" office:value="5.14069776482E-015" calcext:value-type="float">
            <text:p>5.14069776482E-15</text:p>
          </table:table-cell>
          <table:table-cell office:value-type="float" office:value="347.465370485" calcext:value-type="float">
            <text:p>347.465370485</text:p>
          </table:table-cell>
          <table:table-cell office:value-type="float" office:value="1182.86222113" calcext:value-type="float">
            <text:p>1182.86222113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348.149013345" calcext:value-type="float">
            <text:p>348.149013345</text:p>
          </table:table-cell>
          <table:table-cell office:value-type="float" office:value="3.10080243125E-015" calcext:value-type="float">
            <text:p>3.10080243125E-15</text:p>
          </table:table-cell>
          <table:table-cell office:value-type="float" office:value="348.149013345" calcext:value-type="float">
            <text:p>348.149013345</text:p>
          </table:table-cell>
          <table:table-cell office:value-type="float" office:value="1211.89172118" calcext:value-type="float">
            <text:p>1211.89172118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348.146346788" calcext:value-type="float">
            <text:p>348.146346788</text:p>
          </table:table-cell>
          <table:table-cell office:value-type="float" office:value="2.14567816943E-016" calcext:value-type="float">
            <text:p>2.14567816943E-16</text:p>
          </table:table-cell>
          <table:table-cell office:value-type="float" office:value="348.146346788" calcext:value-type="float">
            <text:p>348.146346788</text:p>
          </table:table-cell>
          <table:table-cell office:value-type="float" office:value="1241.63365575" calcext:value-type="float">
            <text:p>1241.63365575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348.148058949" calcext:value-type="float">
            <text:p>348.148058949</text:p>
          </table:table-cell>
          <table:table-cell office:value-type="float" office:value="8.42365167747E-016" calcext:value-type="float">
            <text:p>8.42365167747E-16</text:p>
          </table:table-cell>
          <table:table-cell office:value-type="float" office:value="348.148058949" calcext:value-type="float">
            <text:p>348.148058949</text:p>
          </table:table-cell>
          <table:table-cell office:value-type="float" office:value="1272.10550923" calcext:value-type="float">
            <text:p>1272.10550923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348.151255966" calcext:value-type="float">
            <text:p>348.151255966</text:p>
          </table:table-cell>
          <table:table-cell office:value-type="float" office:value="8.32497718846E-015" calcext:value-type="float">
            <text:p>8.32497718846E-15</text:p>
          </table:table-cell>
          <table:table-cell office:value-type="float" office:value="348.151255966" calcext:value-type="float">
            <text:p>348.151255966</text:p>
          </table:table-cell>
          <table:table-cell office:value-type="float" office:value="1303.32519508" calcext:value-type="float">
            <text:p>1303.32519508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348.154703638" calcext:value-type="float">
            <text:p>348.154703638</text:p>
          </table:table-cell>
          <table:table-cell office:value-type="float" office:value="5.07341608381E-015" calcext:value-type="float">
            <text:p>5.07341608381E-15</text:p>
          </table:table-cell>
          <table:table-cell office:value-type="float" office:value="348.154703638" calcext:value-type="float">
            <text:p>348.154703638</text:p>
          </table:table-cell>
          <table:table-cell office:value-type="float" office:value="1335.31106643" calcext:value-type="float">
            <text:p>1335.31106643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348.157975093" calcext:value-type="float">
            <text:p>348.157975093</text:p>
          </table:table-cell>
          <table:table-cell office:value-type="float" office:value="6.91429308497E-015" calcext:value-type="float">
            <text:p>6.91429308497E-15</text:p>
          </table:table-cell>
          <table:table-cell office:value-type="float" office:value="348.157975093" calcext:value-type="float">
            <text:p>348.157975093</text:p>
          </table:table-cell>
          <table:table-cell office:value-type="float" office:value="1368.08192679" calcext:value-type="float">
            <text:p>1368.08192679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348.160886557" calcext:value-type="float">
            <text:p>348.160886557</text:p>
          </table:table-cell>
          <table:table-cell office:value-type="float" office:value="5.2929107815E-015" calcext:value-type="float">
            <text:p>5.2929107815E-15</text:p>
          </table:table-cell>
          <table:table-cell office:value-type="float" office:value="348.160886557" calcext:value-type="float">
            <text:p>348.160886557</text:p>
          </table:table-cell>
          <table:table-cell office:value-type="float" office:value="1401.65704117" calcext:value-type="float">
            <text:p>1401.65704117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348.163373317" calcext:value-type="float">
            <text:p>348.163373317</text:p>
          </table:table-cell>
          <table:table-cell office:value-type="float" office:value="6.66146031654E-015" calcext:value-type="float">
            <text:p>6.66146031654E-15</text:p>
          </table:table-cell>
          <table:table-cell office:value-type="float" office:value="348.163373317" calcext:value-type="float">
            <text:p>348.163373317</text:p>
          </table:table-cell>
          <table:table-cell office:value-type="float" office:value="1436.05614736" calcext:value-type="float">
            <text:p>1436.0561473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48.165381838" calcext:value-type="float">
            <text:p>348.165381838</text:p>
          </table:table-cell>
          <table:table-cell office:value-type="float" office:value="6.84598000359E-015" calcext:value-type="float">
            <text:p>6.84598000359E-15</text:p>
          </table:table-cell>
          <table:table-cell office:value-type="float" office:value="348.165381838" calcext:value-type="float">
            <text:p>348.165381838</text:p>
          </table:table-cell>
          <table:table-cell office:value-type="float" office:value="1471.29946756" calcext:value-type="float">
            <text:p>1471.29946756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348.16699066" calcext:value-type="float">
            <text:p>348.16699066</text:p>
          </table:table-cell>
          <table:table-cell office:value-type="float" office:value="3.87217200871E-015" calcext:value-type="float">
            <text:p>3.87217200871E-15</text:p>
          </table:table-cell>
          <table:table-cell office:value-type="float" office:value="348.16699066" calcext:value-type="float">
            <text:p>348.16699066</text:p>
          </table:table-cell>
          <table:table-cell office:value-type="float" office:value="1507.40772025" calcext:value-type="float">
            <text:p>1507.40772025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348.168154549" calcext:value-type="float">
            <text:p>348.168154549</text:p>
          </table:table-cell>
          <table:table-cell office:value-type="float" office:value="2.35909180589E-015" calcext:value-type="float">
            <text:p>2.35909180589E-15</text:p>
          </table:table-cell>
          <table:table-cell office:value-type="float" office:value="348.168154549" calcext:value-type="float">
            <text:p>348.168154549</text:p>
          </table:table-cell>
          <table:table-cell office:value-type="float" office:value="1544.40213238" calcext:value-type="float">
            <text:p>1544.40213238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348.168840992" calcext:value-type="float">
            <text:p>348.168840992</text:p>
          </table:table-cell>
          <table:table-cell office:value-type="float" office:value="4.68049358275E-015" calcext:value-type="float">
            <text:p>4.68049358275E-15</text:p>
          </table:table-cell>
          <table:table-cell office:value-type="float" office:value="348.168840992" calcext:value-type="float">
            <text:p>348.168840992</text:p>
          </table:table-cell>
          <table:table-cell office:value-type="float" office:value="1582.30445185" calcext:value-type="float">
            <text:p>1582.30445185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348.614986199" calcext:value-type="float">
            <text:p>348.614986199</text:p>
          </table:table-cell>
          <table:table-cell office:value-type="float" office:value="3.85724099167E-015" calcext:value-type="float">
            <text:p>3.85724099167E-15</text:p>
          </table:table-cell>
          <table:table-cell office:value-type="float" office:value="348.614986199" calcext:value-type="float">
            <text:p>348.614986199</text:p>
          </table:table-cell>
          <table:table-cell office:value-type="float" office:value="1621.13696028" calcext:value-type="float">
            <text:p>1621.13696028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347.818281825" calcext:value-type="float">
            <text:p>347.818281825</text:p>
          </table:table-cell>
          <table:table-cell office:value-type="float" office:value="-1.95017345081E-015" calcext:value-type="float">
            <text:p>-1.95017345081E-15</text:p>
          </table:table-cell>
          <table:table-cell office:value-type="float" office:value="347.818281825" calcext:value-type="float">
            <text:p>347.818281825</text:p>
          </table:table-cell>
          <table:table-cell office:value-type="float" office:value="1660.92248613" calcext:value-type="float">
            <text:p>1660.92248613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347.513992456" calcext:value-type="float">
            <text:p>347.513992456</text:p>
          </table:table-cell>
          <table:table-cell office:value-type="float" office:value="-1.67312519043E-015" calcext:value-type="float">
            <text:p>-1.67312519043E-15</text:p>
          </table:table-cell>
          <table:table-cell office:value-type="float" office:value="347.513992456" calcext:value-type="float">
            <text:p>347.513992456</text:p>
          </table:table-cell>
          <table:table-cell office:value-type="float" office:value="1701.68441812" calcext:value-type="float">
            <text:p>1701.68441812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347.302798022" calcext:value-type="float">
            <text:p>347.302798022</text:p>
          </table:table-cell>
          <table:table-cell office:value-type="float" office:value="-7.23689115811E-016" calcext:value-type="float">
            <text:p>-7.23689115811E-16</text:p>
          </table:table-cell>
          <table:table-cell office:value-type="float" office:value="347.302798022" calcext:value-type="float">
            <text:p>347.302798022</text:p>
          </table:table-cell>
          <table:table-cell office:value-type="float" office:value="1743.44671894" calcext:value-type="float">
            <text:p>1743.44671894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347.112047513" calcext:value-type="float">
            <text:p>347.112047513</text:p>
          </table:table-cell>
          <table:table-cell office:value-type="float" office:value="1.71054138674E-015" calcext:value-type="float">
            <text:p>1.71054138674E-15</text:p>
          </table:table-cell>
          <table:table-cell office:value-type="float" office:value="347.112047513" calcext:value-type="float">
            <text:p>347.112047513</text:p>
          </table:table-cell>
          <table:table-cell office:value-type="float" office:value="1786.2339394" calcext:value-type="float">
            <text:p>1786.2339394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346.935065154" calcext:value-type="float">
            <text:p>346.935065154</text:p>
          </table:table-cell>
          <table:table-cell office:value-type="float" office:value="5.67032574898E-016" calcext:value-type="float">
            <text:p>5.67032574898E-16</text:p>
          </table:table-cell>
          <table:table-cell office:value-type="float" office:value="346.935065154" calcext:value-type="float">
            <text:p>346.935065154</text:p>
          </table:table-cell>
          <table:table-cell office:value-type="float" office:value="1830.0712328" calcext:value-type="float">
            <text:p>1830.071232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46.768292759" calcext:value-type="float">
            <text:p>346.768292759</text:p>
          </table:table-cell>
          <table:table-cell office:value-type="float" office:value="2.54840040139E-015" calcext:value-type="float">
            <text:p>2.54840040139E-15</text:p>
          </table:table-cell>
          <table:table-cell office:value-type="float" office:value="346.768292759" calcext:value-type="float">
            <text:p>346.768292759</text:p>
          </table:table-cell>
          <table:table-cell office:value-type="float" office:value="1874.98436978" calcext:value-type="float">
            <text:p>1874.98436978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346.609833347" calcext:value-type="float">
            <text:p>346.609833347</text:p>
          </table:table-cell>
          <table:table-cell office:value-type="float" office:value="-2.24424853615E-015" calcext:value-type="float">
            <text:p>-2.24424853615E-15</text:p>
          </table:table-cell>
          <table:table-cell office:value-type="float" office:value="346.609833347" calcext:value-type="float">
            <text:p>346.609833347</text:p>
          </table:table-cell>
          <table:table-cell office:value-type="float" office:value="1920.99975339" calcext:value-type="float">
            <text:p>1920.99975339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346.458341191" calcext:value-type="float">
            <text:p>346.458341191</text:p>
          </table:table-cell>
          <table:table-cell office:value-type="float" office:value="5.51576770389E-015" calcext:value-type="float">
            <text:p>5.51576770389E-15</text:p>
          </table:table-cell>
          <table:table-cell office:value-type="float" office:value="346.458341191" calcext:value-type="float">
            <text:p>346.458341191</text:p>
          </table:table-cell>
          <table:table-cell office:value-type="float" office:value="1968.1444347" calcext:value-type="float">
            <text:p>1968.1444347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346.312806529" calcext:value-type="float">
            <text:p>346.312806529</text:p>
          </table:table-cell>
          <table:table-cell office:value-type="float" office:value="-2.01477658278E-016" calcext:value-type="float">
            <text:p>-2.01477658278E-16</text:p>
          </table:table-cell>
          <table:table-cell office:value-type="float" office:value="346.312806529" calcext:value-type="float">
            <text:p>346.312806529</text:p>
          </table:table-cell>
          <table:table-cell office:value-type="float" office:value="2016.44612864" calcext:value-type="float">
            <text:p>2016.44612864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346.172434578" calcext:value-type="float">
            <text:p>346.172434578</text:p>
          </table:table-cell>
          <table:table-cell office:value-type="float" office:value="-8.96127534331E-016" calcext:value-type="float">
            <text:p>-8.96127534331E-16</text:p>
          </table:table-cell>
          <table:table-cell office:value-type="float" office:value="346.172434578" calcext:value-type="float">
            <text:p>346.172434578</text:p>
          </table:table-cell>
          <table:table-cell office:value-type="float" office:value="2065.93323032" calcext:value-type="float">
            <text:p>2065.93323032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346.03661832" calcext:value-type="float">
            <text:p>346.03661832</text:p>
          </table:table-cell>
          <table:table-cell office:value-type="float" office:value="1.55382442981E-015" calcext:value-type="float">
            <text:p>1.55382442981E-15</text:p>
          </table:table-cell>
          <table:table-cell office:value-type="float" office:value="346.03661832" calcext:value-type="float">
            <text:p>346.03661832</text:p>
          </table:table-cell>
          <table:table-cell office:value-type="float" office:value="2116.6348317" calcext:value-type="float">
            <text:p>2116.6348317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634.355909701" calcext:value-type="float">
            <text:p>634.355909701</text:p>
          </table:table-cell>
          <table:table-cell office:value-type="float" office:value="7.36406805234E-015" calcext:value-type="float">
            <text:p>7.36406805234E-15</text:p>
          </table:table-cell>
          <table:table-cell office:value-type="float" office:value="634.355909701" calcext:value-type="float">
            <text:p>634.355909701</text:p>
          </table:table-cell>
          <table:table-cell office:value-type="float" office:value="2168.58073873" calcext:value-type="float">
            <text:p>2168.58073873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634.327928678" calcext:value-type="float">
            <text:p>634.327928678</text:p>
          </table:table-cell>
          <table:table-cell office:value-type="float" office:value="6.96847020208E-015" calcext:value-type="float">
            <text:p>6.96847020208E-15</text:p>
          </table:table-cell>
          <table:table-cell office:value-type="float" office:value="634.327928678" calcext:value-type="float">
            <text:p>634.327928678</text:p>
          </table:table-cell>
          <table:table-cell office:value-type="float" office:value="2221.80148883" calcext:value-type="float">
            <text:p>2221.80148883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634.300172529" calcext:value-type="float">
            <text:p>634.300172529</text:p>
          </table:table-cell>
          <table:table-cell office:value-type="float" office:value="3.12646575384E-015" calcext:value-type="float">
            <text:p>3.12646575384E-15</text:p>
          </table:table-cell>
          <table:table-cell office:value-type="float" office:value="634.300172529" calcext:value-type="float">
            <text:p>634.300172529</text:p>
          </table:table-cell>
          <table:table-cell office:value-type="float" office:value="2276.32836888" calcext:value-type="float">
            <text:p>2276.32836888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634.270028814" calcext:value-type="float">
            <text:p>634.270028814</text:p>
          </table:table-cell>
          <table:table-cell office:value-type="float" office:value="-3.28501152164E-015" calcext:value-type="float">
            <text:p>-3.28501152164E-15</text:p>
          </table:table-cell>
          <table:table-cell office:value-type="float" office:value="634.270028814" calcext:value-type="float">
            <text:p>634.270028814</text:p>
          </table:table-cell>
          <table:table-cell office:value-type="float" office:value="2332.19343358" calcext:value-type="float">
            <text:p>2332.1934335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34.237349096" calcext:value-type="float">
            <text:p>634.237349096</text:p>
          </table:table-cell>
          <table:table-cell office:value-type="float" office:value="0.0000000000000102337505034" calcext:value-type="float">
            <text:p>1.02337505034E-14</text:p>
          </table:table-cell>
          <table:table-cell office:value-type="float" office:value="634.237349096" calcext:value-type="float">
            <text:p>634.237349096</text:p>
          </table:table-cell>
          <table:table-cell office:value-type="float" office:value="2389.42952432" calcext:value-type="float">
            <text:p>2389.42952432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634.202256648" calcext:value-type="float">
            <text:p>634.202256648</text:p>
          </table:table-cell>
          <table:table-cell office:value-type="float" office:value="3.64680630617E-015" calcext:value-type="float">
            <text:p>3.64680630617E-15</text:p>
          </table:table-cell>
          <table:table-cell office:value-type="float" office:value="634.202256648" calcext:value-type="float">
            <text:p>634.202256648</text:p>
          </table:table-cell>
          <table:table-cell office:value-type="float" office:value="2448.07028845" calcext:value-type="float">
            <text:p>2448.07028845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634.165057953" calcext:value-type="float">
            <text:p>634.165057953</text:p>
          </table:table-cell>
          <table:table-cell office:value-type="float" office:value="5.0275103756E-015" calcext:value-type="float">
            <text:p>5.0275103756E-15</text:p>
          </table:table-cell>
          <table:table-cell office:value-type="float" office:value="634.165057953" calcext:value-type="float">
            <text:p>634.165057953</text:p>
          </table:table-cell>
          <table:table-cell office:value-type="float" office:value="2508.15019912" calcext:value-type="float">
            <text:p>2508.15019912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634.125052274" calcext:value-type="float">
            <text:p>634.125052274</text:p>
          </table:table-cell>
          <table:table-cell office:value-type="float" office:value="6.09893769332E-015" calcext:value-type="float">
            <text:p>6.09893769332E-15</text:p>
          </table:table-cell>
          <table:table-cell office:value-type="float" office:value="634.125052274" calcext:value-type="float">
            <text:p>634.125052274</text:p>
          </table:table-cell>
          <table:table-cell office:value-type="float" office:value="2569.70457548" calcext:value-type="float">
            <text:p>2569.70457548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634.084235691" calcext:value-type="float">
            <text:p>634.084235691</text:p>
          </table:table-cell>
          <table:table-cell office:value-type="float" office:value="7.02714731582E-015" calcext:value-type="float">
            <text:p>7.02714731582E-15</text:p>
          </table:table-cell>
          <table:table-cell office:value-type="float" office:value="634.084235691" calcext:value-type="float">
            <text:p>634.084235691</text:p>
          </table:table-cell>
          <table:table-cell office:value-type="float" office:value="2632.7696035" calcext:value-type="float">
            <text:p>2632.7696035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634.042642404" calcext:value-type="float">
            <text:p>634.042642404</text:p>
          </table:table-cell>
          <table:table-cell office:value-type="float" office:value="9.3946302468E-015" calcext:value-type="float">
            <text:p>9.3946302468E-15</text:p>
          </table:table-cell>
          <table:table-cell office:value-type="float" office:value="634.042642404" calcext:value-type="float">
            <text:p>634.042642404</text:p>
          </table:table-cell>
          <table:table-cell office:value-type="float" office:value="2697.3823572" calcext:value-type="float">
            <text:p>2697.3823572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634.000099016" calcext:value-type="float">
            <text:p>634.000099016</text:p>
          </table:table-cell>
          <table:table-cell office:value-type="float" office:value="5.93763996373E-015" calcext:value-type="float">
            <text:p>5.93763996373E-15</text:p>
          </table:table-cell>
          <table:table-cell office:value-type="float" office:value="634.000099016" calcext:value-type="float">
            <text:p>634.000099016</text:p>
          </table:table-cell>
          <table:table-cell office:value-type="float" office:value="2763.58082046" calcext:value-type="float">
            <text:p>2763.58082046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633.956940348" calcext:value-type="float">
            <text:p>633.956940348</text:p>
          </table:table-cell>
          <table:table-cell office:value-type="float" office:value="-6.74648786121E-016" calcext:value-type="float">
            <text:p>-6.74648786121E-16</text:p>
          </table:table-cell>
          <table:table-cell office:value-type="float" office:value="633.956940348" calcext:value-type="float">
            <text:p>633.956940348</text:p>
          </table:table-cell>
          <table:table-cell office:value-type="float" office:value="2831.40390937" calcext:value-type="float">
            <text:p>2831.40390937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633.913306019" calcext:value-type="float">
            <text:p>633.913306019</text:p>
          </table:table-cell>
          <table:table-cell office:value-type="float" office:value="7.98944289335E-016" calcext:value-type="float">
            <text:p>7.98944289335E-16</text:p>
          </table:table-cell>
          <table:table-cell office:value-type="float" office:value="633.913306019" calcext:value-type="float">
            <text:p>633.913306019</text:p>
          </table:table-cell>
          <table:table-cell office:value-type="float" office:value="2900.89149506" calcext:value-type="float">
            <text:p>2900.89149506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633.869092791" calcext:value-type="float">
            <text:p>633.869092791</text:p>
          </table:table-cell>
          <table:table-cell office:value-type="float" office:value="7.15654742525E-015" calcext:value-type="float">
            <text:p>7.15654742525E-15</text:p>
          </table:table-cell>
          <table:table-cell office:value-type="float" office:value="633.869092791" calcext:value-type="float">
            <text:p>633.869092791</text:p>
          </table:table-cell>
          <table:table-cell office:value-type="float" office:value="2972.08442718" calcext:value-type="float">
            <text:p>2972.0844271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633.824910468" calcext:value-type="float">
            <text:p>633.824910468</text:p>
          </table:table-cell>
          <table:table-cell office:value-type="float" office:value="0.0000000000000143583759388" calcext:value-type="float">
            <text:p>1.43583759388E-14</text:p>
          </table:table-cell>
          <table:table-cell office:value-type="float" office:value="633.824910468" calcext:value-type="float">
            <text:p>633.824910468</text:p>
          </table:table-cell>
          <table:table-cell office:value-type="float" office:value="3045.02455791" calcext:value-type="float">
            <text:p>3045.02455791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633.78039943" calcext:value-type="float">
            <text:p>633.78039943</text:p>
          </table:table-cell>
          <table:table-cell office:value-type="float" office:value="1.65329916119E-015" calcext:value-type="float">
            <text:p>1.65329916119E-15</text:p>
          </table:table-cell>
          <table:table-cell office:value-type="float" office:value="633.78039943" calcext:value-type="float">
            <text:p>633.78039943</text:p>
          </table:table-cell>
          <table:table-cell office:value-type="float" office:value="3119.75476655" calcext:value-type="float">
            <text:p>3119.75476655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633.736308343" calcext:value-type="float">
            <text:p>633.736308343</text:p>
          </table:table-cell>
          <table:table-cell office:value-type="float" office:value="6.51940272491E-015" calcext:value-type="float">
            <text:p>6.51940272491E-15</text:p>
          </table:table-cell>
          <table:table-cell office:value-type="float" office:value="633.736308343" calcext:value-type="float">
            <text:p>633.736308343</text:p>
          </table:table-cell>
          <table:table-cell office:value-type="float" office:value="3196.31898473" calcext:value-type="float">
            <text:p>3196.31898473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633.692177479" calcext:value-type="float">
            <text:p>633.692177479</text:p>
          </table:table-cell>
          <table:table-cell office:value-type="float" office:value="6.97168606502E-015" calcext:value-type="float">
            <text:p>6.97168606502E-15</text:p>
          </table:table-cell>
          <table:table-cell office:value-type="float" office:value="633.692177479" calcext:value-type="float">
            <text:p>633.692177479</text:p>
          </table:table-cell>
          <table:table-cell office:value-type="float" office:value="3274.76222223" calcext:value-type="float">
            <text:p>3274.76222223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633.6488143" calcext:value-type="float">
            <text:p>633.6488143</text:p>
          </table:table-cell>
          <table:table-cell office:value-type="float" office:value="0.0000000000000107013058117" calcext:value-type="float">
            <text:p>1.07013058117E-14</text:p>
          </table:table-cell>
          <table:table-cell office:value-type="float" office:value="633.6488143" calcext:value-type="float">
            <text:p>633.6488143</text:p>
          </table:table-cell>
          <table:table-cell office:value-type="float" office:value="3355.13059348" calcext:value-type="float">
            <text:p>3355.13059348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633.605749255" calcext:value-type="float">
            <text:p>633.605749255</text:p>
          </table:table-cell>
          <table:table-cell office:value-type="float" office:value="8.85149228748E-015" calcext:value-type="float">
            <text:p>8.85149228748E-15</text:p>
          </table:table-cell>
          <table:table-cell office:value-type="float" office:value="633.605749255" calcext:value-type="float">
            <text:p>633.605749255</text:p>
          </table:table-cell>
          <table:table-cell office:value-type="float" office:value="3437.47134459" calcext:value-type="float">
            <text:p>3437.47134459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633.563656128" calcext:value-type="float">
            <text:p>633.563656128</text:p>
          </table:table-cell>
          <table:table-cell office:value-type="float" office:value="-1.28689069206E-015" calcext:value-type="float">
            <text:p>-1.28689069206E-15</text:p>
          </table:table-cell>
          <table:table-cell office:value-type="float" office:value="633.563656128" calcext:value-type="float">
            <text:p>633.563656128</text:p>
          </table:table-cell>
          <table:table-cell office:value-type="float" office:value="3521.83288122" calcext:value-type="float">
            <text:p>3521.83288122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633.522259255" calcext:value-type="float">
            <text:p>633.522259255</text:p>
          </table:table-cell>
          <table:table-cell office:value-type="float" office:value="3.11430323289E-015" calcext:value-type="float">
            <text:p>3.11430323289E-15</text:p>
          </table:table-cell>
          <table:table-cell office:value-type="float" office:value="633.522259255" calcext:value-type="float">
            <text:p>633.522259255</text:p>
          </table:table-cell>
          <table:table-cell office:value-type="float" office:value="3608.26479695" calcext:value-type="float">
            <text:p>3608.26479695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633.481889933" calcext:value-type="float">
            <text:p>633.481889933</text:p>
          </table:table-cell>
          <table:table-cell office:value-type="float" office:value="9.41052677711E-015" calcext:value-type="float">
            <text:p>9.41052677711E-15</text:p>
          </table:table-cell>
          <table:table-cell office:value-type="float" office:value="633.481889933" calcext:value-type="float">
            <text:p>633.481889933</text:p>
          </table:table-cell>
          <table:table-cell office:value-type="float" office:value="3696.81790251" calcext:value-type="float">
            <text:p>3696.81790251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633.442714415" calcext:value-type="float">
            <text:p>633.442714415</text:p>
          </table:table-cell>
          <table:table-cell office:value-type="float" office:value="-8.7551804097E-016" calcext:value-type="float">
            <text:p>-8.7551804097E-16</text:p>
          </table:table-cell>
          <table:table-cell office:value-type="float" office:value="633.442714415" calcext:value-type="float">
            <text:p>633.442714415</text:p>
          </table:table-cell>
          <table:table-cell office:value-type="float" office:value="3787.54425559" calcext:value-type="float">
            <text:p>3787.5442555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45.493400401" calcext:value-type="float">
            <text:p>345.493400401</text:p>
          </table:table-cell>
          <table:table-cell office:value-type="float" office:value="-3.51791929954E-015" calcext:value-type="float">
            <text:p>-3.51791929954E-15</text:p>
          </table:table-cell>
          <table:table-cell office:value-type="float" office:value="345.493400401" calcext:value-type="float">
            <text:p>345.493400401</text:p>
          </table:table-cell>
          <table:table-cell office:value-type="float" office:value="3880.49719145" calcext:value-type="float">
            <text:p>3880.497191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1:17:01.044509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1:30:29.335377070</dc:date>
    <meta:editing-duration>PT5M40S</meta:editing-duration>
    <meta:editing-cycles>2</meta:editing-cycles>
    <meta:generator>LibreOffice/5.1.6.2$Linux_X86_64 LibreOffice_project/10m0$Build-2</meta:generator>
    <meta:document-statistic meta:table-count="1" meta:cell-count="12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13cm" svg:y="0.316cm" chart:style-name="ch2">
          <text:p>Matched Impedance m=0.7 n=0.5 tau=eps=0.5</text:p>
        </chart:title>
        <chart:subtitle svg:x="6.355cm" svg:y="1.275cm" chart:style-name="ch3">
          <text:p>Right-Going Wave</text:p>
        </chart:subtitle>
        <chart:legend chart:legend-position="end" svg:x="11.772cm" svg:y="3.454cm" style:legend-expansion="high" chart:style-name="ch4"/>
        <chart:plot-area chart:style-name="ch5" table:cell-range-address="EnergyVals.A1:EnergyVals.E251" chart:data-source-has-labels="both" svg:x="1.331cm" svg:y="2.138cm" svg:width="10.121cm" svg:height="5.701cm">
          <chartooo:coordinate-region svg:x="2.323cm" svg:y="2.337cm" svg:width="9.129cm" svg:height="4.989cm"/>
          <chart:axis chart:dimension="x" chart:name="primary-x" chart:style-name="ch6" chartooo:axis-type="auto">
            <chartooo:date-scale/>
            <chart:title svg:x="5.99cm" svg:y="8.019cm" chart:style-name="ch7">
              <text:p>Time</text:p>
            </chart:title>
            <chart:categories table:cell-range-address="EnergyVals.A1:EnergyVals.A25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251" loext:label-string="energy" chart:class="chart:line">
            <chart:data-point chart:repeated="251"/>
          </chart:series>
          <chart:series chart:style-name="ch11" chart:values-cell-range-address="EnergyVals.C1:EnergyVals.C251" loext:label-string="left_energy" chart:class="chart:line">
            <chart:data-point chart:repeated="251"/>
          </chart:series>
          <chart:series chart:style-name="ch12" chart:values-cell-range-address="EnergyVals.D1:EnergyVals.D251" loext:label-string="right_energy" chart:class="chart:line">
            <chart:data-point chart:repeated="251"/>
          </chart:series>
          <chart:series chart:style-name="ch13" chart:values-cell-range-address="EnergyVals.E1:EnergyVals.E251" loext:label-string="approx_limit_curve" chart:class="chart:line">
            <chart:data-point chart:repeated="2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  <table:table-cell office:value-type="string">
                <text:p>approx_limit_curv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1.7028555055">
                <text:p>11.7028555055</text:p>
                <draw:g>
                  <svg:desc>EnergyVals.B1:EnergyVals.B251</svg:desc>
                </draw:g>
              </table:table-cell>
              <table:table-cell office:value-type="float" office:value="-3.06648038066E-017">
                <text:p>-3.06648038066E-017</text:p>
                <draw:g>
                  <svg:desc>EnergyVals.C1:EnergyVals.C251</svg:desc>
                </draw:g>
              </table:table-cell>
              <table:table-cell office:value-type="float" office:value="11.7028555055">
                <text:p>11.7028555055</text:p>
                <draw:g>
                  <svg:desc>EnergyVals.D1:EnergyVals.D251</svg:desc>
                </draw:g>
              </table:table-cell>
              <table:table-cell office:value-type="float" office:value="9.04634248602">
                <text:p>9.04634248602</text:p>
                <draw:g>
                  <svg:desc>EnergyVals.E1:EnergyVals.E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-2.85168031591E-017">
                <text:p>-2.85168031591E-017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9.26835549398">
                <text:p>9.26835549398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-4.17794350162E-017">
                <text:p>-4.17794350162E-017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9.49581708801">
                <text:p>9.49581708801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-4.34945156286E-017">
                <text:p>-4.34945156286E-017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9.72886098591">
                <text:p>9.72886098591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-3.76927235189E-017">
                <text:p>-3.76927235189E-017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9.96762418715">
                <text:p>9.96762418715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-3.81716461458E-017">
                <text:p>-3.81716461458E-017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10.2122470534">
                <text:p>10.2122470534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-3.57149436208E-017">
                <text:p>-3.57149436208E-017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10.462873391">
                <text:p>10.462873391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-3.57170164526E-017">
                <text:p>-3.57170164526E-01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10.7196505357">
                <text:p>10.7196505357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-2.07978973893E-017">
                <text:p>-2.07978973893E-017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10.982729439">
                <text:p>10.982729439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8555984">
                <text:p>11.7028555984</text:p>
              </table:table-cell>
              <table:table-cell office:value-type="float" office:value="-2.66085533616E-017">
                <text:p>-2.66085533616E-017</text:p>
              </table:table-cell>
              <table:table-cell office:value-type="float" office:value="11.7028555984">
                <text:p>11.7028555984</text:p>
              </table:table-cell>
              <table:table-cell office:value-type="float" office:value="11.2522647569">
                <text:p>11.2522647569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8556033">
                <text:p>11.7028556033</text:p>
              </table:table-cell>
              <table:table-cell office:value-type="float" office:value="-1.95812904611E-017">
                <text:p>-1.95812904611E-017</text:p>
              </table:table-cell>
              <table:table-cell office:value-type="float" office:value="11.7028556033">
                <text:p>11.7028556033</text:p>
              </table:table-cell>
              <table:table-cell office:value-type="float" office:value="11.5284149413">
                <text:p>11.5284149413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8556083">
                <text:p>11.7028556083</text:p>
              </table:table-cell>
              <table:table-cell office:value-type="float" office:value="-2.87560901901E-017">
                <text:p>-2.87560901901E-017</text:p>
              </table:table-cell>
              <table:table-cell office:value-type="float" office:value="11.7028556083">
                <text:p>11.7028556083</text:p>
              </table:table-cell>
              <table:table-cell office:value-type="float" office:value="11.8113423323">
                <text:p>11.8113423323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8556128">
                <text:p>11.7028556128</text:p>
              </table:table-cell>
              <table:table-cell office:value-type="float" office:value="-3.97964869958E-017">
                <text:p>-3.97964869958E-017</text:p>
              </table:table-cell>
              <table:table-cell office:value-type="float" office:value="11.7028556128">
                <text:p>11.7028556128</text:p>
              </table:table-cell>
              <table:table-cell office:value-type="float" office:value="12.1012132545">
                <text:p>12.1012132545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855617">
                <text:p>11.702855617</text:p>
              </table:table-cell>
              <table:table-cell office:value-type="float" office:value="-4.20846801701E-017">
                <text:p>-4.20846801701E-017</text:p>
              </table:table-cell>
              <table:table-cell office:value-type="float" office:value="11.702855617">
                <text:p>11.702855617</text:p>
              </table:table-cell>
              <table:table-cell office:value-type="float" office:value="12.3981981143">
                <text:p>12.3981981143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8556212">
                <text:p>11.7028556212</text:p>
              </table:table-cell>
              <table:table-cell office:value-type="float" office:value="-2.41072429424E-017">
                <text:p>-2.41072429424E-017</text:p>
              </table:table-cell>
              <table:table-cell office:value-type="float" office:value="11.7028556212">
                <text:p>11.7028556212</text:p>
              </table:table-cell>
              <table:table-cell office:value-type="float" office:value="12.7024715">
                <text:p>12.702471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8556252">
                <text:p>11.7028556252</text:p>
              </table:table-cell>
              <table:table-cell office:value-type="float" office:value="-2.51883081404E-017">
                <text:p>-2.51883081404E-017</text:p>
              </table:table-cell>
              <table:table-cell office:value-type="float" office:value="11.7028556252">
                <text:p>11.7028556252</text:p>
              </table:table-cell>
              <table:table-cell office:value-type="float" office:value="13.0142122848">
                <text:p>13.0142122848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855629">
                <text:p>11.702855629</text:p>
              </table:table-cell>
              <table:table-cell office:value-type="float" office:value="-3.63530880643E-017">
                <text:p>-3.63530880643E-017</text:p>
              </table:table-cell>
              <table:table-cell office:value-type="float" office:value="11.702855629">
                <text:p>11.702855629</text:p>
              </table:table-cell>
              <table:table-cell office:value-type="float" office:value="13.3336037317">
                <text:p>13.3336037317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852034">
                <text:p>11.702852034</text:p>
              </table:table-cell>
              <table:table-cell office:value-type="float" office:value="-2.80380839394E-017">
                <text:p>-2.80380839394E-017</text:p>
              </table:table-cell>
              <table:table-cell office:value-type="float" office:value="11.702852034">
                <text:p>11.702852034</text:p>
              </table:table-cell>
              <table:table-cell office:value-type="float" office:value="13.6608336012">
                <text:p>13.6608336012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8065333">
                <text:p>11.7028065333</text:p>
              </table:table-cell>
              <table:table-cell office:value-type="float" office:value="-1.68039187576E-017">
                <text:p>-1.68039187576E-017</text:p>
              </table:table-cell>
              <table:table-cell office:value-type="float" office:value="11.7028065333">
                <text:p>11.7028065333</text:p>
              </table:table-cell>
              <table:table-cell office:value-type="float" office:value="13.9960942619">
                <text:p>13.9960942619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7271525">
                <text:p>11.7027271525</text:p>
              </table:table-cell>
              <table:table-cell office:value-type="float" office:value="-2.45972619832E-017">
                <text:p>-2.45972619832E-017</text:p>
              </table:table-cell>
              <table:table-cell office:value-type="float" office:value="11.7027271525">
                <text:p>11.7027271525</text:p>
              </table:table-cell>
              <table:table-cell office:value-type="float" office:value="14.3395828035">
                <text:p>14.339582803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6330438">
                <text:p>11.7026330438</text:p>
              </table:table-cell>
              <table:table-cell office:value-type="float" office:value="-1.49356773499E-017">
                <text:p>-1.49356773499E-017</text:p>
              </table:table-cell>
              <table:table-cell office:value-type="float" office:value="11.7026330438">
                <text:p>11.7026330438</text:p>
              </table:table-cell>
              <table:table-cell office:value-type="float" office:value="14.6915011523">
                <text:p>14.6915011523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5387316">
                <text:p>11.7025387316</text:p>
              </table:table-cell>
              <table:table-cell office:value-type="float" office:value="-1.11230961843E-017">
                <text:p>-1.11230961843E-017</text:p>
              </table:table-cell>
              <table:table-cell office:value-type="float" office:value="11.7025387316">
                <text:p>11.7025387316</text:p>
              </table:table-cell>
              <table:table-cell office:value-type="float" office:value="15.0520561907">
                <text:p>15.0520561907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4547297">
                <text:p>11.7024547297</text:p>
              </table:table-cell>
              <table:table-cell office:value-type="float" office:value="-9.04560386503E-018">
                <text:p>-9.04560386503E-018</text:p>
              </table:table-cell>
              <table:table-cell office:value-type="float" office:value="11.7024547297">
                <text:p>11.7024547297</text:p>
              </table:table-cell>
              <table:table-cell office:value-type="float" office:value="15.421459878">
                <text:p>15.421459878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3880847">
                <text:p>11.7023880847</text:p>
              </table:table-cell>
              <table:table-cell office:value-type="float" office:value="1.82437323715E-018">
                <text:p>1.82437323715E-018</text:p>
              </table:table-cell>
              <table:table-cell office:value-type="float" office:value="11.7023880847">
                <text:p>11.7023880847</text:p>
              </table:table-cell>
              <table:table-cell office:value-type="float" office:value="15.7999293755">
                <text:p>15.799929375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3429454">
                <text:p>11.7023429454</text:p>
              </table:table-cell>
              <table:table-cell office:value-type="float" office:value="1.51607213196E-017">
                <text:p>1.51607213196E-017</text:p>
              </table:table-cell>
              <table:table-cell office:value-type="float" office:value="11.7023429454">
                <text:p>11.7023429454</text:p>
              </table:table-cell>
              <table:table-cell office:value-type="float" office:value="16.1876871739">
                <text:p>16.187687173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23209894">
                <text:p>11.7023209894</text:p>
              </table:table-cell>
              <table:table-cell office:value-type="float" office:value="1.79635905786E-017">
                <text:p>1.79635905786E-017</text:p>
              </table:table-cell>
              <table:table-cell office:value-type="float" office:value="11.7023209894">
                <text:p>11.7023209894</text:p>
              </table:table-cell>
              <table:table-cell office:value-type="float" office:value="16.5849612244">
                <text:p>16.5849612244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18.3588280493">
                <text:p>18.3588280493</text:p>
              </table:table-cell>
              <table:table-cell office:value-type="float" office:value="1.83794599474E-016">
                <text:p>1.83794599474E-016</text:p>
              </table:table-cell>
              <table:table-cell office:value-type="float" office:value="18.3588280493">
                <text:p>18.3588280493</text:p>
              </table:table-cell>
              <table:table-cell office:value-type="float" office:value="16.9919850723">
                <text:p>16.9919850723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18.356601052">
                <text:p>18.356601052</text:p>
              </table:table-cell>
              <table:table-cell office:value-type="float" office:value="1.35882890336E-016">
                <text:p>1.35882890336E-016</text:p>
              </table:table-cell>
              <table:table-cell office:value-type="float" office:value="18.356601052">
                <text:p>18.356601052</text:p>
              </table:table-cell>
              <table:table-cell office:value-type="float" office:value="17.4089979947">
                <text:p>17.4089979947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8.3541343933">
                <text:p>18.3541343933</text:p>
              </table:table-cell>
              <table:table-cell office:value-type="float" office:value="1.15355384578E-016">
                <text:p>1.15355384578E-016</text:p>
              </table:table-cell>
              <table:table-cell office:value-type="float" office:value="18.3541343933">
                <text:p>18.3541343933</text:p>
              </table:table-cell>
              <table:table-cell office:value-type="float" office:value="17.8362451408">
                <text:p>17.8362451408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18.3516779559">
                <text:p>18.3516779559</text:p>
              </table:table-cell>
              <table:table-cell office:value-type="float" office:value="1.43582726572E-016">
                <text:p>1.43582726572E-016</text:p>
              </table:table-cell>
              <table:table-cell office:value-type="float" office:value="18.3516779559">
                <text:p>18.3516779559</text:p>
              </table:table-cell>
              <table:table-cell office:value-type="float" office:value="18.2739776764">
                <text:p>18.273977676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8.3495786977">
                <text:p>18.3495786977</text:p>
              </table:table-cell>
              <table:table-cell office:value-type="float" office:value="1.01169347096E-016">
                <text:p>1.01169347096E-016</text:p>
              </table:table-cell>
              <table:table-cell office:value-type="float" office:value="18.3495786977">
                <text:p>18.3495786977</text:p>
              </table:table-cell>
              <table:table-cell office:value-type="float" office:value="18.7224529312">
                <text:p>18.7224529312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18.3481337528">
                <text:p>18.3481337528</text:p>
              </table:table-cell>
              <table:table-cell office:value-type="float" office:value="9.48744848424E-017">
                <text:p>9.48744848424E-017</text:p>
              </table:table-cell>
              <table:table-cell office:value-type="float" office:value="18.3481337528">
                <text:p>18.3481337528</text:p>
              </table:table-cell>
              <table:table-cell office:value-type="float" office:value="19.1819345502">
                <text:p>19.1819345502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18.3475273938">
                <text:p>18.3475273938</text:p>
              </table:table-cell>
              <table:table-cell office:value-type="float" office:value="9.92348937067E-017">
                <text:p>9.92348937067E-017</text:p>
              </table:table-cell>
              <table:table-cell office:value-type="float" office:value="18.3475273938">
                <text:p>18.3475273938</text:p>
              </table:table-cell>
              <table:table-cell office:value-type="float" office:value="19.6526926488">
                <text:p>19.6526926488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8.3477999294">
                <text:p>18.3477999294</text:p>
              </table:table-cell>
              <table:table-cell office:value-type="float" office:value="1.08683374071E-016">
                <text:p>1.08683374071E-016</text:p>
              </table:table-cell>
              <table:table-cell office:value-type="float" office:value="18.3477999294">
                <text:p>18.3477999294</text:p>
              </table:table-cell>
              <table:table-cell office:value-type="float" office:value="20.1350039715">
                <text:p>20.135003971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8.3488382716">
                <text:p>18.3488382716</text:p>
              </table:table-cell>
              <table:table-cell office:value-type="float" office:value="8.81041560175E-017">
                <text:p>8.81041560175E-017</text:p>
              </table:table-cell>
              <table:table-cell office:value-type="float" office:value="18.3488382716">
                <text:p>18.3488382716</text:p>
              </table:table-cell>
              <table:table-cell office:value-type="float" office:value="20.6291520544">
                <text:p>20.6291520544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8.350387346">
                <text:p>18.350387346</text:p>
              </table:table-cell>
              <table:table-cell office:value-type="float" office:value="6.40828355012E-017">
                <text:p>6.40828355012E-017</text:p>
              </table:table-cell>
              <table:table-cell office:value-type="float" office:value="18.350387346">
                <text:p>18.350387346</text:p>
              </table:table-cell>
              <table:table-cell office:value-type="float" office:value="21.1354273923">
                <text:p>21.1354273923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8.3520771303">
                <text:p>18.3520771303</text:p>
              </table:table-cell>
              <table:table-cell office:value-type="float" office:value="8.4044600067E-017">
                <text:p>8.4044600067E-017</text:p>
              </table:table-cell>
              <table:table-cell office:value-type="float" office:value="18.3520771303">
                <text:p>18.3520771303</text:p>
              </table:table-cell>
              <table:table-cell office:value-type="float" office:value="21.6541276092">
                <text:p>21.6541276092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18.353478797">
                <text:p>18.353478797</text:p>
              </table:table-cell>
              <table:table-cell office:value-type="float" office:value="5.04330370525E-017">
                <text:p>5.04330370525E-017</text:p>
              </table:table-cell>
              <table:table-cell office:value-type="float" office:value="18.353478797">
                <text:p>18.353478797</text:p>
              </table:table-cell>
              <table:table-cell office:value-type="float" office:value="22.1855576333">
                <text:p>22.1855576333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8.3541708775">
                <text:p>18.3541708775</text:p>
              </table:table-cell>
              <table:table-cell office:value-type="float" office:value="4.3920832834E-017">
                <text:p>4.3920832834E-017</text:p>
              </table:table-cell>
              <table:table-cell office:value-type="float" office:value="18.3541708775">
                <text:p>18.3541708775</text:p>
              </table:table-cell>
              <table:table-cell office:value-type="float" office:value="22.7300298762">
                <text:p>22.7300298762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18.3538243062">
                <text:p>18.3538243062</text:p>
              </table:table-cell>
              <table:table-cell office:value-type="float" office:value="-3.39628983658E-017">
                <text:p>-3.39628983658E-017</text:p>
              </table:table-cell>
              <table:table-cell office:value-type="float" office:value="18.3538243062">
                <text:p>18.3538243062</text:p>
              </table:table-cell>
              <table:table-cell office:value-type="float" office:value="23.2878644167">
                <text:p>23.287864416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8.3523081999">
                <text:p>18.3523081999</text:p>
              </table:table-cell>
              <table:table-cell office:value-type="float" office:value="-1.9024540823E-017">
                <text:p>-1.9024540823E-017</text:p>
              </table:table-cell>
              <table:table-cell office:value-type="float" office:value="18.3523081999">
                <text:p>18.3523081999</text:p>
              </table:table-cell>
              <table:table-cell office:value-type="float" office:value="23.8593891888">
                <text:p>23.8593891888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18.3498129926">
                <text:p>18.3498129926</text:p>
              </table:table-cell>
              <table:table-cell office:value-type="float" office:value="-4.78293845344E-017">
                <text:p>-4.78293845344E-017</text:p>
              </table:table-cell>
              <table:table-cell office:value-type="float" office:value="18.3498129926">
                <text:p>18.3498129926</text:p>
              </table:table-cell>
              <table:table-cell office:value-type="float" office:value="24.4449401748">
                <text:p>24.4449401748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8.3469941518">
                <text:p>18.3469941518</text:p>
              </table:table-cell>
              <table:table-cell office:value-type="float" office:value="-6.61213159768E-017">
                <text:p>-6.61213159768E-017</text:p>
              </table:table-cell>
              <table:table-cell office:value-type="float" office:value="18.3469941518">
                <text:p>18.3469941518</text:p>
              </table:table-cell>
              <table:table-cell office:value-type="float" office:value="25.0448616022">
                <text:p>25.0448616022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18.3451324973">
                <text:p>18.3451324973</text:p>
              </table:table-cell>
              <table:table-cell office:value-type="float" office:value="-6.59000543227E-017">
                <text:p>-6.59000543227E-017</text:p>
              </table:table-cell>
              <table:table-cell office:value-type="float" office:value="18.3451324973">
                <text:p>18.3451324973</text:p>
              </table:table-cell>
              <table:table-cell office:value-type="float" office:value="25.6595061469">
                <text:p>25.6595061469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8.3449102871">
                <text:p>18.3449102871</text:p>
              </table:table-cell>
              <table:table-cell office:value-type="float" office:value="-4.40783552424E-017">
                <text:p>-4.40783552424E-017</text:p>
              </table:table-cell>
              <table:table-cell office:value-type="float" office:value="18.3449102871">
                <text:p>18.3449102871</text:p>
              </table:table-cell>
              <table:table-cell office:value-type="float" office:value="26.2892351397">
                <text:p>26.2892351397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8.3447525842">
                <text:p>18.3447525842</text:p>
              </table:table-cell>
              <table:table-cell office:value-type="float" office:value="-8.32179895539E-017">
                <text:p>-8.32179895539E-017</text:p>
              </table:table-cell>
              <table:table-cell office:value-type="float" office:value="18.3447525842">
                <text:p>18.3447525842</text:p>
              </table:table-cell>
              <table:table-cell office:value-type="float" office:value="26.9344187793">
                <text:p>26.9344187793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18.3446019337">
                <text:p>18.3446019337</text:p>
              </table:table-cell>
              <table:table-cell office:value-type="float" office:value="-3.71887623008E-017">
                <text:p>-3.71887623008E-017</text:p>
              </table:table-cell>
              <table:table-cell office:value-type="float" office:value="18.3446019337">
                <text:p>18.3446019337</text:p>
              </table:table-cell>
              <table:table-cell office:value-type="float" office:value="27.5954363497">
                <text:p>27.5954363497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18.3444580736">
                <text:p>18.3444580736</text:p>
              </table:table-cell>
              <table:table-cell office:value-type="float" office:value="-2.32847859656E-017">
                <text:p>-2.32847859656E-017</text:p>
              </table:table-cell>
              <table:table-cell office:value-type="float" office:value="18.3444580736">
                <text:p>18.3444580736</text:p>
              </table:table-cell>
              <table:table-cell office:value-type="float" office:value="28.272676443">
                <text:p>28.272676443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8.3443207737">
                <text:p>18.3443207737</text:p>
              </table:table-cell>
              <table:table-cell office:value-type="float" office:value="-3.3971329581E-017">
                <text:p>-3.3971329581E-017</text:p>
              </table:table-cell>
              <table:table-cell office:value-type="float" office:value="18.3443207737">
                <text:p>18.3443207737</text:p>
              </table:table-cell>
              <table:table-cell office:value-type="float" office:value="28.9665371884">
                <text:p>28.9665371884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18.3441896254">
                <text:p>18.3441896254</text:p>
              </table:table-cell>
              <table:table-cell office:value-type="float" office:value="-6.15401684497E-017">
                <text:p>-6.15401684497E-017</text:p>
              </table:table-cell>
              <table:table-cell office:value-type="float" office:value="18.3441896254">
                <text:p>18.3441896254</text:p>
              </table:table-cell>
              <table:table-cell office:value-type="float" office:value="29.6774264855">
                <text:p>29.677426485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1.9301528463">
                <text:p>31.9301528463</text:p>
              </table:table-cell>
              <table:table-cell office:value-type="float" office:value="3.87929273032E-016">
                <text:p>3.87929273032E-016</text:p>
              </table:table-cell>
              <table:table-cell office:value-type="float" office:value="31.9301528463">
                <text:p>31.9301528463</text:p>
              </table:table-cell>
              <table:table-cell office:value-type="float" office:value="30.4057622447">
                <text:p>30.4057622447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31.9411614868">
                <text:p>31.9411614868</text:p>
              </table:table-cell>
              <table:table-cell office:value-type="float" office:value="3.2268483684E-016">
                <text:p>3.2268483684E-016</text:p>
              </table:table-cell>
              <table:table-cell office:value-type="float" office:value="31.9411614868">
                <text:p>31.9411614868</text:p>
              </table:table-cell>
              <table:table-cell office:value-type="float" office:value="31.1519726325">
                <text:p>31.151972632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31.9264157054">
                <text:p>31.9264157054</text:p>
              </table:table-cell>
              <table:table-cell office:value-type="float" office:value="3.08178715486E-016">
                <text:p>3.08178715486E-016</text:p>
              </table:table-cell>
              <table:table-cell office:value-type="float" office:value="31.9264157054">
                <text:p>31.9264157054</text:p>
              </table:table-cell>
              <table:table-cell office:value-type="float" office:value="31.9164963236">
                <text:p>31.9164963236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31.9139862609">
                <text:p>31.9139862609</text:p>
              </table:table-cell>
              <table:table-cell office:value-type="float" office:value="2.92367825315E-016">
                <text:p>2.92367825315E-016</text:p>
              </table:table-cell>
              <table:table-cell office:value-type="float" office:value="31.9139862609">
                <text:p>31.9139862609</text:p>
              </table:table-cell>
              <table:table-cell office:value-type="float" office:value="32.6997827582">
                <text:p>32.6997827582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31.9097682036">
                <text:p>31.9097682036</text:p>
              </table:table-cell>
              <table:table-cell office:value-type="float" office:value="2.1710682863E-016">
                <text:p>2.1710682863E-016</text:p>
              </table:table-cell>
              <table:table-cell office:value-type="float" office:value="31.9097682036">
                <text:p>31.9097682036</text:p>
              </table:table-cell>
              <table:table-cell office:value-type="float" office:value="33.5022924068">
                <text:p>33.5022924068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31.9148653232">
                <text:p>31.9148653232</text:p>
              </table:table-cell>
              <table:table-cell office:value-type="float" office:value="2.25394848718E-016">
                <text:p>2.25394848718E-016</text:p>
              </table:table-cell>
              <table:table-cell office:value-type="float" office:value="31.9148653232">
                <text:p>31.9148653232</text:p>
              </table:table-cell>
              <table:table-cell office:value-type="float" office:value="34.3244970406">
                <text:p>34.3244970406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31.9248758873">
                <text:p>31.9248758873</text:p>
              </table:table-cell>
              <table:table-cell office:value-type="float" office:value="1.54438888809E-016">
                <text:p>1.54438888809E-016</text:p>
              </table:table-cell>
              <table:table-cell office:value-type="float" office:value="31.9248758873">
                <text:p>31.9248758873</text:p>
              </table:table-cell>
              <table:table-cell office:value-type="float" office:value="35.1668800088">
                <text:p>35.1668800088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31.9317015125">
                <text:p>31.9317015125</text:p>
              </table:table-cell>
              <table:table-cell office:value-type="float" office:value="1.14618667212E-016">
                <text:p>1.14618667212E-016</text:p>
              </table:table-cell>
              <table:table-cell office:value-type="float" office:value="31.9317015125">
                <text:p>31.9317015125</text:p>
              </table:table-cell>
              <table:table-cell office:value-type="float" office:value="36.0299365228">
                <text:p>36.0299365228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31.9277177082">
                <text:p>31.9277177082</text:p>
              </table:table-cell>
              <table:table-cell office:value-type="float" office:value="4.36170452137E-017">
                <text:p>4.36170452137E-017</text:p>
              </table:table-cell>
              <table:table-cell office:value-type="float" office:value="31.9277177082">
                <text:p>31.9277177082</text:p>
              </table:table-cell>
              <table:table-cell office:value-type="float" office:value="36.9141739477">
                <text:p>36.9141739477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31.9123772432">
                <text:p>31.9123772432</text:p>
              </table:table-cell>
              <table:table-cell office:value-type="float" office:value="9.50625015545E-017">
                <text:p>9.50625015545E-017</text:p>
              </table:table-cell>
              <table:table-cell office:value-type="float" office:value="31.9123772432">
                <text:p>31.9123772432</text:p>
              </table:table-cell>
              <table:table-cell office:value-type="float" office:value="37.8201120997">
                <text:p>37.820112099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31.9010230618">
                <text:p>31.9010230618</text:p>
              </table:table-cell>
              <table:table-cell office:value-type="float" office:value="-3.05459100942E-017">
                <text:p>-3.05459100942E-017</text:p>
              </table:table-cell>
              <table:table-cell office:value-type="float" office:value="31.9010230618">
                <text:p>31.9010230618</text:p>
              </table:table-cell>
              <table:table-cell office:value-type="float" office:value="38.7482835526">
                <text:p>38.7482835526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31.8999984985">
                <text:p>31.8999984985</text:p>
              </table:table-cell>
              <table:table-cell office:value-type="float" office:value="-2.58981032538E-017">
                <text:p>-2.58981032538E-017</text:p>
              </table:table-cell>
              <table:table-cell office:value-type="float" office:value="31.8999984985">
                <text:p>31.8999984985</text:p>
              </table:table-cell>
              <table:table-cell office:value-type="float" office:value="39.6992339503">
                <text:p>39.6992339503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31.8990365366">
                <text:p>31.8990365366</text:p>
              </table:table-cell>
              <table:table-cell office:value-type="float" office:value="3.71477842405E-017">
                <text:p>3.71477842405E-017</text:p>
              </table:table-cell>
              <table:table-cell office:value-type="float" office:value="31.8990365366">
                <text:p>31.8990365366</text:p>
              </table:table-cell>
              <table:table-cell office:value-type="float" office:value="40.6735223277">
                <text:p>40.6735223277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31.8981279185">
                <text:p>31.8981279185</text:p>
              </table:table-cell>
              <table:table-cell office:value-type="float" office:value="4.78917236113E-017">
                <text:p>4.78917236113E-017</text:p>
              </table:table-cell>
              <table:table-cell office:value-type="float" office:value="31.8981279185">
                <text:p>31.8981279185</text:p>
              </table:table-cell>
              <table:table-cell office:value-type="float" office:value="41.6717214397">
                <text:p>41.6717214397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31.897265953">
                <text:p>31.897265953</text:p>
              </table:table-cell>
              <table:table-cell office:value-type="float" office:value="-2.33958730681E-017">
                <text:p>-2.33958730681E-017</text:p>
              </table:table-cell>
              <table:table-cell office:value-type="float" office:value="31.897265953">
                <text:p>31.897265953</text:p>
              </table:table-cell>
              <table:table-cell office:value-type="float" office:value="42.6944180973">
                <text:p>42.694418097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31.8964451848">
                <text:p>31.8964451848</text:p>
              </table:table-cell>
              <table:table-cell office:value-type="float" office:value="2.6162157263E-017">
                <text:p>2.6162157263E-017</text:p>
              </table:table-cell>
              <table:table-cell office:value-type="float" office:value="31.8964451848">
                <text:p>31.8964451848</text:p>
              </table:table-cell>
              <table:table-cell office:value-type="float" office:value="43.7422135129">
                <text:p>43.7422135129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31.8956611366">
                <text:p>31.8956611366</text:p>
              </table:table-cell>
              <table:table-cell office:value-type="float" office:value="-8.18671823638E-018">
                <text:p>-8.18671823638E-018</text:p>
              </table:table-cell>
              <table:table-cell office:value-type="float" office:value="31.8956611366">
                <text:p>31.8956611366</text:p>
              </table:table-cell>
              <table:table-cell office:value-type="float" office:value="44.8157236537">
                <text:p>44.8157236537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31.8949100472">
                <text:p>31.8949100472</text:p>
              </table:table-cell>
              <table:table-cell office:value-type="float" office:value="2.95264442766E-017">
                <text:p>2.95264442766E-017</text:p>
              </table:table-cell>
              <table:table-cell office:value-type="float" office:value="31.8949100472">
                <text:p>31.8949100472</text:p>
              </table:table-cell>
              <table:table-cell office:value-type="float" office:value="45.9155796041">
                <text:p>45.9155796041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31.8941887232">
                <text:p>31.8941887232</text:p>
              </table:table-cell>
              <table:table-cell office:value-type="float" office:value="-1.04208552386E-016">
                <text:p>-1.04208552386E-016</text:p>
              </table:table-cell>
              <table:table-cell office:value-type="float" office:value="31.8941887232">
                <text:p>31.8941887232</text:p>
              </table:table-cell>
              <table:table-cell office:value-type="float" office:value="47.042427936">
                <text:p>47.042427936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31.8934944449">
                <text:p>31.8934944449</text:p>
              </table:table-cell>
              <table:table-cell office:value-type="float" office:value="-4.24459628981E-017">
                <text:p>-4.24459628981E-017</text:p>
              </table:table-cell>
              <table:table-cell office:value-type="float" office:value="31.8934944449">
                <text:p>31.8934944449</text:p>
              </table:table-cell>
              <table:table-cell office:value-type="float" office:value="48.1969310894">
                <text:p>48.196931089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31.8928248608">
                <text:p>31.8928248608</text:p>
              </table:table-cell>
              <table:table-cell office:value-type="float" office:value="1.22120162507E-017">
                <text:p>1.22120162507E-017</text:p>
              </table:table-cell>
              <table:table-cell office:value-type="float" office:value="31.8928248608">
                <text:p>31.8928248608</text:p>
              </table:table-cell>
              <table:table-cell office:value-type="float" office:value="49.3797677621">
                <text:p>49.3797677621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31.8921779326">
                <text:p>31.8921779326</text:p>
              </table:table-cell>
              <table:table-cell office:value-type="float" office:value="-7.30722211163E-018">
                <text:p>-7.30722211163E-018</text:p>
              </table:table-cell>
              <table:table-cell office:value-type="float" office:value="31.8921779326">
                <text:p>31.8921779326</text:p>
              </table:table-cell>
              <table:table-cell office:value-type="float" office:value="50.5916333077">
                <text:p>50.5916333077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31.8915518624">
                <text:p>31.8915518624</text:p>
              </table:table-cell>
              <table:table-cell office:value-type="float" office:value="7.96619218847E-017">
                <text:p>7.96619218847E-017</text:p>
              </table:table-cell>
              <table:table-cell office:value-type="float" office:value="31.8915518624">
                <text:p>31.8915518624</text:p>
              </table:table-cell>
              <table:table-cell office:value-type="float" office:value="51.8332401455">
                <text:p>51.8332401455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31.8909450944">
                <text:p>31.8909450944</text:p>
              </table:table-cell>
              <table:table-cell office:value-type="float" office:value="-5.2859143365E-017">
                <text:p>-5.2859143365E-017</text:p>
              </table:table-cell>
              <table:table-cell office:value-type="float" office:value="31.8909450944">
                <text:p>31.8909450944</text:p>
              </table:table-cell>
              <table:table-cell office:value-type="float" office:value="53.1053181787">
                <text:p>53.1053181787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31.8903562288">
                <text:p>31.8903562288</text:p>
              </table:table-cell>
              <table:table-cell office:value-type="float" office:value="2.54505771556E-017">
                <text:p>2.54505771556E-017</text:p>
              </table:table-cell>
              <table:table-cell office:value-type="float" office:value="31.8903562288">
                <text:p>31.8903562288</text:p>
              </table:table-cell>
              <table:table-cell office:value-type="float" office:value="54.4086152234">
                <text:p>54.408615223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1.889784008">
                <text:p>31.889784008</text:p>
              </table:table-cell>
              <table:table-cell office:value-type="float" office:value="-1.69051527432E-017">
                <text:p>-1.69051527432E-017</text:p>
              </table:table-cell>
              <table:table-cell office:value-type="float" office:value="31.889784008">
                <text:p>31.889784008</text:p>
              </table:table-cell>
              <table:table-cell office:value-type="float" office:value="55.7438974486">
                <text:p>55.7438974486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58.464159144">
                <text:p>58.464159144</text:p>
              </table:table-cell>
              <table:table-cell office:value-type="float" office:value="7.28277095958E-016">
                <text:p>7.28277095958E-016</text:p>
              </table:table-cell>
              <table:table-cell office:value-type="float" office:value="58.464159144">
                <text:p>58.464159144</text:p>
              </table:table-cell>
              <table:table-cell office:value-type="float" office:value="57.1119498263">
                <text:p>57.1119498263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58.463725065">
                <text:p>58.463725065</text:p>
              </table:table-cell>
              <table:table-cell office:value-type="float" office:value="4.89429562512E-016">
                <text:p>4.89429562512E-016</text:p>
              </table:table-cell>
              <table:table-cell office:value-type="float" office:value="58.463725065">
                <text:p>58.463725065</text:p>
              </table:table-cell>
              <table:table-cell office:value-type="float" office:value="58.5135765932">
                <text:p>58.5135765932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58.4632970445">
                <text:p>58.4632970445</text:p>
              </table:table-cell>
              <table:table-cell office:value-type="float" office:value="4.44366219845E-016">
                <text:p>4.44366219845E-016</text:p>
              </table:table-cell>
              <table:table-cell office:value-type="float" office:value="58.4632970445">
                <text:p>58.4632970445</text:p>
              </table:table-cell>
              <table:table-cell office:value-type="float" office:value="59.9496017234">
                <text:p>59.9496017234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58.4628889765">
                <text:p>58.4628889765</text:p>
              </table:table-cell>
              <table:table-cell office:value-type="float" office:value="5.4735752388E-016">
                <text:p>5.4735752388E-016</text:p>
              </table:table-cell>
              <table:table-cell office:value-type="float" office:value="58.4628889765">
                <text:p>58.4628889765</text:p>
              </table:table-cell>
              <table:table-cell office:value-type="float" office:value="61.4208694125">
                <text:p>61.420869412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58.4625064816">
                <text:p>58.4625064816</text:p>
              </table:table-cell>
              <table:table-cell office:value-type="float" office:value="7.0181244488E-016">
                <text:p>7.0181244488E-016</text:p>
              </table:table-cell>
              <table:table-cell office:value-type="float" office:value="58.4625064816">
                <text:p>58.4625064816</text:p>
              </table:table-cell>
              <table:table-cell office:value-type="float" office:value="62.9282445744">
                <text:p>62.9282445744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58.4621440422">
                <text:p>58.4621440422</text:p>
              </table:table-cell>
              <table:table-cell office:value-type="float" office:value="5.14996986622E-016">
                <text:p>5.14996986622E-016</text:p>
              </table:table-cell>
              <table:table-cell office:value-type="float" office:value="58.4621440422">
                <text:p>58.4621440422</text:p>
              </table:table-cell>
              <table:table-cell office:value-type="float" office:value="64.4726133494">
                <text:p>64.4726133494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58.4617971101">
                <text:p>58.4617971101</text:p>
              </table:table-cell>
              <table:table-cell office:value-type="float" office:value="4.55921733285E-016">
                <text:p>4.55921733285E-016</text:p>
              </table:table-cell>
              <table:table-cell office:value-type="float" office:value="58.4617971101">
                <text:p>58.4617971101</text:p>
              </table:table-cell>
              <table:table-cell office:value-type="float" office:value="66.0548836252">
                <text:p>66.0548836252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58.4614614068">
                <text:p>58.4614614068</text:p>
              </table:table-cell>
              <table:table-cell office:value-type="float" office:value="3.48072338838E-016">
                <text:p>3.48072338838E-016</text:p>
              </table:table-cell>
              <table:table-cell office:value-type="float" office:value="58.4614614068">
                <text:p>58.4614614068</text:p>
              </table:table-cell>
              <table:table-cell office:value-type="float" office:value="67.6759855707">
                <text:p>67.6759855707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58.4611339572">
                <text:p>58.4611339572</text:p>
              </table:table-cell>
              <table:table-cell office:value-type="float" office:value="4.90258607697E-016">
                <text:p>4.90258607697E-016</text:p>
              </table:table-cell>
              <table:table-cell office:value-type="float" office:value="58.4611339572">
                <text:p>58.4611339572</text:p>
              </table:table-cell>
              <table:table-cell office:value-type="float" office:value="69.3368721828">
                <text:p>69.336872182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58.460809412">
                <text:p>58.460809412</text:p>
              </table:table-cell>
              <table:table-cell office:value-type="float" office:value="7.50065917755E-016">
                <text:p>7.50065917755E-016</text:p>
              </table:table-cell>
              <table:table-cell office:value-type="float" office:value="58.460809412">
                <text:p>58.460809412</text:p>
              </table:table-cell>
              <table:table-cell office:value-type="float" office:value="71.0385198464">
                <text:p>71.038519846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58.4604874131">
                <text:p>58.4604874131</text:p>
              </table:table-cell>
              <table:table-cell office:value-type="float" office:value="5.48445137916E-016">
                <text:p>5.48445137916E-016</text:p>
              </table:table-cell>
              <table:table-cell office:value-type="float" office:value="58.4604874131">
                <text:p>58.4604874131</text:p>
              </table:table-cell>
              <table:table-cell office:value-type="float" office:value="72.7819289088">
                <text:p>72.7819289088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58.4601648484">
                <text:p>58.4601648484</text:p>
              </table:table-cell>
              <table:table-cell office:value-type="float" office:value="7.88388102874E-016">
                <text:p>7.88388102874E-016</text:p>
              </table:table-cell>
              <table:table-cell office:value-type="float" office:value="58.4601648484">
                <text:p>58.4601648484</text:p>
              </table:table-cell>
              <table:table-cell office:value-type="float" office:value="74.5681242675">
                <text:p>74.568124267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58.4598401904">
                <text:p>58.4598401904</text:p>
              </table:table-cell>
              <table:table-cell office:value-type="float" office:value="5.61669452417E-016">
                <text:p>5.61669452417E-016</text:p>
              </table:table-cell>
              <table:table-cell office:value-type="float" office:value="58.4598401904">
                <text:p>58.4598401904</text:p>
              </table:table-cell>
              <table:table-cell office:value-type="float" office:value="76.3981559728">
                <text:p>76.3981559728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58.4595119729">
                <text:p>58.4595119729</text:p>
              </table:table-cell>
              <table:table-cell office:value-type="float" office:value="5.74806984507E-016">
                <text:p>5.74806984507E-016</text:p>
              </table:table-cell>
              <table:table-cell office:value-type="float" office:value="58.4595119729">
                <text:p>58.4595119729</text:p>
              </table:table-cell>
              <table:table-cell office:value-type="float" office:value="78.273099845">
                <text:p>78.27309984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58.4591791992">
                <text:p>58.4591791992</text:p>
              </table:table-cell>
              <table:table-cell office:value-type="float" office:value="5.74452119854E-016">
                <text:p>5.74452119854E-016</text:p>
              </table:table-cell>
              <table:table-cell office:value-type="float" office:value="58.4591791992">
                <text:p>58.4591791992</text:p>
              </table:table-cell>
              <table:table-cell office:value-type="float" office:value="80.1940581069">
                <text:p>80.1940581069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58.4588410693">
                <text:p>58.4588410693</text:p>
              </table:table-cell>
              <table:table-cell office:value-type="float" office:value="6.25107281108E-016">
                <text:p>6.25107281108E-016</text:p>
              </table:table-cell>
              <table:table-cell office:value-type="float" office:value="58.4588410693">
                <text:p>58.4588410693</text:p>
              </table:table-cell>
              <table:table-cell office:value-type="float" office:value="82.1621600318">
                <text:p>82.1621600318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58.4584972357">
                <text:p>58.4584972357</text:p>
              </table:table-cell>
              <table:table-cell office:value-type="float" office:value="7.89986948386E-016">
                <text:p>7.89986948386E-016</text:p>
              </table:table-cell>
              <table:table-cell office:value-type="float" office:value="58.4584972357">
                <text:p>58.4584972357</text:p>
              </table:table-cell>
              <table:table-cell office:value-type="float" office:value="84.1785626075">
                <text:p>84.1785626075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58.4581646776">
                <text:p>58.4581646776</text:p>
              </table:table-cell>
              <table:table-cell office:value-type="float" office:value="7.082767103E-016">
                <text:p>7.082767103E-016</text:p>
              </table:table-cell>
              <table:table-cell office:value-type="float" office:value="58.4581646776">
                <text:p>58.4581646776</text:p>
              </table:table-cell>
              <table:table-cell office:value-type="float" office:value="86.2444512159">
                <text:p>86.2444512159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58.5106083368">
                <text:p>58.5106083368</text:p>
              </table:table-cell>
              <table:table-cell office:value-type="float" office:value="5.28489244878E-016">
                <text:p>5.28489244878E-016</text:p>
              </table:table-cell>
              <table:table-cell office:value-type="float" office:value="58.5106083368">
                <text:p>58.5106083368</text:p>
              </table:table-cell>
              <table:table-cell office:value-type="float" office:value="88.3610403306">
                <text:p>88.361040330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58.4441455141">
                <text:p>58.4441455141</text:p>
              </table:table-cell>
              <table:table-cell office:value-type="float" office:value="2.67327206936E-016">
                <text:p>2.67327206936E-016</text:p>
              </table:table-cell>
              <table:table-cell office:value-type="float" office:value="58.4441455141">
                <text:p>58.4441455141</text:p>
              </table:table-cell>
              <table:table-cell office:value-type="float" office:value="90.5295742304">
                <text:p>90.5295742304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58.4653773728">
                <text:p>58.4653773728</text:p>
              </table:table-cell>
              <table:table-cell office:value-type="float" office:value="4.0804041723E-016">
                <text:p>4.0804041723E-016</text:p>
              </table:table-cell>
              <table:table-cell office:value-type="float" office:value="58.4653773728">
                <text:p>58.4653773728</text:p>
              </table:table-cell>
              <table:table-cell office:value-type="float" office:value="92.7513277308">
                <text:p>92.7513277308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58.5204240017">
                <text:p>58.5204240017</text:p>
              </table:table-cell>
              <table:table-cell office:value-type="float" office:value="1.42431263395E-016">
                <text:p>1.42431263395E-016</text:p>
              </table:table-cell>
              <table:table-cell office:value-type="float" office:value="58.5204240017">
                <text:p>58.5204240017</text:p>
              </table:table-cell>
              <table:table-cell office:value-type="float" office:value="95.0276069335">
                <text:p>95.027606933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58.4683458776">
                <text:p>58.4683458776</text:p>
              </table:table-cell>
              <table:table-cell office:value-type="float" office:value="1.23598203681E-017">
                <text:p>1.23598203681E-017</text:p>
              </table:table-cell>
              <table:table-cell office:value-type="float" office:value="58.4683458776">
                <text:p>58.4683458776</text:p>
              </table:table-cell>
              <table:table-cell office:value-type="float" office:value="97.3597499943">
                <text:p>97.3597499943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58.4194291316">
                <text:p>58.4194291316</text:p>
              </table:table-cell>
              <table:table-cell office:value-type="float" office:value="9.52099447079E-017">
                <text:p>9.52099447079E-017</text:p>
              </table:table-cell>
              <table:table-cell office:value-type="float" office:value="58.4194291316">
                <text:p>58.4194291316</text:p>
              </table:table-cell>
              <table:table-cell office:value-type="float" office:value="99.7491279096">
                <text:p>99.749127909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7.094277659">
                <text:p>107.094277659</text:p>
              </table:table-cell>
              <table:table-cell office:value-type="float" office:value="2.03812537222E-015">
                <text:p>2.03812537222E-015</text:p>
              </table:table-cell>
              <table:table-cell office:value-type="float" office:value="107.094277659">
                <text:p>107.094277659</text:p>
              </table:table-cell>
              <table:table-cell office:value-type="float" office:value="102.197145322">
                <text:p>102.197145322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07.091100764">
                <text:p>107.091100764</text:p>
              </table:table-cell>
              <table:table-cell office:value-type="float" office:value="8.20661432956E-016">
                <text:p>8.20661432956E-016</text:p>
              </table:table-cell>
              <table:table-cell office:value-type="float" office:value="107.091100764">
                <text:p>107.091100764</text:p>
              </table:table-cell>
              <table:table-cell office:value-type="float" office:value="104.705241348">
                <text:p>104.705241348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07.088065152">
                <text:p>107.088065152</text:p>
              </table:table-cell>
              <table:table-cell office:value-type="float" office:value="1.12590250421E-015">
                <text:p>1.12590250421E-015</text:p>
              </table:table-cell>
              <table:table-cell office:value-type="float" office:value="107.088065152">
                <text:p>107.088065152</text:p>
              </table:table-cell>
              <table:table-cell office:value-type="float" office:value="107.274890421">
                <text:p>107.274890421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107.08531233">
                <text:p>107.08531233</text:p>
              </table:table-cell>
              <table:table-cell office:value-type="float" office:value="7.73768248647E-016">
                <text:p>7.73768248647E-016</text:p>
              </table:table-cell>
              <table:table-cell office:value-type="float" office:value="107.08531233">
                <text:p>107.08531233</text:p>
              </table:table-cell>
              <table:table-cell office:value-type="float" office:value="109.90760316">
                <text:p>109.90760316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07.082784756">
                <text:p>107.082784756</text:p>
              </table:table-cell>
              <table:table-cell office:value-type="float" office:value="1.4892605925E-015">
                <text:p>1.4892605925E-015</text:p>
              </table:table-cell>
              <table:table-cell office:value-type="float" office:value="107.082784756">
                <text:p>107.082784756</text:p>
              </table:table-cell>
              <table:table-cell office:value-type="float" office:value="112.604927256">
                <text:p>112.604927256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07.080394636">
                <text:p>107.080394636</text:p>
              </table:table-cell>
              <table:table-cell office:value-type="float" office:value="1.12446323451E-015">
                <text:p>1.12446323451E-015</text:p>
              </table:table-cell>
              <table:table-cell office:value-type="float" office:value="107.080394636">
                <text:p>107.080394636</text:p>
              </table:table-cell>
              <table:table-cell office:value-type="float" office:value="115.368448386">
                <text:p>115.368448386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107.078071008">
                <text:p>107.078071008</text:p>
              </table:table-cell>
              <table:table-cell office:value-type="float" office:value="1.38051308427E-015">
                <text:p>1.38051308427E-015</text:p>
              </table:table-cell>
              <table:table-cell office:value-type="float" office:value="107.078071008">
                <text:p>107.078071008</text:p>
              </table:table-cell>
              <table:table-cell office:value-type="float" office:value="118.199791141">
                <text:p>118.199791141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107.075767939">
                <text:p>107.075767939</text:p>
              </table:table-cell>
              <table:table-cell office:value-type="float" office:value="1.52589626893E-015">
                <text:p>1.52589626893E-015</text:p>
              </table:table-cell>
              <table:table-cell office:value-type="float" office:value="107.075767939">
                <text:p>107.075767939</text:p>
              </table:table-cell>
              <table:table-cell office:value-type="float" office:value="121.10061998">
                <text:p>121.10061998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07.073449093">
                <text:p>107.073449093</text:p>
              </table:table-cell>
              <table:table-cell office:value-type="float" office:value="1.05217593077E-015">
                <text:p>1.05217593077E-015</text:p>
              </table:table-cell>
              <table:table-cell office:value-type="float" office:value="107.073449093">
                <text:p>107.073449093</text:p>
              </table:table-cell>
              <table:table-cell office:value-type="float" office:value="124.072640213">
                <text:p>124.072640213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107.071092268">
                <text:p>107.071092268</text:p>
              </table:table-cell>
              <table:table-cell office:value-type="float" office:value="1.57539386844E-015">
                <text:p>1.57539386844E-015</text:p>
              </table:table-cell>
              <table:table-cell office:value-type="float" office:value="107.071092268">
                <text:p>107.071092268</text:p>
              </table:table-cell>
              <table:table-cell office:value-type="float" office:value="127.117599002">
                <text:p>127.117599002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07.371915683">
                <text:p>107.371915683</text:p>
              </table:table-cell>
              <table:table-cell office:value-type="float" office:value="1.05288532249E-015">
                <text:p>1.05288532249E-015</text:p>
              </table:table-cell>
              <table:table-cell office:value-type="float" office:value="107.371915683">
                <text:p>107.371915683</text:p>
              </table:table-cell>
              <table:table-cell office:value-type="float" office:value="130.237286385">
                <text:p>130.237286385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107.004805178">
                <text:p>107.004805178</text:p>
              </table:table-cell>
              <table:table-cell office:value-type="float" office:value="4.15261720593E-016">
                <text:p>4.15261720593E-016</text:p>
              </table:table-cell>
              <table:table-cell office:value-type="float" office:value="107.004805178">
                <text:p>107.004805178</text:p>
              </table:table-cell>
              <table:table-cell office:value-type="float" office:value="133.433536333">
                <text:p>133.433536333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107.271622645">
                <text:p>107.271622645</text:p>
              </table:table-cell>
              <table:table-cell office:value-type="float" office:value="4.28474312413E-016">
                <text:p>4.28474312413E-016</text:p>
              </table:table-cell>
              <table:table-cell office:value-type="float" office:value="107.271622645">
                <text:p>107.271622645</text:p>
              </table:table-cell>
              <table:table-cell office:value-type="float" office:value="136.708227824">
                <text:p>136.708227824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106.93488686">
                <text:p>106.93488686</text:p>
              </table:table-cell>
              <table:table-cell office:value-type="float" office:value="-3.10100144155E-016">
                <text:p>-3.10100144155E-016</text:p>
              </table:table-cell>
              <table:table-cell office:value-type="float" office:value="106.93488686">
                <text:p>106.93488686</text:p>
              </table:table-cell>
              <table:table-cell office:value-type="float" office:value="140.06328595">
                <text:p>140.06328595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06.908917854">
                <text:p>106.908917854</text:p>
              </table:table-cell>
              <table:table-cell office:value-type="float" office:value="-1.45521988003E-016">
                <text:p>-1.45521988003E-016</text:p>
              </table:table-cell>
              <table:table-cell office:value-type="float" office:value="106.908917854">
                <text:p>106.908917854</text:p>
              </table:table-cell>
              <table:table-cell office:value-type="float" office:value="143.500683049">
                <text:p>143.500683049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06.886386118">
                <text:p>106.886386118</text:p>
              </table:table-cell>
              <table:table-cell office:value-type="float" office:value="-6.54440600452E-016">
                <text:p>-6.54440600452E-016</text:p>
              </table:table-cell>
              <table:table-cell office:value-type="float" office:value="106.886386118">
                <text:p>106.886386118</text:p>
              </table:table-cell>
              <table:table-cell office:value-type="float" office:value="147.022439863">
                <text:p>147.022439863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106.866302081">
                <text:p>106.866302081</text:p>
              </table:table-cell>
              <table:table-cell office:value-type="float" office:value="-1.7531520769E-016">
                <text:p>-1.7531520769E-016</text:p>
              </table:table-cell>
              <table:table-cell office:value-type="float" office:value="106.866302081">
                <text:p>106.866302081</text:p>
              </table:table-cell>
              <table:table-cell office:value-type="float" office:value="150.630626725">
                <text:p>150.630626725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106.848111205">
                <text:p>106.848111205</text:p>
              </table:table-cell>
              <table:table-cell office:value-type="float" office:value="3.72130443893E-017">
                <text:p>3.72130443893E-017</text:p>
              </table:table-cell>
              <table:table-cell office:value-type="float" office:value="106.848111205">
                <text:p>106.848111205</text:p>
              </table:table-cell>
              <table:table-cell office:value-type="float" office:value="154.32736478">
                <text:p>154.32736478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06.831438119">
                <text:p>106.831438119</text:p>
              </table:table-cell>
              <table:table-cell office:value-type="float" office:value="-7.13083561958E-016">
                <text:p>-7.13083561958E-016</text:p>
              </table:table-cell>
              <table:table-cell office:value-type="float" office:value="106.831438119">
                <text:p>106.831438119</text:p>
              </table:table-cell>
              <table:table-cell office:value-type="float" office:value="158.114827229">
                <text:p>158.114827229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106.816013552">
                <text:p>106.816013552</text:p>
              </table:table-cell>
              <table:table-cell office:value-type="float" office:value="-4.5662298795E-016">
                <text:p>-4.5662298795E-016</text:p>
              </table:table-cell>
              <table:table-cell office:value-type="float" office:value="106.816013552">
                <text:p>106.816013552</text:p>
              </table:table-cell>
              <table:table-cell office:value-type="float" office:value="161.995240606">
                <text:p>161.99524060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06.801635994">
                <text:p>106.801635994</text:p>
              </table:table-cell>
              <table:table-cell office:value-type="float" office:value="-2.94195963416E-016">
                <text:p>-2.94195963416E-016</text:p>
              </table:table-cell>
              <table:table-cell office:value-type="float" office:value="106.801635994">
                <text:p>106.801635994</text:p>
              </table:table-cell>
              <table:table-cell office:value-type="float" office:value="165.970886089">
                <text:p>165.970886089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106.788151159">
                <text:p>106.788151159</text:p>
              </table:table-cell>
              <table:table-cell office:value-type="float" office:value="-6.30440275555E-016">
                <text:p>-6.30440275555E-016</text:p>
              </table:table-cell>
              <table:table-cell office:value-type="float" office:value="106.788151159">
                <text:p>106.788151159</text:p>
              </table:table-cell>
              <table:table-cell office:value-type="float" office:value="170.04410084">
                <text:p>170.04410084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106.775437914">
                <text:p>106.775437914</text:p>
              </table:table-cell>
              <table:table-cell office:value-type="float" office:value="-3.74754495864E-016">
                <text:p>-3.74754495864E-016</text:p>
              </table:table-cell>
              <table:table-cell office:value-type="float" office:value="106.775437914">
                <text:p>106.775437914</text:p>
              </table:table-cell>
              <table:table-cell office:value-type="float" office:value="174.217279378">
                <text:p>174.217279378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106.763399173">
                <text:p>106.763399173</text:p>
              </table:table-cell>
              <table:table-cell office:value-type="float" office:value="9.95267249093E-018">
                <text:p>9.95267249093E-018</text:p>
              </table:table-cell>
              <table:table-cell office:value-type="float" office:value="106.763399173">
                <text:p>106.763399173</text:p>
              </table:table-cell>
              <table:table-cell office:value-type="float" office:value="178.49287499">
                <text:p>178.49287499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06.751955909">
                <text:p>106.751955909</text:p>
              </table:table-cell>
              <table:table-cell office:value-type="float" office:value="-3.56239361494E-016">
                <text:p>-3.56239361494E-016</text:p>
              </table:table-cell>
              <table:table-cell office:value-type="float" office:value="106.751955909">
                <text:p>106.751955909</text:p>
              </table:table-cell>
              <table:table-cell office:value-type="float" office:value="182.873401168">
                <text:p>182.873401168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06.741042617">
                <text:p>106.741042617</text:p>
              </table:table-cell>
              <table:table-cell office:value-type="float" office:value="5.09954003816E-017">
                <text:p>5.09954003816E-017</text:p>
              </table:table-cell>
              <table:table-cell office:value-type="float" office:value="106.741042617">
                <text:p>106.741042617</text:p>
              </table:table-cell>
              <table:table-cell office:value-type="float" office:value="187.361433091">
                <text:p>187.361433091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195.684440133">
                <text:p>195.684440133</text:p>
              </table:table-cell>
              <table:table-cell office:value-type="float" office:value="3.30427379827E-015">
                <text:p>3.30427379827E-015</text:p>
              </table:table-cell>
              <table:table-cell office:value-type="float" office:value="195.684440133">
                <text:p>195.684440133</text:p>
              </table:table-cell>
              <table:table-cell office:value-type="float" office:value="191.959609138">
                <text:p>191.959609138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195.67751968">
                <text:p>195.67751968</text:p>
              </table:table-cell>
              <table:table-cell office:value-type="float" office:value="1.33498951377E-015">
                <text:p>1.33498951377E-015</text:p>
              </table:table-cell>
              <table:table-cell office:value-type="float" office:value="195.67751968">
                <text:p>195.67751968</text:p>
              </table:table-cell>
              <table:table-cell office:value-type="float" office:value="196.670632438">
                <text:p>196.670632438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195.670844815">
                <text:p>195.670844815</text:p>
              </table:table-cell>
              <table:table-cell office:value-type="float" office:value="3.36342933463E-015">
                <text:p>3.36342933463E-015</text:p>
              </table:table-cell>
              <table:table-cell office:value-type="float" office:value="195.670844815">
                <text:p>195.670844815</text:p>
              </table:table-cell>
              <table:table-cell office:value-type="float" office:value="201.497272459">
                <text:p>201.497272459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195.664344589">
                <text:p>195.664344589</text:p>
              </table:table-cell>
              <table:table-cell office:value-type="float" office:value="2.30661271979E-015">
                <text:p>2.30661271979E-015</text:p>
              </table:table-cell>
              <table:table-cell office:value-type="float" office:value="195.664344589">
                <text:p>195.664344589</text:p>
              </table:table-cell>
              <table:table-cell office:value-type="float" office:value="206.442366636">
                <text:p>206.442366636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95.658004379">
                <text:p>195.658004379</text:p>
              </table:table-cell>
              <table:table-cell office:value-type="float" office:value="2.76593416329E-015">
                <text:p>2.76593416329E-015</text:p>
              </table:table-cell>
              <table:table-cell office:value-type="float" office:value="195.658004379">
                <text:p>195.658004379</text:p>
              </table:table-cell>
              <table:table-cell office:value-type="float" office:value="211.508822042">
                <text:p>211.508822042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195.651810128">
                <text:p>195.651810128</text:p>
              </table:table-cell>
              <table:table-cell office:value-type="float" office:value="3.74010188257E-015">
                <text:p>3.74010188257E-015</text:p>
              </table:table-cell>
              <table:table-cell office:value-type="float" office:value="195.651810128">
                <text:p>195.651810128</text:p>
              </table:table-cell>
              <table:table-cell office:value-type="float" office:value="216.699617091">
                <text:p>216.699617091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195.645741221">
                <text:p>195.645741221</text:p>
              </table:table-cell>
              <table:table-cell office:value-type="float" office:value="3.27192419644E-015">
                <text:p>3.27192419644E-015</text:p>
              </table:table-cell>
              <table:table-cell office:value-type="float" office:value="195.645741221">
                <text:p>195.645741221</text:p>
              </table:table-cell>
              <table:table-cell office:value-type="float" office:value="222.017803296">
                <text:p>222.017803296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195.639801297">
                <text:p>195.639801297</text:p>
              </table:table-cell>
              <table:table-cell office:value-type="float" office:value="1.66540323029E-015">
                <text:p>1.66540323029E-015</text:p>
              </table:table-cell>
              <table:table-cell office:value-type="float" office:value="195.639801297">
                <text:p>195.639801297</text:p>
              </table:table-cell>
              <table:table-cell office:value-type="float" office:value="227.466507057">
                <text:p>227.466507057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195.633989344">
                <text:p>195.633989344</text:p>
              </table:table-cell>
              <table:table-cell office:value-type="float" office:value="3.13894930048E-015">
                <text:p>3.13894930048E-015</text:p>
              </table:table-cell>
              <table:table-cell office:value-type="float" office:value="195.633989344">
                <text:p>195.633989344</text:p>
              </table:table-cell>
              <table:table-cell office:value-type="float" office:value="233.048931503">
                <text:p>233.048931503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195.628293575">
                <text:p>195.628293575</text:p>
              </table:table-cell>
              <table:table-cell office:value-type="float" office:value="2.15749649106E-015">
                <text:p>2.15749649106E-015</text:p>
              </table:table-cell>
              <table:table-cell office:value-type="float" office:value="195.628293575">
                <text:p>195.628293575</text:p>
              </table:table-cell>
              <table:table-cell office:value-type="float" office:value="238.768358373">
                <text:p>238.768358373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195.622706057">
                <text:p>195.622706057</text:p>
              </table:table-cell>
              <table:table-cell office:value-type="float" office:value="2.5390610854E-015">
                <text:p>2.5390610854E-015</text:p>
              </table:table-cell>
              <table:table-cell office:value-type="float" office:value="195.622706057">
                <text:p>195.622706057</text:p>
              </table:table-cell>
              <table:table-cell office:value-type="float" office:value="244.628149943">
                <text:p>244.628149943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195.617221166">
                <text:p>195.617221166</text:p>
              </table:table-cell>
              <table:table-cell office:value-type="float" office:value="2.41200290132E-015">
                <text:p>2.41200290132E-015</text:p>
              </table:table-cell>
              <table:table-cell office:value-type="float" office:value="195.617221166">
                <text:p>195.617221166</text:p>
              </table:table-cell>
              <table:table-cell office:value-type="float" office:value="250.63175101">
                <text:p>250.63175101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95.611832477">
                <text:p>195.611832477</text:p>
              </table:table-cell>
              <table:table-cell office:value-type="float" office:value="6.41179254247E-016">
                <text:p>6.41179254247E-016</text:p>
              </table:table-cell>
              <table:table-cell office:value-type="float" office:value="195.611832477">
                <text:p>195.611832477</text:p>
              </table:table-cell>
              <table:table-cell office:value-type="float" office:value="256.782690909">
                <text:p>256.782690909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195.606528935">
                <text:p>195.606528935</text:p>
              </table:table-cell>
              <table:table-cell office:value-type="float" office:value="2.43375408122E-015">
                <text:p>2.43375408122E-015</text:p>
              </table:table-cell>
              <table:table-cell office:value-type="float" office:value="195.606528935">
                <text:p>195.606528935</text:p>
              </table:table-cell>
              <table:table-cell office:value-type="float" office:value="263.08458559">
                <text:p>263.0845855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95.601323659">
                <text:p>195.601323659</text:p>
              </table:table-cell>
              <table:table-cell office:value-type="float" office:value="2.1820657686E-015">
                <text:p>2.1820657686E-015</text:p>
              </table:table-cell>
              <table:table-cell office:value-type="float" office:value="195.601323659">
                <text:p>195.601323659</text:p>
              </table:table-cell>
              <table:table-cell office:value-type="float" office:value="269.541139748">
                <text:p>269.541139748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195.596211054">
                <text:p>195.596211054</text:p>
              </table:table-cell>
              <table:table-cell office:value-type="float" office:value="1.91454000861E-015">
                <text:p>1.91454000861E-015</text:p>
              </table:table-cell>
              <table:table-cell office:value-type="float" office:value="195.596211054">
                <text:p>195.596211054</text:p>
              </table:table-cell>
              <table:table-cell office:value-type="float" office:value="276.156148996">
                <text:p>276.156148996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195.591183398">
                <text:p>195.591183398</text:p>
              </table:table-cell>
              <table:table-cell office:value-type="float" office:value="7.53024701748E-016">
                <text:p>7.53024701748E-016</text:p>
              </table:table-cell>
              <table:table-cell office:value-type="float" office:value="195.591183398">
                <text:p>195.591183398</text:p>
              </table:table-cell>
              <table:table-cell office:value-type="float" office:value="282.933502097">
                <text:p>282.933502097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195.586245803">
                <text:p>195.586245803</text:p>
              </table:table-cell>
              <table:table-cell office:value-type="float" office:value="2.96799616405E-015">
                <text:p>2.96799616405E-015</text:p>
              </table:table-cell>
              <table:table-cell office:value-type="float" office:value="195.586245803">
                <text:p>195.586245803</text:p>
              </table:table-cell>
              <table:table-cell office:value-type="float" office:value="289.877183254">
                <text:p>289.877183254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95.581388423">
                <text:p>195.581388423</text:p>
              </table:table-cell>
              <table:table-cell office:value-type="float" office:value="3.03748008426E-015">
                <text:p>3.03748008426E-015</text:p>
              </table:table-cell>
              <table:table-cell office:value-type="float" office:value="195.581388423">
                <text:p>195.581388423</text:p>
              </table:table-cell>
              <table:table-cell office:value-type="float" office:value="296.991274445">
                <text:p>296.991274445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195.577793281">
                <text:p>195.577793281</text:p>
              </table:table-cell>
              <table:table-cell office:value-type="float" office:value="3.23185485585E-015">
                <text:p>3.23185485585E-015</text:p>
              </table:table-cell>
              <table:table-cell office:value-type="float" office:value="195.577793281">
                <text:p>195.577793281</text:p>
              </table:table-cell>
              <table:table-cell office:value-type="float" office:value="304.27995783">
                <text:p>304.27995783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195.575643878">
                <text:p>195.575643878</text:p>
              </table:table-cell>
              <table:table-cell office:value-type="float" office:value="2.33970541076E-015">
                <text:p>2.33970541076E-015</text:p>
              </table:table-cell>
              <table:table-cell office:value-type="float" office:value="195.575643878">
                <text:p>195.575643878</text:p>
              </table:table-cell>
              <table:table-cell office:value-type="float" office:value="311.747518206">
                <text:p>311.747518206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195.573473519">
                <text:p>195.573473519</text:p>
              </table:table-cell>
              <table:table-cell office:value-type="float" office:value="1.52662158163E-015">
                <text:p>1.52662158163E-015</text:p>
              </table:table-cell>
              <table:table-cell office:value-type="float" office:value="195.573473519">
                <text:p>195.573473519</text:p>
              </table:table-cell>
              <table:table-cell office:value-type="float" office:value="319.398345526">
                <text:p>319.398345526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195.570520128">
                <text:p>195.570520128</text:p>
              </table:table-cell>
              <table:table-cell office:value-type="float" office:value="2.95158545538E-015">
                <text:p>2.95158545538E-015</text:p>
              </table:table-cell>
              <table:table-cell office:value-type="float" office:value="195.570520128">
                <text:p>195.570520128</text:p>
              </table:table-cell>
              <table:table-cell office:value-type="float" office:value="327.236937481">
                <text:p>327.236937481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195.747173634">
                <text:p>195.747173634</text:p>
              </table:table-cell>
              <table:table-cell office:value-type="float" office:value="-4.38315095645E-016">
                <text:p>-4.38315095645E-016</text:p>
              </table:table-cell>
              <table:table-cell office:value-type="float" office:value="195.747173634">
                <text:p>195.747173634</text:p>
              </table:table-cell>
              <table:table-cell office:value-type="float" office:value="335.26790214">
                <text:p>335.2679021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43.495960667">
                <text:p>343.495960667</text:p>
              </table:table-cell>
              <table:table-cell office:value-type="float" office:value="2.15630473305E-015">
                <text:p>2.15630473305E-015</text:p>
              </table:table-cell>
              <table:table-cell office:value-type="float" office:value="343.495960667">
                <text:p>343.495960667</text:p>
              </table:table-cell>
              <table:table-cell office:value-type="float" office:value="343.495960667">
                <text:p>343.495960667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343.529793288">
                <text:p>343.529793288</text:p>
              </table:table-cell>
              <table:table-cell office:value-type="float" office:value="3.88026208957E-015">
                <text:p>3.88026208957E-015</text:p>
              </table:table-cell>
              <table:table-cell office:value-type="float" office:value="343.529793288">
                <text:p>343.529793288</text:p>
              </table:table-cell>
              <table:table-cell office:value-type="float" office:value="351.925950087">
                <text:p>351.925950087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343.329686551">
                <text:p>343.329686551</text:p>
              </table:table-cell>
              <table:table-cell office:value-type="float" office:value="1.3224954365E-015">
                <text:p>1.3224954365E-015</text:p>
              </table:table-cell>
              <table:table-cell office:value-type="float" office:value="343.329686551">
                <text:p>343.329686551</text:p>
              </table:table-cell>
              <table:table-cell office:value-type="float" office:value="360.562826137">
                <text:p>360.562826137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343.177029731">
                <text:p>343.177029731</text:p>
              </table:table-cell>
              <table:table-cell office:value-type="float" office:value="4.90308731151E-015">
                <text:p>4.90308731151E-015</text:p>
              </table:table-cell>
              <table:table-cell office:value-type="float" office:value="343.177029731">
                <text:p>343.177029731</text:p>
              </table:table-cell>
              <table:table-cell office:value-type="float" office:value="369.411666175">
                <text:p>369.411666175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343.047890576">
                <text:p>343.047890576</text:p>
              </table:table-cell>
              <table:table-cell office:value-type="float" office:value="1.62235667889E-015">
                <text:p>1.62235667889E-015</text:p>
              </table:table-cell>
              <table:table-cell office:value-type="float" office:value="343.047890576">
                <text:p>343.047890576</text:p>
              </table:table-cell>
              <table:table-cell office:value-type="float" office:value="378.477672167">
                <text:p>378.477672167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342.933737917">
                <text:p>342.933737917</text:p>
              </table:table-cell>
              <table:table-cell office:value-type="float" office:value="2.45214890077E-015">
                <text:p>2.45214890077E-015</text:p>
              </table:table-cell>
              <table:table-cell office:value-type="float" office:value="342.933737917">
                <text:p>342.933737917</text:p>
              </table:table-cell>
              <table:table-cell office:value-type="float" office:value="387.766173743">
                <text:p>387.766173743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342.830354513">
                <text:p>342.830354513</text:p>
              </table:table-cell>
              <table:table-cell office:value-type="float" office:value="1.89216871355E-015">
                <text:p>1.89216871355E-015</text:p>
              </table:table-cell>
              <table:table-cell office:value-type="float" office:value="342.830354513">
                <text:p>342.830354513</text:p>
              </table:table-cell>
              <table:table-cell office:value-type="float" office:value="397.282631334">
                <text:p>397.282631334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342.735278954">
                <text:p>342.735278954</text:p>
              </table:table-cell>
              <table:table-cell office:value-type="float" office:value="4.59308133532E-015">
                <text:p>4.59308133532E-015</text:p>
              </table:table-cell>
              <table:table-cell office:value-type="float" office:value="342.735278954">
                <text:p>342.735278954</text:p>
              </table:table-cell>
              <table:table-cell office:value-type="float" office:value="407.032639376">
                <text:p>407.032639376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342.646909075">
                <text:p>342.646909075</text:p>
              </table:table-cell>
              <table:table-cell office:value-type="float" office:value="8.41399237894E-016">
                <text:p>8.41399237894E-016</text:p>
              </table:table-cell>
              <table:table-cell office:value-type="float" office:value="342.646909075">
                <text:p>342.646909075</text:p>
              </table:table-cell>
              <table:table-cell office:value-type="float" office:value="417.021929605">
                <text:p>417.021929605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342.564114054">
                <text:p>342.564114054</text:p>
              </table:table-cell>
              <table:table-cell office:value-type="float" office:value="1.31837034568E-015">
                <text:p>1.31837034568E-015</text:p>
              </table:table-cell>
              <table:table-cell office:value-type="float" office:value="342.564114054">
                <text:p>342.564114054</text:p>
              </table:table-cell>
              <table:table-cell office:value-type="float" office:value="427.256374422">
                <text:p>427.256374422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342.486004314">
                <text:p>342.486004314</text:p>
              </table:table-cell>
              <table:table-cell office:value-type="float" office:value="3.85670307022E-015">
                <text:p>3.85670307022E-015</text:p>
              </table:table-cell>
              <table:table-cell office:value-type="float" office:value="342.486004314">
                <text:p>342.486004314</text:p>
              </table:table-cell>
              <table:table-cell office:value-type="float" office:value="437.74199035">
                <text:p>437.74199035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342.417350684">
                <text:p>342.417350684</text:p>
              </table:table-cell>
              <table:table-cell office:value-type="float" office:value="5.73741524152E-015">
                <text:p>5.73741524152E-015</text:p>
              </table:table-cell>
              <table:table-cell office:value-type="float" office:value="342.417350684">
                <text:p>342.417350684</text:p>
              </table:table-cell>
              <table:table-cell office:value-type="float" office:value="448.484941563">
                <text:p>448.484941563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342.36265283">
                <text:p>342.36265283</text:p>
              </table:table-cell>
              <table:table-cell office:value-type="float" office:value="4.74959208406E-015">
                <text:p>4.74959208406E-015</text:p>
              </table:table-cell>
              <table:table-cell office:value-type="float" office:value="342.36265283">
                <text:p>342.36265283</text:p>
              </table:table-cell>
              <table:table-cell office:value-type="float" office:value="459.491543519">
                <text:p>459.491543519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344.534637631">
                <text:p>344.534637631</text:p>
              </table:table-cell>
              <table:table-cell office:value-type="float" office:value="7.0923718642E-015">
                <text:p>7.0923718642E-015</text:p>
              </table:table-cell>
              <table:table-cell office:value-type="float" office:value="344.534637631">
                <text:p>344.534637631</text:p>
              </table:table-cell>
              <table:table-cell office:value-type="float" office:value="470.768266666">
                <text:p>470.768266666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341.04763035">
                <text:p>341.04763035</text:p>
              </table:table-cell>
              <table:table-cell office:value-type="float" office:value="2.31318579728E-015">
                <text:p>2.31318579728E-015</text:p>
              </table:table-cell>
              <table:table-cell office:value-type="float" office:value="341.04763035">
                <text:p>341.04763035</text:p>
              </table:table-cell>
              <table:table-cell office:value-type="float" office:value="482.321740248">
                <text:p>482.321740248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340.218340619">
                <text:p>340.218340619</text:p>
              </table:table-cell>
              <table:table-cell office:value-type="float" office:value="2.718210989E-015">
                <text:p>2.718210989E-015</text:p>
              </table:table-cell>
              <table:table-cell office:value-type="float" office:value="340.218340619">
                <text:p>340.218340619</text:p>
              </table:table-cell>
              <table:table-cell office:value-type="float" office:value="494.158756205">
                <text:p>494.158756205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339.604376972">
                <text:p>339.604376972</text:p>
              </table:table-cell>
              <table:table-cell office:value-type="float" office:value="-1.70765068616E-015">
                <text:p>-1.70765068616E-015</text:p>
              </table:table-cell>
              <table:table-cell office:value-type="float" office:value="339.604376972">
                <text:p>339.604376972</text:p>
              </table:table-cell>
              <table:table-cell office:value-type="float" office:value="506.286273159">
                <text:p>506.286273159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339.101415255">
                <text:p>339.101415255</text:p>
              </table:table-cell>
              <table:table-cell office:value-type="float" office:value="1.17078150577E-015">
                <text:p>1.17078150577E-015</text:p>
              </table:table-cell>
              <table:table-cell office:value-type="float" office:value="339.101415255">
                <text:p>339.101415255</text:p>
              </table:table-cell>
              <table:table-cell office:value-type="float" office:value="518.711420512">
                <text:p>518.711420512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338.669426424">
                <text:p>338.669426424</text:p>
              </table:table-cell>
              <table:table-cell office:value-type="float" office:value="-1.2391303043E-015">
                <text:p>-1.2391303043E-015</text:p>
              </table:table-cell>
              <table:table-cell office:value-type="float" office:value="338.669426424">
                <text:p>338.669426424</text:p>
              </table:table-cell>
              <table:table-cell office:value-type="float" office:value="531.441502631">
                <text:p>531.441502631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338.287505128">
                <text:p>338.287505128</text:p>
              </table:table-cell>
              <table:table-cell office:value-type="float" office:value="-7.59573283815E-016">
                <text:p>-7.59573283815E-016</text:p>
              </table:table-cell>
              <table:table-cell office:value-type="float" office:value="338.287505128">
                <text:p>338.287505128</text:p>
              </table:table-cell>
              <table:table-cell office:value-type="float" office:value="544.484003149">
                <text:p>544.484003149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337.943038719">
                <text:p>337.943038719</text:p>
              </table:table-cell>
              <table:table-cell office:value-type="float" office:value="-6.0846466676E-016">
                <text:p>-6.0846466676E-016</text:p>
              </table:table-cell>
              <table:table-cell office:value-type="float" office:value="337.943038719">
                <text:p>337.943038719</text:p>
              </table:table-cell>
              <table:table-cell office:value-type="float" office:value="557.846589355">
                <text:p>557.846589355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337.627703126">
                <text:p>337.627703126</text:p>
              </table:table-cell>
              <table:table-cell office:value-type="float" office:value="-2.85876944861E-015">
                <text:p>-2.85876944861E-015</text:p>
              </table:table-cell>
              <table:table-cell office:value-type="float" office:value="337.627703126">
                <text:p>337.627703126</text:p>
              </table:table-cell>
              <table:table-cell office:value-type="float" office:value="571.537116712">
                <text:p>571.537116712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337.335690612">
                <text:p>337.335690612</text:p>
              </table:table-cell>
              <table:table-cell office:value-type="float" office:value="3.99668907025E-015">
                <text:p>3.99668907025E-015</text:p>
              </table:table-cell>
              <table:table-cell office:value-type="float" office:value="337.335690612">
                <text:p>337.335690612</text:p>
              </table:table-cell>
              <table:table-cell office:value-type="float" office:value="585.563633465">
                <text:p>585.563633465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337.062796089">
                <text:p>337.062796089</text:p>
              </table:table-cell>
              <table:table-cell office:value-type="float" office:value="1.79312099537E-016">
                <text:p>1.79312099537E-016</text:p>
              </table:table-cell>
              <table:table-cell office:value-type="float" office:value="337.062796089">
                <text:p>337.062796089</text:p>
              </table:table-cell>
              <table:table-cell office:value-type="float" office:value="599.934385381">
                <text:p>599.934385381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336.805886646">
                <text:p>336.805886646</text:p>
              </table:table-cell>
              <table:table-cell office:value-type="float" office:value="-5.66044043495E-016">
                <text:p>-5.66044043495E-016</text:p>
              </table:table-cell>
              <table:table-cell office:value-type="float" office:value="336.805886646">
                <text:p>336.805886646</text:p>
              </table:table-cell>
              <table:table-cell office:value-type="float" office:value="614.657820591">
                <text:p>614.657820591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336.56262351">
                <text:p>336.56262351</text:p>
              </table:table-cell>
              <table:table-cell office:value-type="float" office:value="2.72669907464E-015">
                <text:p>2.72669907464E-015</text:p>
              </table:table-cell>
              <table:table-cell office:value-type="float" office:value="336.56262351">
                <text:p>336.56262351</text:p>
              </table:table-cell>
              <table:table-cell office:value-type="float" office:value="629.742594556">
                <text:p>629.742594556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616.867576403">
                <text:p>616.867576403</text:p>
              </table:table-cell>
              <table:table-cell office:value-type="float" office:value="0.0000000000000178408070032">
                <text:p>0.0000000000000178408070032</text:p>
              </table:table-cell>
              <table:table-cell office:value-type="float" office:value="616.867576403">
                <text:p>616.867576403</text:p>
              </table:table-cell>
              <table:table-cell office:value-type="float" office:value="645.19757516">
                <text:p>645.19757516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616.720910603">
                <text:p>616.720910603</text:p>
              </table:table-cell>
              <table:table-cell office:value-type="float" office:value="8.55975186561E-015">
                <text:p>8.55975186561E-015</text:p>
              </table:table-cell>
              <table:table-cell office:value-type="float" office:value="616.720910603">
                <text:p>616.720910603</text:p>
              </table:table-cell>
              <table:table-cell office:value-type="float" office:value="661.031847918">
                <text:p>661.031847918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616.579846435">
                <text:p>616.579846435</text:p>
              </table:table-cell>
              <table:table-cell office:value-type="float" office:value="0.000000000000010828114379">
                <text:p>0.000000000000010828114379</text:p>
              </table:table-cell>
              <table:table-cell office:value-type="float" office:value="616.579846435">
                <text:p>616.579846435</text:p>
              </table:table-cell>
              <table:table-cell office:value-type="float" office:value="677.254721321">
                <text:p>677.254721321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616.443935558">
                <text:p>616.443935558</text:p>
              </table:table-cell>
              <table:table-cell office:value-type="float" office:value="0.0000000000000109880796576">
                <text:p>0.0000000000000109880796576</text:p>
              </table:table-cell>
              <table:table-cell office:value-type="float" office:value="616.443935558">
                <text:p>616.443935558</text:p>
              </table:table-cell>
              <table:table-cell office:value-type="float" office:value="693.875732306">
                <text:p>693.875732306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616.312108786">
                <text:p>616.312108786</text:p>
              </table:table-cell>
              <table:table-cell office:value-type="float" office:value="8.50160733942E-015">
                <text:p>8.50160733942E-015</text:p>
              </table:table-cell>
              <table:table-cell office:value-type="float" office:value="616.312108786">
                <text:p>616.312108786</text:p>
              </table:table-cell>
              <table:table-cell office:value-type="float" office:value="710.904651862">
                <text:p>710.904651862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616.18342736">
                <text:p>616.18342736</text:p>
              </table:table-cell>
              <table:table-cell office:value-type="float" office:value="0.0000000000000102351664447">
                <text:p>0.0000000000000102351664447</text:p>
              </table:table-cell>
              <table:table-cell office:value-type="float" office:value="616.18342736">
                <text:p>616.18342736</text:p>
              </table:table-cell>
              <table:table-cell office:value-type="float" office:value="728.351490778">
                <text:p>728.351490778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616.057258444">
                <text:p>616.057258444</text:p>
              </table:table-cell>
              <table:table-cell office:value-type="float" office:value="0.0000000000000150007303473">
                <text:p>0.0000000000000150007303473</text:p>
              </table:table-cell>
              <table:table-cell office:value-type="float" office:value="616.057258444">
                <text:p>616.057258444</text:p>
              </table:table-cell>
              <table:table-cell office:value-type="float" office:value="746.226505522">
                <text:p>746.226505522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615.933229442">
                <text:p>615.933229442</text:p>
              </table:table-cell>
              <table:table-cell office:value-type="float" office:value="-5.99473174667E-016">
                <text:p>-5.99473174667E-016</text:p>
              </table:table-cell>
              <table:table-cell office:value-type="float" office:value="615.933229442">
                <text:p>615.933229442</text:p>
              </table:table-cell>
              <table:table-cell office:value-type="float" office:value="764.540204275">
                <text:p>764.540204275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615.811109749">
                <text:p>615.811109749</text:p>
              </table:table-cell>
              <table:table-cell office:value-type="float" office:value="7.46027370701E-015">
                <text:p>7.46027370701E-015</text:p>
              </table:table-cell>
              <table:table-cell office:value-type="float" office:value="615.811109749">
                <text:p>615.811109749</text:p>
              </table:table-cell>
              <table:table-cell office:value-type="float" office:value="783.303353108">
                <text:p>783.303353108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615.690756352">
                <text:p>615.690756352</text:p>
              </table:table-cell>
              <table:table-cell office:value-type="float" office:value="2.88484058677E-015">
                <text:p>2.88484058677E-015</text:p>
              </table:table-cell>
              <table:table-cell office:value-type="float" office:value="615.690756352">
                <text:p>615.690756352</text:p>
              </table:table-cell>
              <table:table-cell office:value-type="float" office:value="802.526982308">
                <text:p>802.526982308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615.572094336">
                <text:p>615.572094336</text:p>
              </table:table-cell>
              <table:table-cell office:value-type="float" office:value="0.0000000000000104939222278">
                <text:p>0.0000000000000104939222278</text:p>
              </table:table-cell>
              <table:table-cell office:value-type="float" office:value="615.572094336">
                <text:p>615.572094336</text:p>
              </table:table-cell>
              <table:table-cell office:value-type="float" office:value="822.222392865">
                <text:p>822.222392865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615.454681807">
                <text:p>615.454681807</text:p>
              </table:table-cell>
              <table:table-cell office:value-type="float" office:value="6.73890153788E-015">
                <text:p>6.73890153788E-015</text:p>
              </table:table-cell>
              <table:table-cell office:value-type="float" office:value="615.454681807">
                <text:p>615.454681807</text:p>
              </table:table-cell>
              <table:table-cell office:value-type="float" office:value="842.401163118">
                <text:p>842.401163118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615.337954288">
                <text:p>615.337954288</text:p>
              </table:table-cell>
              <table:table-cell office:value-type="float" office:value="7.77762663339E-015">
                <text:p>7.77762663339E-015</text:p>
              </table:table-cell>
              <table:table-cell office:value-type="float" office:value="615.337954288">
                <text:p>615.337954288</text:p>
              </table:table-cell>
              <table:table-cell office:value-type="float" office:value="863.075155554">
                <text:p>863.075155554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615.222965992">
                <text:p>615.222965992</text:p>
              </table:table-cell>
              <table:table-cell office:value-type="float" office:value="6.08224642554E-015">
                <text:p>6.08224642554E-015</text:p>
              </table:table-cell>
              <table:table-cell office:value-type="float" office:value="615.222965992">
                <text:p>615.222965992</text:p>
              </table:table-cell>
              <table:table-cell office:value-type="float" office:value="884.256523789">
                <text:p>884.256523789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615.109471987">
                <text:p>615.109471987</text:p>
              </table:table-cell>
              <table:table-cell office:value-type="float" office:value="0.0000000000000165169980233">
                <text:p>0.0000000000000165169980233</text:p>
              </table:table-cell>
              <table:table-cell office:value-type="float" office:value="615.109471987">
                <text:p>615.109471987</text:p>
              </table:table-cell>
              <table:table-cell office:value-type="float" office:value="905.957719709">
                <text:p>905.957719709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614.996821194">
                <text:p>614.996821194</text:p>
              </table:table-cell>
              <table:table-cell office:value-type="float" office:value="0.0000000000000103006124554">
                <text:p>0.0000000000000103006124554</text:p>
              </table:table-cell>
              <table:table-cell office:value-type="float" office:value="614.996821194">
                <text:p>614.996821194</text:p>
              </table:table-cell>
              <table:table-cell office:value-type="float" office:value="928.191500792">
                <text:p>928.191500792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614.8852479">
                <text:p>614.8852479</text:p>
              </table:table-cell>
              <table:table-cell office:value-type="float" office:value="0.000000000000010642773127">
                <text:p>0.000000000000010642773127</text:p>
              </table:table-cell>
              <table:table-cell office:value-type="float" office:value="614.8852479">
                <text:p>614.8852479</text:p>
              </table:table-cell>
              <table:table-cell office:value-type="float" office:value="950.970937605">
                <text:p>950.970937605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614.774129307">
                <text:p>614.774129307</text:p>
              </table:table-cell>
              <table:table-cell office:value-type="float" office:value="0.0000000000000105388579591">
                <text:p>0.0000000000000105388579591</text:p>
              </table:table-cell>
              <table:table-cell office:value-type="float" office:value="614.774129307">
                <text:p>614.774129307</text:p>
              </table:table-cell>
              <table:table-cell office:value-type="float" office:value="974.309421491">
                <text:p>974.309421491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614.663697984">
                <text:p>614.663697984</text:p>
              </table:table-cell>
              <table:table-cell office:value-type="float" office:value="2.39189192158E-015">
                <text:p>2.39189192158E-015</text:p>
              </table:table-cell>
              <table:table-cell office:value-type="float" office:value="614.663697984">
                <text:p>614.663697984</text:p>
              </table:table-cell>
              <table:table-cell office:value-type="float" office:value="998.220672439">
                <text:p>998.220672439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614.553536756">
                <text:p>614.553536756</text:p>
              </table:table-cell>
              <table:table-cell office:value-type="float" office:value="9.56555679585E-015">
                <text:p>9.56555679585E-015</text:p>
              </table:table-cell>
              <table:table-cell office:value-type="float" office:value="614.553536756">
                <text:p>614.553536756</text:p>
              </table:table-cell>
              <table:table-cell office:value-type="float" office:value="1022.71874715">
                <text:p>1022.71874715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614.443929735">
                <text:p>614.443929735</text:p>
              </table:table-cell>
              <table:table-cell office:value-type="float" office:value="0.0000000000000106735744838">
                <text:p>0.0000000000000106735744838</text:p>
              </table:table-cell>
              <table:table-cell office:value-type="float" office:value="614.443929735">
                <text:p>614.443929735</text:p>
              </table:table-cell>
              <table:table-cell office:value-type="float" office:value="1047.8180473">
                <text:p>1047.8180473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614.33441743">
                <text:p>614.33441743</text:p>
              </table:table-cell>
              <table:table-cell office:value-type="float" office:value="0.0000000000000107943886118">
                <text:p>0.0000000000000107943886118</text:p>
              </table:table-cell>
              <table:table-cell office:value-type="float" office:value="614.33441743">
                <text:p>614.33441743</text:p>
              </table:table-cell>
              <table:table-cell office:value-type="float" office:value="1073.53332802">
                <text:p>1073.53332802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614.22553982">
                <text:p>614.22553982</text:p>
              </table:table-cell>
              <table:table-cell office:value-type="float" office:value="-1.04274057844E-015">
                <text:p>-1.04274057844E-015</text:p>
              </table:table-cell>
              <table:table-cell office:value-type="float" office:value="614.22553982">
                <text:p>614.22553982</text:p>
              </table:table-cell>
              <table:table-cell office:value-type="float" office:value="1099.87970653">
                <text:p>1099.87970653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614.120733953">
                <text:p>614.120733953</text:p>
              </table:table-cell>
              <table:table-cell office:value-type="float" office:value="9.63349256616E-015">
                <text:p>9.63349256616E-015</text:p>
              </table:table-cell>
              <table:table-cell office:value-type="float" office:value="614.120733953">
                <text:p>614.120733953</text:p>
              </table:table-cell>
              <table:table-cell office:value-type="float" office:value="1126.87267108">
                <text:p>1126.8726710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8.628856262">
                <text:p>348.628856262</text:p>
              </table:table-cell>
              <table:table-cell office:value-type="float" office:value="3.47176633336E-016">
                <text:p>3.47176633336E-016</text:p>
              </table:table-cell>
              <table:table-cell office:value-type="float" office:value="348.628856262">
                <text:p>348.628856262</text:p>
              </table:table-cell>
              <table:table-cell office:value-type="float" office:value="1154.52809002">
                <text:p>1154.52809002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347.465370485">
                <text:p>347.465370485</text:p>
              </table:table-cell>
              <table:table-cell office:value-type="float" office:value="5.14069776482E-015">
                <text:p>5.14069776482E-015</text:p>
              </table:table-cell>
              <table:table-cell office:value-type="float" office:value="347.465370485">
                <text:p>347.465370485</text:p>
              </table:table-cell>
              <table:table-cell office:value-type="float" office:value="1182.86222113">
                <text:p>1182.86222113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348.149013345">
                <text:p>348.149013345</text:p>
              </table:table-cell>
              <table:table-cell office:value-type="float" office:value="3.10080243125E-015">
                <text:p>3.10080243125E-015</text:p>
              </table:table-cell>
              <table:table-cell office:value-type="float" office:value="348.149013345">
                <text:p>348.149013345</text:p>
              </table:table-cell>
              <table:table-cell office:value-type="float" office:value="1211.89172118">
                <text:p>1211.89172118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348.146346788">
                <text:p>348.146346788</text:p>
              </table:table-cell>
              <table:table-cell office:value-type="float" office:value="2.14567816943E-016">
                <text:p>2.14567816943E-016</text:p>
              </table:table-cell>
              <table:table-cell office:value-type="float" office:value="348.146346788">
                <text:p>348.146346788</text:p>
              </table:table-cell>
              <table:table-cell office:value-type="float" office:value="1241.63365575">
                <text:p>1241.63365575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348.148058949">
                <text:p>348.148058949</text:p>
              </table:table-cell>
              <table:table-cell office:value-type="float" office:value="8.42365167747E-016">
                <text:p>8.42365167747E-016</text:p>
              </table:table-cell>
              <table:table-cell office:value-type="float" office:value="348.148058949">
                <text:p>348.148058949</text:p>
              </table:table-cell>
              <table:table-cell office:value-type="float" office:value="1272.10550923">
                <text:p>1272.10550923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348.151255966">
                <text:p>348.151255966</text:p>
              </table:table-cell>
              <table:table-cell office:value-type="float" office:value="8.32497718846E-015">
                <text:p>8.32497718846E-015</text:p>
              </table:table-cell>
              <table:table-cell office:value-type="float" office:value="348.151255966">
                <text:p>348.151255966</text:p>
              </table:table-cell>
              <table:table-cell office:value-type="float" office:value="1303.32519508">
                <text:p>1303.32519508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348.154703638">
                <text:p>348.154703638</text:p>
              </table:table-cell>
              <table:table-cell office:value-type="float" office:value="5.07341608381E-015">
                <text:p>5.07341608381E-015</text:p>
              </table:table-cell>
              <table:table-cell office:value-type="float" office:value="348.154703638">
                <text:p>348.154703638</text:p>
              </table:table-cell>
              <table:table-cell office:value-type="float" office:value="1335.31106643">
                <text:p>1335.31106643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348.157975093">
                <text:p>348.157975093</text:p>
              </table:table-cell>
              <table:table-cell office:value-type="float" office:value="6.91429308497E-015">
                <text:p>6.91429308497E-015</text:p>
              </table:table-cell>
              <table:table-cell office:value-type="float" office:value="348.157975093">
                <text:p>348.157975093</text:p>
              </table:table-cell>
              <table:table-cell office:value-type="float" office:value="1368.08192679">
                <text:p>1368.08192679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348.160886557">
                <text:p>348.160886557</text:p>
              </table:table-cell>
              <table:table-cell office:value-type="float" office:value="5.2929107815E-015">
                <text:p>5.2929107815E-015</text:p>
              </table:table-cell>
              <table:table-cell office:value-type="float" office:value="348.160886557">
                <text:p>348.160886557</text:p>
              </table:table-cell>
              <table:table-cell office:value-type="float" office:value="1401.65704117">
                <text:p>1401.65704117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348.163373317">
                <text:p>348.163373317</text:p>
              </table:table-cell>
              <table:table-cell office:value-type="float" office:value="6.66146031654E-015">
                <text:p>6.66146031654E-015</text:p>
              </table:table-cell>
              <table:table-cell office:value-type="float" office:value="348.163373317">
                <text:p>348.163373317</text:p>
              </table:table-cell>
              <table:table-cell office:value-type="float" office:value="1436.05614736">
                <text:p>1436.05614736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348.165381838">
                <text:p>348.165381838</text:p>
              </table:table-cell>
              <table:table-cell office:value-type="float" office:value="6.84598000359E-015">
                <text:p>6.84598000359E-015</text:p>
              </table:table-cell>
              <table:table-cell office:value-type="float" office:value="348.165381838">
                <text:p>348.165381838</text:p>
              </table:table-cell>
              <table:table-cell office:value-type="float" office:value="1471.29946756">
                <text:p>1471.29946756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348.16699066">
                <text:p>348.16699066</text:p>
              </table:table-cell>
              <table:table-cell office:value-type="float" office:value="3.87217200871E-015">
                <text:p>3.87217200871E-015</text:p>
              </table:table-cell>
              <table:table-cell office:value-type="float" office:value="348.16699066">
                <text:p>348.16699066</text:p>
              </table:table-cell>
              <table:table-cell office:value-type="float" office:value="1507.40772025">
                <text:p>1507.40772025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348.168154549">
                <text:p>348.168154549</text:p>
              </table:table-cell>
              <table:table-cell office:value-type="float" office:value="2.35909180589E-015">
                <text:p>2.35909180589E-015</text:p>
              </table:table-cell>
              <table:table-cell office:value-type="float" office:value="348.168154549">
                <text:p>348.168154549</text:p>
              </table:table-cell>
              <table:table-cell office:value-type="float" office:value="1544.40213238">
                <text:p>1544.40213238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348.168840992">
                <text:p>348.168840992</text:p>
              </table:table-cell>
              <table:table-cell office:value-type="float" office:value="4.68049358275E-015">
                <text:p>4.68049358275E-015</text:p>
              </table:table-cell>
              <table:table-cell office:value-type="float" office:value="348.168840992">
                <text:p>348.168840992</text:p>
              </table:table-cell>
              <table:table-cell office:value-type="float" office:value="1582.30445185">
                <text:p>1582.30445185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348.614986199">
                <text:p>348.614986199</text:p>
              </table:table-cell>
              <table:table-cell office:value-type="float" office:value="3.85724099167E-015">
                <text:p>3.85724099167E-015</text:p>
              </table:table-cell>
              <table:table-cell office:value-type="float" office:value="348.614986199">
                <text:p>348.614986199</text:p>
              </table:table-cell>
              <table:table-cell office:value-type="float" office:value="1621.13696028">
                <text:p>1621.13696028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347.818281825">
                <text:p>347.818281825</text:p>
              </table:table-cell>
              <table:table-cell office:value-type="float" office:value="-1.95017345081E-015">
                <text:p>-1.95017345081E-015</text:p>
              </table:table-cell>
              <table:table-cell office:value-type="float" office:value="347.818281825">
                <text:p>347.818281825</text:p>
              </table:table-cell>
              <table:table-cell office:value-type="float" office:value="1660.92248613">
                <text:p>1660.92248613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347.513992456">
                <text:p>347.513992456</text:p>
              </table:table-cell>
              <table:table-cell office:value-type="float" office:value="-1.67312519043E-015">
                <text:p>-1.67312519043E-015</text:p>
              </table:table-cell>
              <table:table-cell office:value-type="float" office:value="347.513992456">
                <text:p>347.513992456</text:p>
              </table:table-cell>
              <table:table-cell office:value-type="float" office:value="1701.68441812">
                <text:p>1701.68441812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347.302798022">
                <text:p>347.302798022</text:p>
              </table:table-cell>
              <table:table-cell office:value-type="float" office:value="-7.23689115811E-016">
                <text:p>-7.23689115811E-016</text:p>
              </table:table-cell>
              <table:table-cell office:value-type="float" office:value="347.302798022">
                <text:p>347.302798022</text:p>
              </table:table-cell>
              <table:table-cell office:value-type="float" office:value="1743.44671894">
                <text:p>1743.44671894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347.112047513">
                <text:p>347.112047513</text:p>
              </table:table-cell>
              <table:table-cell office:value-type="float" office:value="1.71054138674E-015">
                <text:p>1.71054138674E-015</text:p>
              </table:table-cell>
              <table:table-cell office:value-type="float" office:value="347.112047513">
                <text:p>347.112047513</text:p>
              </table:table-cell>
              <table:table-cell office:value-type="float" office:value="1786.2339394">
                <text:p>1786.2339394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346.935065154">
                <text:p>346.935065154</text:p>
              </table:table-cell>
              <table:table-cell office:value-type="float" office:value="5.67032574898E-016">
                <text:p>5.67032574898E-016</text:p>
              </table:table-cell>
              <table:table-cell office:value-type="float" office:value="346.935065154">
                <text:p>346.935065154</text:p>
              </table:table-cell>
              <table:table-cell office:value-type="float" office:value="1830.0712328">
                <text:p>1830.0712328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346.768292759">
                <text:p>346.768292759</text:p>
              </table:table-cell>
              <table:table-cell office:value-type="float" office:value="2.54840040139E-015">
                <text:p>2.54840040139E-015</text:p>
              </table:table-cell>
              <table:table-cell office:value-type="float" office:value="346.768292759">
                <text:p>346.768292759</text:p>
              </table:table-cell>
              <table:table-cell office:value-type="float" office:value="1874.98436978">
                <text:p>1874.98436978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346.609833347">
                <text:p>346.609833347</text:p>
              </table:table-cell>
              <table:table-cell office:value-type="float" office:value="-2.24424853615E-015">
                <text:p>-2.24424853615E-015</text:p>
              </table:table-cell>
              <table:table-cell office:value-type="float" office:value="346.609833347">
                <text:p>346.609833347</text:p>
              </table:table-cell>
              <table:table-cell office:value-type="float" office:value="1920.99975339">
                <text:p>1920.99975339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346.458341191">
                <text:p>346.458341191</text:p>
              </table:table-cell>
              <table:table-cell office:value-type="float" office:value="5.51576770389E-015">
                <text:p>5.51576770389E-015</text:p>
              </table:table-cell>
              <table:table-cell office:value-type="float" office:value="346.458341191">
                <text:p>346.458341191</text:p>
              </table:table-cell>
              <table:table-cell office:value-type="float" office:value="1968.1444347">
                <text:p>1968.1444347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346.312806529">
                <text:p>346.312806529</text:p>
              </table:table-cell>
              <table:table-cell office:value-type="float" office:value="-2.01477658278E-016">
                <text:p>-2.01477658278E-016</text:p>
              </table:table-cell>
              <table:table-cell office:value-type="float" office:value="346.312806529">
                <text:p>346.312806529</text:p>
              </table:table-cell>
              <table:table-cell office:value-type="float" office:value="2016.44612864">
                <text:p>2016.44612864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346.172434578">
                <text:p>346.172434578</text:p>
              </table:table-cell>
              <table:table-cell office:value-type="float" office:value="-8.96127534331E-016">
                <text:p>-8.96127534331E-016</text:p>
              </table:table-cell>
              <table:table-cell office:value-type="float" office:value="346.172434578">
                <text:p>346.172434578</text:p>
              </table:table-cell>
              <table:table-cell office:value-type="float" office:value="2065.93323032">
                <text:p>2065.93323032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346.03661832">
                <text:p>346.03661832</text:p>
              </table:table-cell>
              <table:table-cell office:value-type="float" office:value="1.55382442981E-015">
                <text:p>1.55382442981E-015</text:p>
              </table:table-cell>
              <table:table-cell office:value-type="float" office:value="346.03661832">
                <text:p>346.03661832</text:p>
              </table:table-cell>
              <table:table-cell office:value-type="float" office:value="2116.6348317">
                <text:p>2116.6348317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634.355909701">
                <text:p>634.355909701</text:p>
              </table:table-cell>
              <table:table-cell office:value-type="float" office:value="7.36406805234E-015">
                <text:p>7.36406805234E-015</text:p>
              </table:table-cell>
              <table:table-cell office:value-type="float" office:value="634.355909701">
                <text:p>634.355909701</text:p>
              </table:table-cell>
              <table:table-cell office:value-type="float" office:value="2168.58073873">
                <text:p>2168.58073873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634.327928678">
                <text:p>634.327928678</text:p>
              </table:table-cell>
              <table:table-cell office:value-type="float" office:value="6.96847020208E-015">
                <text:p>6.96847020208E-015</text:p>
              </table:table-cell>
              <table:table-cell office:value-type="float" office:value="634.327928678">
                <text:p>634.327928678</text:p>
              </table:table-cell>
              <table:table-cell office:value-type="float" office:value="2221.80148883">
                <text:p>2221.80148883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634.300172529">
                <text:p>634.300172529</text:p>
              </table:table-cell>
              <table:table-cell office:value-type="float" office:value="3.12646575384E-015">
                <text:p>3.12646575384E-015</text:p>
              </table:table-cell>
              <table:table-cell office:value-type="float" office:value="634.300172529">
                <text:p>634.300172529</text:p>
              </table:table-cell>
              <table:table-cell office:value-type="float" office:value="2276.32836888">
                <text:p>2276.32836888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634.270028814">
                <text:p>634.270028814</text:p>
              </table:table-cell>
              <table:table-cell office:value-type="float" office:value="-3.28501152164E-015">
                <text:p>-3.28501152164E-015</text:p>
              </table:table-cell>
              <table:table-cell office:value-type="float" office:value="634.270028814">
                <text:p>634.270028814</text:p>
              </table:table-cell>
              <table:table-cell office:value-type="float" office:value="2332.19343358">
                <text:p>2332.19343358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634.237349096">
                <text:p>634.237349096</text:p>
              </table:table-cell>
              <table:table-cell office:value-type="float" office:value="0.0000000000000102337505034">
                <text:p>0.0000000000000102337505034</text:p>
              </table:table-cell>
              <table:table-cell office:value-type="float" office:value="634.237349096">
                <text:p>634.237349096</text:p>
              </table:table-cell>
              <table:table-cell office:value-type="float" office:value="2389.42952432">
                <text:p>2389.42952432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634.202256648">
                <text:p>634.202256648</text:p>
              </table:table-cell>
              <table:table-cell office:value-type="float" office:value="3.64680630617E-015">
                <text:p>3.64680630617E-015</text:p>
              </table:table-cell>
              <table:table-cell office:value-type="float" office:value="634.202256648">
                <text:p>634.202256648</text:p>
              </table:table-cell>
              <table:table-cell office:value-type="float" office:value="2448.07028845">
                <text:p>2448.07028845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634.165057953">
                <text:p>634.165057953</text:p>
              </table:table-cell>
              <table:table-cell office:value-type="float" office:value="5.0275103756E-015">
                <text:p>5.0275103756E-015</text:p>
              </table:table-cell>
              <table:table-cell office:value-type="float" office:value="634.165057953">
                <text:p>634.165057953</text:p>
              </table:table-cell>
              <table:table-cell office:value-type="float" office:value="2508.15019912">
                <text:p>2508.15019912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634.125052274">
                <text:p>634.125052274</text:p>
              </table:table-cell>
              <table:table-cell office:value-type="float" office:value="6.09893769332E-015">
                <text:p>6.09893769332E-015</text:p>
              </table:table-cell>
              <table:table-cell office:value-type="float" office:value="634.125052274">
                <text:p>634.125052274</text:p>
              </table:table-cell>
              <table:table-cell office:value-type="float" office:value="2569.70457548">
                <text:p>2569.70457548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634.084235691">
                <text:p>634.084235691</text:p>
              </table:table-cell>
              <table:table-cell office:value-type="float" office:value="7.02714731582E-015">
                <text:p>7.02714731582E-015</text:p>
              </table:table-cell>
              <table:table-cell office:value-type="float" office:value="634.084235691">
                <text:p>634.084235691</text:p>
              </table:table-cell>
              <table:table-cell office:value-type="float" office:value="2632.7696035">
                <text:p>2632.7696035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634.042642404">
                <text:p>634.042642404</text:p>
              </table:table-cell>
              <table:table-cell office:value-type="float" office:value="9.3946302468E-015">
                <text:p>9.3946302468E-015</text:p>
              </table:table-cell>
              <table:table-cell office:value-type="float" office:value="634.042642404">
                <text:p>634.042642404</text:p>
              </table:table-cell>
              <table:table-cell office:value-type="float" office:value="2697.3823572">
                <text:p>2697.3823572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634.000099016">
                <text:p>634.000099016</text:p>
              </table:table-cell>
              <table:table-cell office:value-type="float" office:value="5.93763996373E-015">
                <text:p>5.93763996373E-015</text:p>
              </table:table-cell>
              <table:table-cell office:value-type="float" office:value="634.000099016">
                <text:p>634.000099016</text:p>
              </table:table-cell>
              <table:table-cell office:value-type="float" office:value="2763.58082046">
                <text:p>2763.58082046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633.956940348">
                <text:p>633.956940348</text:p>
              </table:table-cell>
              <table:table-cell office:value-type="float" office:value="-6.74648786121E-016">
                <text:p>-6.74648786121E-016</text:p>
              </table:table-cell>
              <table:table-cell office:value-type="float" office:value="633.956940348">
                <text:p>633.956940348</text:p>
              </table:table-cell>
              <table:table-cell office:value-type="float" office:value="2831.40390937">
                <text:p>2831.40390937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633.913306019">
                <text:p>633.913306019</text:p>
              </table:table-cell>
              <table:table-cell office:value-type="float" office:value="7.98944289335E-016">
                <text:p>7.98944289335E-016</text:p>
              </table:table-cell>
              <table:table-cell office:value-type="float" office:value="633.913306019">
                <text:p>633.913306019</text:p>
              </table:table-cell>
              <table:table-cell office:value-type="float" office:value="2900.89149506">
                <text:p>2900.89149506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633.869092791">
                <text:p>633.869092791</text:p>
              </table:table-cell>
              <table:table-cell office:value-type="float" office:value="7.15654742525E-015">
                <text:p>7.15654742525E-015</text:p>
              </table:table-cell>
              <table:table-cell office:value-type="float" office:value="633.869092791">
                <text:p>633.869092791</text:p>
              </table:table-cell>
              <table:table-cell office:value-type="float" office:value="2972.08442718">
                <text:p>2972.0844271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633.824910468">
                <text:p>633.824910468</text:p>
              </table:table-cell>
              <table:table-cell office:value-type="float" office:value="0.0000000000000143583759388">
                <text:p>0.0000000000000143583759388</text:p>
              </table:table-cell>
              <table:table-cell office:value-type="float" office:value="633.824910468">
                <text:p>633.824910468</text:p>
              </table:table-cell>
              <table:table-cell office:value-type="float" office:value="3045.02455791">
                <text:p>3045.02455791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633.78039943">
                <text:p>633.78039943</text:p>
              </table:table-cell>
              <table:table-cell office:value-type="float" office:value="1.65329916119E-015">
                <text:p>1.65329916119E-015</text:p>
              </table:table-cell>
              <table:table-cell office:value-type="float" office:value="633.78039943">
                <text:p>633.78039943</text:p>
              </table:table-cell>
              <table:table-cell office:value-type="float" office:value="3119.75476655">
                <text:p>3119.75476655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633.736308343">
                <text:p>633.736308343</text:p>
              </table:table-cell>
              <table:table-cell office:value-type="float" office:value="6.51940272491E-015">
                <text:p>6.51940272491E-015</text:p>
              </table:table-cell>
              <table:table-cell office:value-type="float" office:value="633.736308343">
                <text:p>633.736308343</text:p>
              </table:table-cell>
              <table:table-cell office:value-type="float" office:value="3196.31898473">
                <text:p>3196.31898473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633.692177479">
                <text:p>633.692177479</text:p>
              </table:table-cell>
              <table:table-cell office:value-type="float" office:value="6.97168606502E-015">
                <text:p>6.97168606502E-015</text:p>
              </table:table-cell>
              <table:table-cell office:value-type="float" office:value="633.692177479">
                <text:p>633.692177479</text:p>
              </table:table-cell>
              <table:table-cell office:value-type="float" office:value="3274.76222223">
                <text:p>3274.76222223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633.6488143">
                <text:p>633.6488143</text:p>
              </table:table-cell>
              <table:table-cell office:value-type="float" office:value="0.0000000000000107013058117">
                <text:p>0.0000000000000107013058117</text:p>
              </table:table-cell>
              <table:table-cell office:value-type="float" office:value="633.6488143">
                <text:p>633.6488143</text:p>
              </table:table-cell>
              <table:table-cell office:value-type="float" office:value="3355.13059348">
                <text:p>3355.13059348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633.605749255">
                <text:p>633.605749255</text:p>
              </table:table-cell>
              <table:table-cell office:value-type="float" office:value="8.85149228748E-015">
                <text:p>8.85149228748E-015</text:p>
              </table:table-cell>
              <table:table-cell office:value-type="float" office:value="633.605749255">
                <text:p>633.605749255</text:p>
              </table:table-cell>
              <table:table-cell office:value-type="float" office:value="3437.47134459">
                <text:p>3437.47134459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633.563656128">
                <text:p>633.563656128</text:p>
              </table:table-cell>
              <table:table-cell office:value-type="float" office:value="-1.28689069206E-015">
                <text:p>-1.28689069206E-015</text:p>
              </table:table-cell>
              <table:table-cell office:value-type="float" office:value="633.563656128">
                <text:p>633.563656128</text:p>
              </table:table-cell>
              <table:table-cell office:value-type="float" office:value="3521.83288122">
                <text:p>3521.83288122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633.522259255">
                <text:p>633.522259255</text:p>
              </table:table-cell>
              <table:table-cell office:value-type="float" office:value="3.11430323289E-015">
                <text:p>3.11430323289E-015</text:p>
              </table:table-cell>
              <table:table-cell office:value-type="float" office:value="633.522259255">
                <text:p>633.522259255</text:p>
              </table:table-cell>
              <table:table-cell office:value-type="float" office:value="3608.26479695">
                <text:p>3608.26479695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633.481889933">
                <text:p>633.481889933</text:p>
              </table:table-cell>
              <table:table-cell office:value-type="float" office:value="9.41052677711E-015">
                <text:p>9.41052677711E-015</text:p>
              </table:table-cell>
              <table:table-cell office:value-type="float" office:value="633.481889933">
                <text:p>633.481889933</text:p>
              </table:table-cell>
              <table:table-cell office:value-type="float" office:value="3696.81790251">
                <text:p>3696.81790251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633.442714415">
                <text:p>633.442714415</text:p>
              </table:table-cell>
              <table:table-cell office:value-type="float" office:value="-8.7551804097E-016">
                <text:p>-8.7551804097E-016</text:p>
              </table:table-cell>
              <table:table-cell office:value-type="float" office:value="633.442714415">
                <text:p>633.442714415</text:p>
              </table:table-cell>
              <table:table-cell office:value-type="float" office:value="3787.54425559">
                <text:p>3787.5442555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345.493400401">
                <text:p>345.493400401</text:p>
              </table:table-cell>
              <table:table-cell office:value-type="float" office:value="-3.51791929954E-015">
                <text:p>-3.51791929954E-015</text:p>
              </table:table-cell>
              <table:table-cell office:value-type="float" office:value="345.493400401">
                <text:p>345.493400401</text:p>
              </table:table-cell>
              <table:table-cell office:value-type="float" office:value="3880.49719145">
                <text:p>3880.497191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